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0.31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x">
      <style:table-properties table:display="true" style:writing-mode="lr-tb"/>
    </style:style>
    <style:style style:name="ta2" style:family="table" style:master-page-name="PageStyle_5f_y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39.4817" calcext:value-type="float">
            <text:p>-39.4817</text:p>
          </table:table-cell>
          <table:table-cell office:value-type="float" office:value="0" calcext:value-type="float">
            <text:p>0</text:p>
          </table:table-cell>
          <table:table-cell office:value-type="float" office:value="-33.1572" calcext:value-type="float">
            <text:p>-33.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6491" calcext:value-type="float">
            <text:p>-6.36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9377" calcext:value-type="float">
            <text:p>-44.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5763" calcext:value-type="float">
            <text:p>-47.576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2.8731" calcext:value-type="float">
            <text:p>-12.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4461" calcext:value-type="float">
            <text:p>-43.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916" calcext:value-type="float">
            <text:p>-36.49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0538" calcext:value-type="float">
            <text:p>-48.0538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0.5202" calcext:value-type="float">
            <text:p>-40.5202</text:p>
          </table:table-cell>
          <table:table-cell office:value-type="float" office:value="0" calcext:value-type="float">
            <text:p>0</text:p>
          </table:table-cell>
          <table:table-cell office:value-type="float" office:value="-31.5982" calcext:value-type="float">
            <text:p>-31.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857" calcext:value-type="float">
            <text:p>-5.1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5507" calcext:value-type="float">
            <text:p>-46.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856" calcext:value-type="float">
            <text:p>-46.18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1.2771" calcext:value-type="float">
            <text:p>-11.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529" calcext:value-type="float">
            <text:p>-41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469" calcext:value-type="float">
            <text:p>-34.84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6848" calcext:value-type="float">
            <text:p>-49.6848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1.5599" calcext:value-type="float">
            <text:p>-41.5599</text:p>
          </table:table-cell>
          <table:table-cell office:value-type="float" office:value="0" calcext:value-type="float">
            <text:p>0</text:p>
          </table:table-cell>
          <table:table-cell office:value-type="float" office:value="-30.0381" calcext:value-type="float">
            <text:p>-30.03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.98751" calcext:value-type="float">
            <text:p>-5.98751</text:p>
          </table:table-cell>
          <table:table-cell office:value-type="float" office:value="0" calcext:value-type="float">
            <text:p>0</text:p>
          </table:table-cell>
          <table:table-cell office:value-type="float" office:value="-48.1776" calcext:value-type="float">
            <text:p>-48.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7913" calcext:value-type="float">
            <text:p>-44.79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9.67897" calcext:value-type="float">
            <text:p>-9.6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5915" calcext:value-type="float">
            <text:p>-39.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2015" calcext:value-type="float">
            <text:p>-33.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3206" calcext:value-type="float">
            <text:p>-51.3206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2.6032" calcext:value-type="float">
            <text:p>-42.6032</text:p>
          </table:table-cell>
          <table:table-cell office:value-type="float" office:value="0" calcext:value-type="float">
            <text:p>0</text:p>
          </table:table-cell>
          <table:table-cell office:value-type="float" office:value="-28.4754" calcext:value-type="float">
            <text:p>-28.47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.74074" calcext:value-type="float">
            <text:p>-7.74074</text:p>
          </table:table-cell>
          <table:table-cell office:value-type="float" office:value="0" calcext:value-type="float">
            <text:p>0</text:p>
          </table:table-cell>
          <table:table-cell office:value-type="float" office:value="-49.8412" calcext:value-type="float">
            <text:p>-49.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87" calcext:value-type="float">
            <text:p>-43.3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.07561" calcext:value-type="float">
            <text:p>-8.0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5939" calcext:value-type="float">
            <text:p>-37.5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5542" calcext:value-type="float">
            <text:p>-31.5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9702" calcext:value-type="float">
            <text:p>-52.9702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3.6397" calcext:value-type="float">
            <text:p>-43.6397</text:p>
          </table:table-cell>
          <table:table-cell office:value-type="float" office:value="0" calcext:value-type="float">
            <text:p>0</text:p>
          </table:table-cell>
          <table:table-cell office:value-type="float" office:value="-26.9097" calcext:value-type="float">
            <text:p>-26.90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9.49691" calcext:value-type="float">
            <text:p>-9.49691</text:p>
          </table:table-cell>
          <table:table-cell office:value-type="float" office:value="0" calcext:value-type="float">
            <text:p>0</text:p>
          </table:table-cell>
          <table:table-cell office:value-type="float" office:value="-51.517" calcext:value-type="float">
            <text:p>-51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789" calcext:value-type="float">
            <text:p>-41.97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.4748" calcext:value-type="float">
            <text:p>-6.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5969" calcext:value-type="float">
            <text:p>-35.5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023" calcext:value-type="float">
            <text:p>-29.90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6272" calcext:value-type="float">
            <text:p>-54.6272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4.6661" calcext:value-type="float">
            <text:p>-44.6661</text:p>
          </table:table-cell>
          <table:table-cell office:value-type="float" office:value="0" calcext:value-type="float">
            <text:p>0</text:p>
          </table:table-cell>
          <table:table-cell office:value-type="float" office:value="-25.3401" calcext:value-type="float">
            <text:p>-25.34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.2571" calcext:value-type="float">
            <text:p>-11.2571</text:p>
          </table:table-cell>
          <table:table-cell office:value-type="float" office:value="0" calcext:value-type="float">
            <text:p>0</text:p>
          </table:table-cell>
          <table:table-cell office:value-type="float" office:value="-53.2106" calcext:value-type="float">
            <text:p>-53.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5647" calcext:value-type="float">
            <text:p>-40.56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3.6007" calcext:value-type="float">
            <text:p>-33.6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438" calcext:value-type="float">
            <text:p>-28.24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2944" calcext:value-type="float">
            <text:p>-56.2944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64.0297" calcext:value-type="float">
            <text:p>-64.029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45.6998" calcext:value-type="float">
            <text:p>-45.6998</text:p>
          </table:table-cell>
          <table:table-cell office:value-type="float" office:value="0" calcext:value-type="float">
            <text:p>0</text:p>
          </table:table-cell>
          <table:table-cell office:value-type="float" office:value="-23.7671" calcext:value-type="float">
            <text:p>-23.76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3.0154" calcext:value-type="float">
            <text:p>-13.0154</text:p>
          </table:table-cell>
          <table:table-cell office:value-type="float" office:value="0" calcext:value-type="float">
            <text:p>0</text:p>
          </table:table-cell>
          <table:table-cell office:value-type="float" office:value="-54.9282" calcext:value-type="float">
            <text:p>-54.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1522" calcext:value-type="float">
            <text:p>-39.15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1.7148" calcext:value-type="float">
            <text:p>-31.7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805" calcext:value-type="float">
            <text:p>-26.58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9531" calcext:value-type="float">
            <text:p>-57.9531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62.6814" calcext:value-type="float">
            <text:p>-62.6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74688" calcext:value-type="float">
            <text:p>-5.746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6.7397" calcext:value-type="float">
            <text:p>-46.7397</text:p>
          </table:table-cell>
          <table:table-cell office:value-type="float" office:value="0" calcext:value-type="float">
            <text:p>0</text:p>
          </table:table-cell>
          <table:table-cell office:value-type="float" office:value="-22.1915" calcext:value-type="float">
            <text:p>-22.19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4.7721" calcext:value-type="float">
            <text:p>-14.7721</text:p>
          </table:table-cell>
          <table:table-cell office:value-type="float" office:value="0" calcext:value-type="float">
            <text:p>0</text:p>
          </table:table-cell>
          <table:table-cell office:value-type="float" office:value="-56.666" calcext:value-type="float">
            <text:p>-56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7412" calcext:value-type="float">
            <text:p>-37.74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9.9216" calcext:value-type="float">
            <text:p>-29.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137" calcext:value-type="float">
            <text:p>-24.9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6051" calcext:value-type="float">
            <text:p>-59.6051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61.3257" calcext:value-type="float">
            <text:p>-61.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8128" calcext:value-type="float">
            <text:p>-5.881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.61325" calcext:value-type="float">
            <text:p>-7.613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7.7862" calcext:value-type="float">
            <text:p>-47.7862</text:p>
          </table:table-cell>
          <table:table-cell office:value-type="float" office:value="0" calcext:value-type="float">
            <text:p>0</text:p>
          </table:table-cell>
          <table:table-cell office:value-type="float" office:value="-20.6248" calcext:value-type="float">
            <text:p>-20.62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.5253" calcext:value-type="float">
            <text:p>-16.5253</text:p>
          </table:table-cell>
          <table:table-cell office:value-type="float" office:value="0" calcext:value-type="float">
            <text:p>0</text:p>
          </table:table-cell>
          <table:table-cell office:value-type="float" office:value="-58.4123" calcext:value-type="float">
            <text:p>-58.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3425" calcext:value-type="float">
            <text:p>-36.34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8.1689" calcext:value-type="float">
            <text:p>-28.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521" calcext:value-type="float">
            <text:p>-23.2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2509" calcext:value-type="float">
            <text:p>-61.2509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9.964" calcext:value-type="float">
            <text:p>-59.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0881" calcext:value-type="float">
            <text:p>-7.708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9.48418" calcext:value-type="float">
            <text:p>-9.484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8.8384" calcext:value-type="float">
            <text:p>-48.8384</text:p>
          </table:table-cell>
          <table:table-cell office:value-type="float" office:value="0" calcext:value-type="float">
            <text:p>0</text:p>
          </table:table-cell>
          <table:table-cell office:value-type="float" office:value="-19.0654" calcext:value-type="float">
            <text:p>-19.06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8.2759" calcext:value-type="float">
            <text:p>-18.2759</text:p>
          </table:table-cell>
          <table:table-cell office:value-type="float" office:value="0" calcext:value-type="float">
            <text:p>0</text:p>
          </table:table-cell>
          <table:table-cell office:value-type="float" office:value="-60.1659" calcext:value-type="float">
            <text:p>-60.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9531" calcext:value-type="float">
            <text:p>-34.95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6.451" calcext:value-type="float">
            <text:p>-26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946" calcext:value-type="float">
            <text:p>-21.59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8919" calcext:value-type="float">
            <text:p>-62.8919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8.6023" calcext:value-type="float">
            <text:p>-58.6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53642" calcext:value-type="float">
            <text:p>-9.536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.3552" calcext:value-type="float">
            <text:p>-11.35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9.8905" calcext:value-type="float">
            <text:p>-49.8905</text:p>
          </table:table-cell>
          <table:table-cell office:value-type="float" office:value="0" calcext:value-type="float">
            <text:p>0</text:p>
          </table:table-cell>
          <table:table-cell office:value-type="float" office:value="-17.5061" calcext:value-type="float">
            <text:p>-17.5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0.019" calcext:value-type="float">
            <text:p>-20.019</text:p>
          </table:table-cell>
          <table:table-cell office:value-type="float" office:value="0" calcext:value-type="float">
            <text:p>0</text:p>
          </table:table-cell>
          <table:table-cell office:value-type="float" office:value="-61.9196" calcext:value-type="float">
            <text:p>-61.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5638" calcext:value-type="float">
            <text:p>-33.56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4.7331" calcext:value-type="float">
            <text:p>-24.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371" calcext:value-type="float">
            <text:p>-19.93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5328" calcext:value-type="float">
            <text:p>-64.5328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7.2451" calcext:value-type="float">
            <text:p>-57.2451</text:p>
          </table:table-cell>
          <table:table-cell office:value-type="float" office:value="-6.43115" calcext:value-type="float">
            <text:p>-6.4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686" calcext:value-type="float">
            <text:p>-11.36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3.2295" calcext:value-type="float">
            <text:p>-13.2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0.9429" calcext:value-type="float">
            <text:p>-50.9429</text:p>
          </table:table-cell>
          <table:table-cell office:value-type="float" office:value="0" calcext:value-type="float">
            <text:p>0</text:p>
          </table:table-cell>
          <table:table-cell office:value-type="float" office:value="-15.9508" calcext:value-type="float">
            <text:p>-15.9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1.4534" calcext:value-type="float">
            <text:p>-21.4534</text:p>
          </table:table-cell>
          <table:table-cell office:value-type="float" office:value="0" calcext:value-type="float">
            <text:p>0</text:p>
          </table:table-cell>
          <table:table-cell office:value-type="float" office:value="-63.6745" calcext:value-type="float">
            <text:p>-63.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1774" calcext:value-type="float">
            <text:p>-32.17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3.02" calcext:value-type="float">
            <text:p>-2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73" calcext:value-type="float">
            <text:p>-18.2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5.8894" calcext:value-type="float">
            <text:p>-55.8894</text:p>
          </table:table-cell>
          <table:table-cell office:value-type="float" office:value="-8.3157" calcext:value-type="float">
            <text:p>-8.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012" calcext:value-type="float">
            <text:p>-13.2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5.1033" calcext:value-type="float">
            <text:p>-15.1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1.9976" calcext:value-type="float">
            <text:p>-51.9976</text:p>
          </table:table-cell>
          <table:table-cell office:value-type="float" office:value="0" calcext:value-type="float">
            <text:p>0</text:p>
          </table:table-cell>
          <table:table-cell office:value-type="float" office:value="-14.3805" calcext:value-type="float">
            <text:p>-14.38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884" calcext:value-type="float">
            <text:p>-22.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919" calcext:value-type="float">
            <text:p>-30.7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6884" calcext:value-type="float">
            <text:p>-6.768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1.3132" calcext:value-type="float">
            <text:p>-21.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003" calcext:value-type="float">
            <text:p>-16.60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4.5406" calcext:value-type="float">
            <text:p>-54.5406</text:p>
          </table:table-cell>
          <table:table-cell office:value-type="float" office:value="-10.1434" calcext:value-type="float">
            <text:p>-10.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357" calcext:value-type="float">
            <text:p>-15.03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.9743" calcext:value-type="float">
            <text:p>-16.9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3.0667" calcext:value-type="float">
            <text:p>-53.0667</text:p>
          </table:table-cell>
          <table:table-cell office:value-type="float" office:value="0" calcext:value-type="float">
            <text:p>0</text:p>
          </table:table-cell>
          <table:table-cell office:value-type="float" office:value="-12.725" calcext:value-type="float">
            <text:p>-12.7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2933" calcext:value-type="float">
            <text:p>-24.2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4134" calcext:value-type="float">
            <text:p>-29.4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72614" calcext:value-type="float">
            <text:p>-8.726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9.6447" calcext:value-type="float">
            <text:p>-19.6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799" calcext:value-type="float">
            <text:p>-14.87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3.1909" calcext:value-type="float">
            <text:p>-53.1909</text:p>
          </table:table-cell>
          <table:table-cell office:value-type="float" office:value="-11.9649" calcext:value-type="float">
            <text:p>-11.9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52" calcext:value-type="float">
            <text:p>-16.8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8.8421" calcext:value-type="float">
            <text:p>-18.84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4.1364" calcext:value-type="float">
            <text:p>-54.1364</text:p>
          </table:table-cell>
          <table:table-cell office:value-type="float" office:value="0" calcext:value-type="float">
            <text:p>0</text:p>
          </table:table-cell>
          <table:table-cell office:value-type="float" office:value="-11.0526" calcext:value-type="float">
            <text:p>-11.0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7098" calcext:value-type="float">
            <text:p>-25.70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0372" calcext:value-type="float">
            <text:p>-28.03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807" calcext:value-type="float">
            <text:p>-10.6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7.9704" calcext:value-type="float">
            <text:p>-17.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371" calcext:value-type="float">
            <text:p>-13.137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1.8348" calcext:value-type="float">
            <text:p>-51.8348</text:p>
          </table:table-cell>
          <table:table-cell office:value-type="float" office:value="-13.7405" calcext:value-type="float">
            <text:p>-13.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296" calcext:value-type="float">
            <text:p>-18.5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0.6853" calcext:value-type="float">
            <text:p>-20.6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5.2117" calcext:value-type="float">
            <text:p>-55.2117</text:p>
          </table:table-cell>
          <table:table-cell office:value-type="float" office:value="0" calcext:value-type="float">
            <text:p>0</text:p>
          </table:table-cell>
          <table:table-cell office:value-type="float" office:value="-9.24637" calcext:value-type="float">
            <text:p>-9.24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3065" calcext:value-type="float">
            <text:p>-5.63065</text:p>
          </table:table-cell>
          <table:table-cell office:value-type="float" office:value="-27.1783" calcext:value-type="float">
            <text:p>-27.1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6799" calcext:value-type="float">
            <text:p>-26.6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6118" calcext:value-type="float">
            <text:p>-12.61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6.2436" calcext:value-type="float">
            <text:p>-16.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241" calcext:value-type="float">
            <text:p>-11.224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0.4796" calcext:value-type="float">
            <text:p>-50.4796</text:p>
          </table:table-cell>
          <table:table-cell office:value-type="float" office:value="-15.4996" calcext:value-type="float">
            <text:p>-15.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891" calcext:value-type="float">
            <text:p>-20.1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4881" calcext:value-type="float">
            <text:p>-22.48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6.2831" calcext:value-type="float">
            <text:p>-56.2831</text:p>
          </table:table-cell>
          <table:table-cell office:value-type="float" office:value="0" calcext:value-type="float">
            <text:p>0</text:p>
          </table:table-cell>
          <table:table-cell office:value-type="float" office:value="-7.44159" calcext:value-type="float">
            <text:p>-7.441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6099" calcext:value-type="float">
            <text:p>-7.66099</text:p>
          </table:table-cell>
          <table:table-cell office:value-type="float" office:value="-28.6492" calcext:value-type="float">
            <text:p>-28.6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3366" calcext:value-type="float">
            <text:p>-25.3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543" calcext:value-type="float">
            <text:p>-14.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4.4834" calcext:value-type="float">
            <text:p>-14.4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1004" calcext:value-type="float">
            <text:p>-9.310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9.1296" calcext:value-type="float">
            <text:p>-49.1296</text:p>
          </table:table-cell>
          <table:table-cell office:value-type="float" office:value="-17.166" calcext:value-type="float">
            <text:p>-17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433" calcext:value-type="float">
            <text:p>-21.74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0483" calcext:value-type="float">
            <text:p>-24.04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7.3356" calcext:value-type="float">
            <text:p>-57.3356</text:p>
          </table:table-cell>
          <table:table-cell office:value-type="float" office:value="0" calcext:value-type="float">
            <text:p>0</text:p>
          </table:table-cell>
          <table:table-cell office:value-type="float" office:value="-5.64513" calcext:value-type="float">
            <text:p>-5.645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68219" calcext:value-type="float">
            <text:p>-9.68219</text:p>
          </table:table-cell>
          <table:table-cell office:value-type="float" office:value="-30.1331" calcext:value-type="float">
            <text:p>-30.1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0634" calcext:value-type="float">
            <text:p>-24.06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4741" calcext:value-type="float">
            <text:p>-16.47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2.5225" calcext:value-type="float">
            <text:p>-12.5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9011" calcext:value-type="float">
            <text:p>-7.390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7.783" calcext:value-type="float">
            <text:p>-47.783</text:p>
          </table:table-cell>
          <table:table-cell office:value-type="float" office:value="-18.8197" calcext:value-type="float">
            <text:p>-18.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924" calcext:value-type="float">
            <text:p>-23.29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6142" calcext:value-type="float">
            <text:p>-25.61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8.3901" calcext:value-type="float">
            <text:p>-58.39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1.7052" calcext:value-type="float">
            <text:p>-11.7052</text:p>
          </table:table-cell>
          <table:table-cell office:value-type="float" office:value="-31.6153" calcext:value-type="float">
            <text:p>-31.6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7968" calcext:value-type="float">
            <text:p>-22.79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3662" calcext:value-type="float">
            <text:p>-18.36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0.5676" calcext:value-type="float">
            <text:p>-10.5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5404" calcext:value-type="float">
            <text:p>-5.454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6.4485" calcext:value-type="float">
            <text:p>-46.4485</text:p>
          </table:table-cell>
          <table:table-cell office:value-type="float" office:value="-20.4275" calcext:value-type="float">
            <text:p>-20.4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232" calcext:value-type="float">
            <text:p>-24.82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2016" calcext:value-type="float">
            <text:p>-27.20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9.4529" calcext:value-type="float">
            <text:p>-59.45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3.7348" calcext:value-type="float">
            <text:p>-13.7348</text:p>
          </table:table-cell>
          <table:table-cell office:value-type="float" office:value="-33.0916" calcext:value-type="float">
            <text:p>-33.0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5572" calcext:value-type="float">
            <text:p>-21.55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111" calcext:value-type="float">
            <text:p>-20.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8.6354" calcext:value-type="float">
            <text:p>-8.63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5.1153" calcext:value-type="float">
            <text:p>-45.1153</text:p>
          </table:table-cell>
          <table:table-cell office:value-type="float" office:value="-22.0301" calcext:value-type="float">
            <text:p>-22.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548" calcext:value-type="float">
            <text:p>-26.35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.7904" calcext:value-type="float">
            <text:p>-28.79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0.5165" calcext:value-type="float">
            <text:p>-60.51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5.7609" calcext:value-type="float">
            <text:p>-15.7609</text:p>
          </table:table-cell>
          <table:table-cell office:value-type="float" office:value="-34.5673" calcext:value-type="float">
            <text:p>-34.56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3041" calcext:value-type="float">
            <text:p>-20.30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377" calcext:value-type="float">
            <text:p>-21.83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.70156" calcext:value-type="float">
            <text:p>-6.701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3.7853" calcext:value-type="float">
            <text:p>-43.7853</text:p>
          </table:table-cell>
          <table:table-cell office:value-type="float" office:value="-23.6194" calcext:value-type="float">
            <text:p>-23.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8884" calcext:value-type="float">
            <text:p>-27.88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3832" calcext:value-type="float">
            <text:p>-30.38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1.5822" calcext:value-type="float">
            <text:p>-61.58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7.7782" calcext:value-type="float">
            <text:p>-17.7782</text:p>
          </table:table-cell>
          <table:table-cell office:value-type="float" office:value="-36.0413" calcext:value-type="float">
            <text:p>-36.0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0193" calcext:value-type="float">
            <text:p>-19.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5149" calcext:value-type="float">
            <text:p>-23.514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2.4642" calcext:value-type="float">
            <text:p>-42.4642</text:p>
          </table:table-cell>
          <table:table-cell office:value-type="float" office:value="-25.2228" calcext:value-type="float">
            <text:p>-25.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4156" calcext:value-type="float">
            <text:p>-29.41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1.9695" calcext:value-type="float">
            <text:p>-31.96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2.6512" calcext:value-type="float">
            <text:p>-62.65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9.7849" calcext:value-type="float">
            <text:p>-19.7849</text:p>
          </table:table-cell>
          <table:table-cell office:value-type="float" office:value="-37.5025" calcext:value-type="float">
            <text:p>-37.5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.7263" calcext:value-type="float">
            <text:p>-17.72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1882" calcext:value-type="float">
            <text:p>-25.188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1.1514" calcext:value-type="float">
            <text:p>-41.1514</text:p>
          </table:table-cell>
          <table:table-cell office:value-type="float" office:value="-26.8412" calcext:value-type="float">
            <text:p>-26.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9361" calcext:value-type="float">
            <text:p>-30.93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5496" calcext:value-type="float">
            <text:p>-33.54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3.7234" calcext:value-type="float">
            <text:p>-63.7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0351" calcext:value-type="float">
            <text:p>-6.10351</text:p>
          </table:table-cell>
          <table:table-cell office:value-type="float" office:value="0" calcext:value-type="float">
            <text:p>0</text:p>
          </table:table-cell>
          <table:table-cell office:value-type="float" office:value="-21.7807" calcext:value-type="float">
            <text:p>-21.7807</text:p>
          </table:table-cell>
          <table:table-cell office:value-type="float" office:value="-38.9502" calcext:value-type="float">
            <text:p>-38.9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.425" calcext:value-type="float">
            <text:p>-16.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8574" calcext:value-type="float">
            <text:p>-26.857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9.8526" calcext:value-type="float">
            <text:p>-39.8526</text:p>
          </table:table-cell>
          <table:table-cell office:value-type="float" office:value="-28.4644" calcext:value-type="float">
            <text:p>-28.4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4629" calcext:value-type="float">
            <text:p>-32.46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1325" calcext:value-type="float">
            <text:p>-35.13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4.8085" calcext:value-type="float">
            <text:p>-64.8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02884" calcext:value-type="float">
            <text:p>-8.02884</text:p>
          </table:table-cell>
          <table:table-cell office:value-type="float" office:value="0" calcext:value-type="float">
            <text:p>0</text:p>
          </table:table-cell>
          <table:table-cell office:value-type="float" office:value="-23.7774" calcext:value-type="float">
            <text:p>-23.7774</text:p>
          </table:table-cell>
          <table:table-cell office:value-type="float" office:value="-40.3862" calcext:value-type="float">
            <text:p>-40.3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1102" calcext:value-type="float">
            <text:p>-15.1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5135" calcext:value-type="float">
            <text:p>-28.513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8.5603" calcext:value-type="float">
            <text:p>-38.5603</text:p>
          </table:table-cell>
          <table:table-cell office:value-type="float" office:value="-30.09" calcext:value-type="float">
            <text:p>-3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9925" calcext:value-type="float">
            <text:p>-33.99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7168" calcext:value-type="float">
            <text:p>-36.71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9.95378" calcext:value-type="float">
            <text:p>-9.95378</text:p>
          </table:table-cell>
          <table:table-cell office:value-type="float" office:value="0" calcext:value-type="float">
            <text:p>0</text:p>
          </table:table-cell>
          <table:table-cell office:value-type="float" office:value="-25.7744" calcext:value-type="float">
            <text:p>-25.7744</text:p>
          </table:table-cell>
          <table:table-cell office:value-type="float" office:value="-41.8163" calcext:value-type="float">
            <text:p>-41.8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7885" calcext:value-type="float">
            <text:p>-13.7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1631" calcext:value-type="float">
            <text:p>-30.163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7.2613" calcext:value-type="float">
            <text:p>-37.2613</text:p>
          </table:table-cell>
          <table:table-cell office:value-type="float" office:value="-31.719" calcext:value-type="float">
            <text:p>-31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5213" calcext:value-type="float">
            <text:p>-35.5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2982" calcext:value-type="float">
            <text:p>-38.29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1.8858" calcext:value-type="float">
            <text:p>-11.8858</text:p>
          </table:table-cell>
          <table:table-cell office:value-type="float" office:value="0" calcext:value-type="float">
            <text:p>0</text:p>
          </table:table-cell>
          <table:table-cell office:value-type="float" office:value="-27.7633" calcext:value-type="float">
            <text:p>-27.7633</text:p>
          </table:table-cell>
          <table:table-cell office:value-type="float" office:value="-43.2613" calcext:value-type="float">
            <text:p>-43.26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4603" calcext:value-type="float">
            <text:p>-12.46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7965" calcext:value-type="float">
            <text:p>-31.796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5.9574" calcext:value-type="float">
            <text:p>-35.9574</text:p>
          </table:table-cell>
          <table:table-cell office:value-type="float" office:value="-33.3508" calcext:value-type="float">
            <text:p>-33.3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0493" calcext:value-type="float">
            <text:p>-37.0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8775" calcext:value-type="float">
            <text:p>-39.877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3.8232" calcext:value-type="float">
            <text:p>-13.8232</text:p>
          </table:table-cell>
          <table:table-cell office:value-type="float" office:value="0" calcext:value-type="float">
            <text:p>0</text:p>
          </table:table-cell>
          <table:table-cell office:value-type="float" office:value="-29.7462" calcext:value-type="float">
            <text:p>-29.7462</text:p>
          </table:table-cell>
          <table:table-cell office:value-type="float" office:value="-44.7185" calcext:value-type="float">
            <text:p>-44.7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1271" calcext:value-type="float">
            <text:p>-11.12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4161" calcext:value-type="float">
            <text:p>-33.416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4.6454" calcext:value-type="float">
            <text:p>-34.6454</text:p>
          </table:table-cell>
          <table:table-cell office:value-type="float" office:value="-34.9774" calcext:value-type="float">
            <text:p>-34.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5583" calcext:value-type="float">
            <text:p>-38.55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4511" calcext:value-type="float">
            <text:p>-41.45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5.7215" calcext:value-type="float">
            <text:p>-15.7215</text:p>
          </table:table-cell>
          <table:table-cell office:value-type="float" office:value="0" calcext:value-type="float">
            <text:p>0</text:p>
          </table:table-cell>
          <table:table-cell office:value-type="float" office:value="-31.7264" calcext:value-type="float">
            <text:p>-31.7264</text:p>
          </table:table-cell>
          <table:table-cell office:value-type="float" office:value="-46.1838" calcext:value-type="float">
            <text:p>-46.18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80127" calcext:value-type="float">
            <text:p>-9.80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045" calcext:value-type="float">
            <text:p>-35.0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3.3291" calcext:value-type="float">
            <text:p>-33.3291</text:p>
          </table:table-cell>
          <table:table-cell office:value-type="float" office:value="-36.6011" calcext:value-type="float">
            <text:p>-36.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569" calcext:value-type="float">
            <text:p>-40.05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0215" calcext:value-type="float">
            <text:p>-43.02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7.5967" calcext:value-type="float">
            <text:p>-17.5967</text:p>
          </table:table-cell>
          <table:table-cell office:value-type="float" office:value="0" calcext:value-type="float">
            <text:p>0</text:p>
          </table:table-cell>
          <table:table-cell office:value-type="float" office:value="-33.7052" calcext:value-type="float">
            <text:p>-33.7052</text:p>
          </table:table-cell>
          <table:table-cell office:value-type="float" office:value="-47.6535" calcext:value-type="float">
            <text:p>-47.6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47981" calcext:value-type="float">
            <text:p>-8.479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6793" calcext:value-type="float">
            <text:p>-36.679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2.011" calcext:value-type="float">
            <text:p>-32.011</text:p>
          </table:table-cell>
          <table:table-cell office:value-type="float" office:value="-38.2256" calcext:value-type="float">
            <text:p>-38.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5535" calcext:value-type="float">
            <text:p>-41.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4.585" calcext:value-type="float">
            <text:p>-44.5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9.4206" calcext:value-type="float">
            <text:p>-19.4206</text:p>
          </table:table-cell>
          <table:table-cell office:value-type="float" office:value="0" calcext:value-type="float">
            <text:p>0</text:p>
          </table:table-cell>
          <table:table-cell office:value-type="float" office:value="-35.6864" calcext:value-type="float">
            <text:p>-35.6864</text:p>
          </table:table-cell>
          <table:table-cell office:value-type="float" office:value="-49.1296" calcext:value-type="float">
            <text:p>-49.1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15737" calcext:value-type="float">
            <text:p>-7.157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3176" calcext:value-type="float">
            <text:p>-38.317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0.6874" calcext:value-type="float">
            <text:p>-30.6874</text:p>
          </table:table-cell>
          <table:table-cell office:value-type="float" office:value="-39.8526" calcext:value-type="float">
            <text:p>-39.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044" calcext:value-type="float">
            <text:p>-43.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0895" calcext:value-type="float">
            <text:p>-5.3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351" calcext:value-type="float">
            <text:p>-46.13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1.0753" calcext:value-type="float">
            <text:p>-21.0753</text:p>
          </table:table-cell>
          <table:table-cell office:value-type="float" office:value="0" calcext:value-type="float">
            <text:p>0</text:p>
          </table:table-cell>
          <table:table-cell office:value-type="float" office:value="-37.675" calcext:value-type="float">
            <text:p>-37.675</text:p>
          </table:table-cell>
          <table:table-cell office:value-type="float" office:value="-50.622" calcext:value-type="float">
            <text:p>-50.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83156" calcext:value-type="float">
            <text:p>-5.83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9686" calcext:value-type="float">
            <text:p>-39.968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9.3631" calcext:value-type="float">
            <text:p>-29.3631</text:p>
          </table:table-cell>
          <table:table-cell office:value-type="float" office:value="-41.4786" calcext:value-type="float">
            <text:p>-41.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5341" calcext:value-type="float">
            <text:p>-44.5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0006" calcext:value-type="float">
            <text:p>-6.4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85" calcext:value-type="float">
            <text:p>-47.6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2.7215" calcext:value-type="float">
            <text:p>-22.7215</text:p>
          </table:table-cell>
          <table:table-cell office:value-type="float" office:value="0" calcext:value-type="float">
            <text:p>0</text:p>
          </table:table-cell>
          <table:table-cell office:value-type="float" office:value="-39.663" calcext:value-type="float">
            <text:p>-39.663</text:p>
          </table:table-cell>
          <table:table-cell office:value-type="float" office:value="-52.1107" calcext:value-type="float">
            <text:p>-52.11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6083" calcext:value-type="float">
            <text:p>-41.608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8.0366" calcext:value-type="float">
            <text:p>-28.0366</text:p>
          </table:table-cell>
          <table:table-cell office:value-type="float" office:value="-43.1023" calcext:value-type="float">
            <text:p>-43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0233" calcext:value-type="float">
            <text:p>-46.0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48218" calcext:value-type="float">
            <text:p>-7.48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2343" calcext:value-type="float">
            <text:p>-49.234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4.3442" calcext:value-type="float">
            <text:p>-24.3442</text:p>
          </table:table-cell>
          <table:table-cell office:value-type="float" office:value="0" calcext:value-type="float">
            <text:p>0</text:p>
          </table:table-cell>
          <table:table-cell office:value-type="float" office:value="-41.6495" calcext:value-type="float">
            <text:p>-41.6495</text:p>
          </table:table-cell>
          <table:table-cell office:value-type="float" office:value="-53.5887" calcext:value-type="float">
            <text:p>-53.58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2169" calcext:value-type="float">
            <text:p>-43.216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6.7091" calcext:value-type="float">
            <text:p>-26.7091</text:p>
          </table:table-cell>
          <table:table-cell office:value-type="float" office:value="-44.7299" calcext:value-type="float">
            <text:p>-44.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5218" calcext:value-type="float">
            <text:p>-47.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5519" calcext:value-type="float">
            <text:p>-8.5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874" calcext:value-type="float">
            <text:p>-50.78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5.979" calcext:value-type="float">
            <text:p>-25.979</text:p>
          </table:table-cell>
          <table:table-cell office:value-type="float" office:value="0" calcext:value-type="float">
            <text:p>0</text:p>
          </table:table-cell>
          <table:table-cell office:value-type="float" office:value="-43.6313" calcext:value-type="float">
            <text:p>-43.6313</text:p>
          </table:table-cell>
          <table:table-cell office:value-type="float" office:value="-55.063" calcext:value-type="float">
            <text:p>-55.0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8176" calcext:value-type="float">
            <text:p>-44.817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5.3794" calcext:value-type="float">
            <text:p>-25.3794</text:p>
          </table:table-cell>
          <table:table-cell office:value-type="float" office:value="-46.3655" calcext:value-type="float">
            <text:p>-46.3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0351" calcext:value-type="float">
            <text:p>-49.0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0972" calcext:value-type="float">
            <text:p>-9.60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3476" calcext:value-type="float">
            <text:p>-52.34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7.6377" calcext:value-type="float">
            <text:p>-27.6377</text:p>
          </table:table-cell>
          <table:table-cell office:value-type="float" office:value="0" calcext:value-type="float">
            <text:p>0</text:p>
          </table:table-cell>
          <table:table-cell office:value-type="float" office:value="-45.6028" calcext:value-type="float">
            <text:p>-45.6028</text:p>
          </table:table-cell>
          <table:table-cell office:value-type="float" office:value="-56.5295" calcext:value-type="float">
            <text:p>-56.5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4027" calcext:value-type="float">
            <text:p>-46.402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6.81441" calcext:value-type="float">
            <text:p>-6.8144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4.0507" calcext:value-type="float">
            <text:p>-24.0507</text:p>
          </table:table-cell>
          <table:table-cell office:value-type="float" office:value="-48.0057" calcext:value-type="float">
            <text:p>-48.0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5559" calcext:value-type="float">
            <text:p>-50.5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872" calcext:value-type="float">
            <text:p>-10.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143" calcext:value-type="float">
            <text:p>-53.914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9.2844" calcext:value-type="float">
            <text:p>-29.2844</text:p>
          </table:table-cell>
          <table:table-cell office:value-type="float" office:value="0" calcext:value-type="float">
            <text:p>0</text:p>
          </table:table-cell>
          <table:table-cell office:value-type="float" office:value="-47.5743" calcext:value-type="float">
            <text:p>-47.5743</text:p>
          </table:table-cell>
          <table:table-cell office:value-type="float" office:value="-58.0022" calcext:value-type="float">
            <text:p>-58.00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9951" calcext:value-type="float">
            <text:p>-47.99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9.45053" calcext:value-type="float">
            <text:p>-9.45053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2.7232" calcext:value-type="float">
            <text:p>-22.7232</text:p>
          </table:table-cell>
          <table:table-cell office:value-type="float" office:value="-49.6513" calcext:value-type="float">
            <text:p>-49.6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0863" calcext:value-type="float">
            <text:p>-52.0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88" calcext:value-type="float">
            <text:p>-11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4899" calcext:value-type="float">
            <text:p>-55.48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0.9155" calcext:value-type="float">
            <text:p>-30.9155</text:p>
          </table:table-cell>
          <table:table-cell office:value-type="float" office:value="0" calcext:value-type="float">
            <text:p>0</text:p>
          </table:table-cell>
          <table:table-cell office:value-type="float" office:value="-49.5456" calcext:value-type="float">
            <text:p>-49.5456</text:p>
          </table:table-cell>
          <table:table-cell office:value-type="float" office:value="-59.4827" calcext:value-type="float">
            <text:p>-59.4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5968" calcext:value-type="float">
            <text:p>-49.596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2.0578" calcext:value-type="float">
            <text:p>-12.0578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1.3973" calcext:value-type="float">
            <text:p>-21.3973</text:p>
          </table:table-cell>
          <table:table-cell office:value-type="float" office:value="-51.3029" calcext:value-type="float">
            <text:p>-51.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6175" calcext:value-type="float">
            <text:p>-53.6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081" calcext:value-type="float">
            <text:p>-12.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0682" calcext:value-type="float">
            <text:p>-57.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.99571" calcext:value-type="float">
            <text:p>-5.995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5588" calcext:value-type="float">
            <text:p>-32.5588</text:p>
          </table:table-cell>
          <table:table-cell office:value-type="float" office:value="0" calcext:value-type="float">
            <text:p>0</text:p>
          </table:table-cell>
          <table:table-cell office:value-type="float" office:value="-51.5073" calcext:value-type="float">
            <text:p>-51.5073</text:p>
          </table:table-cell>
          <table:table-cell office:value-type="float" office:value="-60.9697" calcext:value-type="float">
            <text:p>-60.96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2098" calcext:value-type="float">
            <text:p>-51.20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4.6177" calcext:value-type="float">
            <text:p>-14.6177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0.0722" calcext:value-type="float">
            <text:p>-20.0722</text:p>
          </table:table-cell>
          <table:table-cell office:value-type="float" office:value="-52.9597" calcext:value-type="float">
            <text:p>-52.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1488" calcext:value-type="float">
            <text:p>-55.1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452" calcext:value-type="float">
            <text:p>-14.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6464" calcext:value-type="float">
            <text:p>-58.64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7.76384" calcext:value-type="float">
            <text:p>-7.763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2131" calcext:value-type="float">
            <text:p>-34.2131</text:p>
          </table:table-cell>
          <table:table-cell office:value-type="float" office:value="0" calcext:value-type="float">
            <text:p>0</text:p>
          </table:table-cell>
          <table:table-cell office:value-type="float" office:value="-53.4646" calcext:value-type="float">
            <text:p>-53.4646</text:p>
          </table:table-cell>
          <table:table-cell office:value-type="float" office:value="-62.4596" calcext:value-type="float">
            <text:p>-62.45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8324" calcext:value-type="float">
            <text:p>-52.832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7.1371" calcext:value-type="float">
            <text:p>-17.137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8.7464" calcext:value-type="float">
            <text:p>-18.7464</text:p>
          </table:table-cell>
          <table:table-cell office:value-type="float" office:value="-54.6167" calcext:value-type="float">
            <text:p>-54.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6808" calcext:value-type="float">
            <text:p>-56.6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843" calcext:value-type="float">
            <text:p>-15.1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2251" calcext:value-type="float">
            <text:p>-60.22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9.53221" calcext:value-type="float">
            <text:p>-9.532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8648" calcext:value-type="float">
            <text:p>-35.8648</text:p>
          </table:table-cell>
          <table:table-cell office:value-type="float" office:value="0" calcext:value-type="float">
            <text:p>0</text:p>
          </table:table-cell>
          <table:table-cell office:value-type="float" office:value="-55.4217" calcext:value-type="float">
            <text:p>-55.4217</text:p>
          </table:table-cell>
          <table:table-cell office:value-type="float" office:value="-63.9494" calcext:value-type="float">
            <text:p>-63.94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455" calcext:value-type="float">
            <text:p>-54.45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9.646" calcext:value-type="float">
            <text:p>-19.646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7.4082" calcext:value-type="float">
            <text:p>-17.4082</text:p>
          </table:table-cell>
          <table:table-cell office:value-type="float" office:value="-56.2743" calcext:value-type="float">
            <text:p>-56.2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279" calcext:value-type="float">
            <text:p>-58.2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535" calcext:value-type="float">
            <text:p>-16.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8081" calcext:value-type="float">
            <text:p>-61.80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1.3061" calcext:value-type="float">
            <text:p>-11.3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4782" calcext:value-type="float">
            <text:p>-37.4782</text:p>
          </table:table-cell>
          <table:table-cell office:value-type="float" office:value="0" calcext:value-type="float">
            <text:p>0</text:p>
          </table:table-cell>
          <table:table-cell office:value-type="float" office:value="-57.3754" calcext:value-type="float">
            <text:p>-57.37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6.0794" calcext:value-type="float">
            <text:p>-56.079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1.9178" calcext:value-type="float">
            <text:p>-21.9178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6.0696" calcext:value-type="float">
            <text:p>-16.0696</text:p>
          </table:table-cell>
          <table:table-cell office:value-type="float" office:value="-57.9214" calcext:value-type="float">
            <text:p>-57.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7687" calcext:value-type="float">
            <text:p>-59.7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28" calcext:value-type="float">
            <text:p>-17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3985" calcext:value-type="float">
            <text:p>-63.3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3.0787" calcext:value-type="float">
            <text:p>-13.07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0923" calcext:value-type="float">
            <text:p>-39.0923</text:p>
          </table:table-cell>
          <table:table-cell office:value-type="float" office:value="0" calcext:value-type="float">
            <text:p>0</text:p>
          </table:table-cell>
          <table:table-cell office:value-type="float" office:value="-59.3311" calcext:value-type="float">
            <text:p>-59.33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7.7098" calcext:value-type="float">
            <text:p>-57.70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4.195" calcext:value-type="float">
            <text:p>-24.195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4.7302" calcext:value-type="float">
            <text:p>-14.7302</text:p>
          </table:table-cell>
          <table:table-cell office:value-type="float" office:value="-59.5309" calcext:value-type="float">
            <text:p>-59.5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3078" calcext:value-type="float">
            <text:p>-61.3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203" calcext:value-type="float">
            <text:p>-18.7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905" calcext:value-type="float">
            <text:p>-64.99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4.8511" calcext:value-type="float">
            <text:p>-14.85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.7089" calcext:value-type="float">
            <text:p>-40.7089</text:p>
          </table:table-cell>
          <table:table-cell office:value-type="float" office:value="0" calcext:value-type="float">
            <text:p>0</text:p>
          </table:table-cell>
          <table:table-cell office:value-type="float" office:value="-61.2935" calcext:value-type="float">
            <text:p>-61.29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9.3601" calcext:value-type="float">
            <text:p>-59.36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6.4911" calcext:value-type="float">
            <text:p>-26.491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3.3866" calcext:value-type="float">
            <text:p>-13.3866</text:p>
          </table:table-cell>
          <table:table-cell office:value-type="float" office:value="-61.1387" calcext:value-type="float">
            <text:p>-61.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63" calcext:value-type="float">
            <text:p>-62.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9042" calcext:value-type="float">
            <text:p>-19.9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.4938" calcext:value-type="float">
            <text:p>-16.4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2.3151" calcext:value-type="float">
            <text:p>-42.3151</text:p>
          </table:table-cell>
          <table:table-cell office:value-type="float" office:value="0" calcext:value-type="float">
            <text:p>0</text:p>
          </table:table-cell>
          <table:table-cell office:value-type="float" office:value="-63.2558" calcext:value-type="float">
            <text:p>-63.25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1.0108" calcext:value-type="float">
            <text:p>-61.010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8.783" calcext:value-type="float">
            <text:p>-28.783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2.0288" calcext:value-type="float">
            <text:p>-12.0288</text:p>
          </table:table-cell>
          <table:table-cell office:value-type="float" office:value="-62.7405" calcext:value-type="float">
            <text:p>-62.7405</text:p>
          </table:table-cell>
          <table:table-cell office:value-type="float" office:value="0" calcext:value-type="float">
            <text:p>0</text:p>
          </table:table-cell>
          <table:table-cell office:value-type="float" office:value="-51.8975" calcext:value-type="float">
            <text:p>-51.8975</text:p>
          </table:table-cell>
          <table:table-cell office:value-type="float" office:value="-64.4197" calcext:value-type="float">
            <text:p>-64.4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06" calcext:value-type="float">
            <text:p>-21.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8.1236" calcext:value-type="float">
            <text:p>-18.12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8874" calcext:value-type="float">
            <text:p>-43.88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9.8725" calcext:value-type="float">
            <text:p>-49.8725</text:p>
          </table:table-cell>
          <table:table-cell office:value-type="float" office:value="-62.6616" calcext:value-type="float">
            <text:p>-62.661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31.0602" calcext:value-type="float">
            <text:p>-31.0602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0.6702" calcext:value-type="float">
            <text:p>-10.6702</text:p>
          </table:table-cell>
          <table:table-cell office:value-type="float" office:value="-64.3408" calcext:value-type="float">
            <text:p>-64.3408</text:p>
          </table:table-cell>
          <table:table-cell office:value-type="float" office:value="0" calcext:value-type="float">
            <text:p>0</text:p>
          </table:table-cell>
          <table:table-cell office:value-type="float" office:value="-50.3851" calcext:value-type="float">
            <text:p>-50.3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215" calcext:value-type="float">
            <text:p>-22.2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9.7467" calcext:value-type="float">
            <text:p>-19.74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4638" calcext:value-type="float">
            <text:p>-45.46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8.5397" calcext:value-type="float">
            <text:p>-48.5397</text:p>
          </table:table-cell>
          <table:table-cell office:value-type="float" office:value="-64.3138" calcext:value-type="float">
            <text:p>-64.313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33.3382" calcext:value-type="float">
            <text:p>-33.3382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9.30924" calcext:value-type="float">
            <text:p>-9.3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735" calcext:value-type="float">
            <text:p>-48.8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3655" calcext:value-type="float">
            <text:p>-23.36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1.3362" calcext:value-type="float">
            <text:p>-21.33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7.0607" calcext:value-type="float">
            <text:p>-47.06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7.1966" calcext:value-type="float">
            <text:p>-47.196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5.6189" calcext:value-type="float">
            <text:p>-35.6189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7.94773" calcext:value-type="float">
            <text:p>-7.9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3692" calcext:value-type="float">
            <text:p>-47.3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5163" calcext:value-type="float">
            <text:p>-24.5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0194" calcext:value-type="float">
            <text:p>-53.0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9204" calcext:value-type="float">
            <text:p>-22.92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6564" calcext:value-type="float">
            <text:p>-48.65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5.8554" calcext:value-type="float">
            <text:p>-45.855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7.8943" calcext:value-type="float">
            <text:p>-37.8943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6.58411" calcext:value-type="float">
            <text:p>-6.5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935" calcext:value-type="float">
            <text:p>-45.89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6679" calcext:value-type="float">
            <text:p>-25.6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3181" calcext:value-type="float">
            <text:p>-51.31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4835" calcext:value-type="float">
            <text:p>-24.48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0.2481" calcext:value-type="float">
            <text:p>-50.24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4.5206" calcext:value-type="float">
            <text:p>-44.520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6.18465" calcext:value-type="float">
            <text:p>-6.18465</text:p>
          </table:table-cell>
          <table:table-cell office:value-type="float" office:value="0" calcext:value-type="float">
            <text:p>0</text:p>
          </table:table-cell>
          <table:table-cell office:value-type="float" office:value="-40.1502" calcext:value-type="float">
            <text:p>-40.1502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5.22502" calcext:value-type="float">
            <text:p>-5.2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4202" calcext:value-type="float">
            <text:p>-44.4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8059" calcext:value-type="float">
            <text:p>-26.8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6065" calcext:value-type="float">
            <text:p>-49.60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6.0382" calcext:value-type="float">
            <text:p>-26.0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1.8434" calcext:value-type="float">
            <text:p>-51.84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3.1747" calcext:value-type="float">
            <text:p>-43.17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7.67142" calcext:value-type="float">
            <text:p>-7.67142</text:p>
          </table:table-cell>
          <table:table-cell office:value-type="float" office:value="0" calcext:value-type="float">
            <text:p>0</text:p>
          </table:table-cell>
          <table:table-cell office:value-type="float" office:value="-42.404" calcext:value-type="float">
            <text:p>-42.404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2.9497" calcext:value-type="float">
            <text:p>-42.9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9281" calcext:value-type="float">
            <text:p>-27.9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883" calcext:value-type="float">
            <text:p>-47.8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5826" calcext:value-type="float">
            <text:p>-27.5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3.443" calcext:value-type="float">
            <text:p>-53.4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1.8151" calcext:value-type="float">
            <text:p>-41.815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9.16214" calcext:value-type="float">
            <text:p>-9.16214</text:p>
          </table:table-cell>
          <table:table-cell office:value-type="float" office:value="0" calcext:value-type="float">
            <text:p>0</text:p>
          </table:table-cell>
          <table:table-cell office:value-type="float" office:value="-44.6554" calcext:value-type="float">
            <text:p>-44.6554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1.4386" calcext:value-type="float">
            <text:p>-41.43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0195" calcext:value-type="float">
            <text:p>-29.0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192" calcext:value-type="float">
            <text:p>-46.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091" calcext:value-type="float">
            <text:p>-29.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5.0579" calcext:value-type="float">
            <text:p>-55.05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0.4531" calcext:value-type="float">
            <text:p>-40.453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0.6532" calcext:value-type="float">
            <text:p>-10.6532</text:p>
          </table:table-cell>
          <table:table-cell office:value-type="float" office:value="0" calcext:value-type="float">
            <text:p>0</text:p>
          </table:table-cell>
          <table:table-cell office:value-type="float" office:value="-46.8598" calcext:value-type="float">
            <text:p>-46.8598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9.9003" calcext:value-type="float">
            <text:p>-39.9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09" calcext:value-type="float">
            <text:p>-3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5222" calcext:value-type="float">
            <text:p>-44.5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5754" calcext:value-type="float">
            <text:p>-30.57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6.683" calcext:value-type="float">
            <text:p>-56.6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9.0894" calcext:value-type="float">
            <text:p>-39.089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2.1445" calcext:value-type="float">
            <text:p>-12.1445</text:p>
          </table:table-cell>
          <table:table-cell office:value-type="float" office:value="0" calcext:value-type="float">
            <text:p>0</text:p>
          </table:table-cell>
          <table:table-cell office:value-type="float" office:value="-49.0329" calcext:value-type="float">
            <text:p>-49.0329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8.3457" calcext:value-type="float">
            <text:p>-38.3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0942" calcext:value-type="float">
            <text:p>-31.0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8039" calcext:value-type="float">
            <text:p>-42.8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0428" calcext:value-type="float">
            <text:p>-32.0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8.3091" calcext:value-type="float">
            <text:p>-58.30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7.6911" calcext:value-type="float">
            <text:p>-37.691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3.6309" calcext:value-type="float">
            <text:p>-13.6309</text:p>
          </table:table-cell>
          <table:table-cell office:value-type="float" office:value="0" calcext:value-type="float">
            <text:p>0</text:p>
          </table:table-cell>
          <table:table-cell office:value-type="float" office:value="-51.2182" calcext:value-type="float">
            <text:p>-51.218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6.7855" calcext:value-type="float">
            <text:p>-36.7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0704" calcext:value-type="float">
            <text:p>-32.0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0685" calcext:value-type="float">
            <text:p>-41.06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503" calcext:value-type="float">
            <text:p>-33.5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9.9357" calcext:value-type="float">
            <text:p>-59.93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6.2786" calcext:value-type="float">
            <text:p>-36.27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5.1154" calcext:value-type="float">
            <text:p>-15.1154</text:p>
          </table:table-cell>
          <table:table-cell office:value-type="float" office:value="0" calcext:value-type="float">
            <text:p>0</text:p>
          </table:table-cell>
          <table:table-cell office:value-type="float" office:value="-53.4083" calcext:value-type="float">
            <text:p>-53.4083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5.2263" calcext:value-type="float">
            <text:p>-35.2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0414" calcext:value-type="float">
            <text:p>-33.0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3311" calcext:value-type="float">
            <text:p>-39.3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9615" calcext:value-type="float">
            <text:p>-34.9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22111" calcext:value-type="float">
            <text:p>-5.22111</text:p>
          </table:table-cell>
          <table:table-cell office:value-type="float" office:value="0" calcext:value-type="float">
            <text:p>0</text:p>
          </table:table-cell>
          <table:table-cell office:value-type="float" office:value="-61.5643" calcext:value-type="float">
            <text:p>-61.5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9645" calcext:value-type="float">
            <text:p>-48.9645</text:p>
          </table:table-cell>
          <table:table-cell office:value-type="float" office:value="0" calcext:value-type="float">
            <text:p>0</text:p>
          </table:table-cell>
          <table:table-cell office:value-type="float" office:value="-34.864" calcext:value-type="float">
            <text:p>-34.8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6.5958" calcext:value-type="float">
            <text:p>-16.5958</text:p>
          </table:table-cell>
          <table:table-cell office:value-type="float" office:value="0" calcext:value-type="float">
            <text:p>0</text:p>
          </table:table-cell>
          <table:table-cell office:value-type="float" office:value="-55.5999" calcext:value-type="float">
            <text:p>-55.5999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3.6738" calcext:value-type="float">
            <text:p>-33.6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9902" calcext:value-type="float">
            <text:p>-33.9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5778" calcext:value-type="float">
            <text:p>-37.5778</text:p>
          </table:table-cell>
          <table:table-cell office:value-type="float" office:value="-49.6168" calcext:value-type="float">
            <text:p>-49.6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405" calcext:value-type="float">
            <text:p>-36.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17945" calcext:value-type="float">
            <text:p>-7.17945</text:p>
          </table:table-cell>
          <table:table-cell office:value-type="float" office:value="0" calcext:value-type="float">
            <text:p>0</text:p>
          </table:table-cell>
          <table:table-cell office:value-type="float" office:value="-63.2061" calcext:value-type="float">
            <text:p>-63.20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6825" calcext:value-type="float">
            <text:p>-47.6825</text:p>
          </table:table-cell>
          <table:table-cell office:value-type="float" office:value="0" calcext:value-type="float">
            <text:p>0</text:p>
          </table:table-cell>
          <table:table-cell office:value-type="float" office:value="-33.4322" calcext:value-type="float">
            <text:p>-33.43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8.0491" calcext:value-type="float">
            <text:p>-18.0491</text:p>
          </table:table-cell>
          <table:table-cell office:value-type="float" office:value="0" calcext:value-type="float">
            <text:p>0</text:p>
          </table:table-cell>
          <table:table-cell office:value-type="float" office:value="-57.8035" calcext:value-type="float">
            <text:p>-57.8035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2.1211" calcext:value-type="float">
            <text:p>-32.1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9307" calcext:value-type="float">
            <text:p>-34.9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821" calcext:value-type="float">
            <text:p>-35.821</text:p>
          </table:table-cell>
          <table:table-cell office:value-type="float" office:value="-48.1718" calcext:value-type="float">
            <text:p>-48.17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8485" calcext:value-type="float">
            <text:p>-37.8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13941" calcext:value-type="float">
            <text:p>-9.13941</text:p>
          </table:table-cell>
          <table:table-cell office:value-type="float" office:value="0" calcext:value-type="float">
            <text:p>0</text:p>
          </table:table-cell>
          <table:table-cell office:value-type="float" office:value="-64.8413" calcext:value-type="float">
            <text:p>-64.8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3937" calcext:value-type="float">
            <text:p>-46.3937</text:p>
          </table:table-cell>
          <table:table-cell office:value-type="float" office:value="0" calcext:value-type="float">
            <text:p>0</text:p>
          </table:table-cell>
          <table:table-cell office:value-type="float" office:value="-31.9948" calcext:value-type="float">
            <text:p>-31.99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9.4728" calcext:value-type="float">
            <text:p>-19.4728</text:p>
          </table:table-cell>
          <table:table-cell office:value-type="float" office:value="0" calcext:value-type="float">
            <text:p>0</text:p>
          </table:table-cell>
          <table:table-cell office:value-type="float" office:value="-60.0113" calcext:value-type="float">
            <text:p>-60.0113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0.5677" calcext:value-type="float">
            <text:p>-30.5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8544" calcext:value-type="float">
            <text:p>-35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0573" calcext:value-type="float">
            <text:p>-34.0573</text:p>
          </table:table-cell>
          <table:table-cell office:value-type="float" office:value="-46.7423" calcext:value-type="float">
            <text:p>-46.74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292" calcext:value-type="float">
            <text:p>-39.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1024" calcext:value-type="float">
            <text:p>-11.10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5.0913" calcext:value-type="float">
            <text:p>-45.0913</text:p>
          </table:table-cell>
          <table:table-cell office:value-type="float" office:value="0" calcext:value-type="float">
            <text:p>0</text:p>
          </table:table-cell>
          <table:table-cell office:value-type="float" office:value="-30.5458" calcext:value-type="float">
            <text:p>-30.545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0.8367" calcext:value-type="float">
            <text:p>-20.8367</text:p>
          </table:table-cell>
          <table:table-cell office:value-type="float" office:value="0" calcext:value-type="float">
            <text:p>0</text:p>
          </table:table-cell>
          <table:table-cell office:value-type="float" office:value="-62.2279" calcext:value-type="float">
            <text:p>-62.2279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9.0084" calcext:value-type="float">
            <text:p>-29.0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7375" calcext:value-type="float">
            <text:p>-36.7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2784" calcext:value-type="float">
            <text:p>-32.2784</text:p>
          </table:table-cell>
          <table:table-cell office:value-type="float" office:value="-45.3227" calcext:value-type="float">
            <text:p>-45.32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7339" calcext:value-type="float">
            <text:p>-40.73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0708" calcext:value-type="float">
            <text:p>-13.07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3.7845" calcext:value-type="float">
            <text:p>-43.7845</text:p>
          </table:table-cell>
          <table:table-cell office:value-type="float" office:value="0" calcext:value-type="float">
            <text:p>0</text:p>
          </table:table-cell>
          <table:table-cell office:value-type="float" office:value="-29.0995" calcext:value-type="float">
            <text:p>-29.09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2.1436" calcext:value-type="float">
            <text:p>-22.1436</text:p>
          </table:table-cell>
          <table:table-cell office:value-type="float" office:value="0" calcext:value-type="float">
            <text:p>0</text:p>
          </table:table-cell>
          <table:table-cell office:value-type="float" office:value="-64.4452" calcext:value-type="float">
            <text:p>-64.445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7.4457" calcext:value-type="float">
            <text:p>-27.4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5928" calcext:value-type="float">
            <text:p>-37.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4897" calcext:value-type="float">
            <text:p>-30.4897</text:p>
          </table:table-cell>
          <table:table-cell office:value-type="float" office:value="-43.9098" calcext:value-type="float">
            <text:p>-43.90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1749" calcext:value-type="float">
            <text:p>-42.17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.0433" calcext:value-type="float">
            <text:p>-15.0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2.4747" calcext:value-type="float">
            <text:p>-42.4747</text:p>
          </table:table-cell>
          <table:table-cell office:value-type="float" office:value="0" calcext:value-type="float">
            <text:p>0</text:p>
          </table:table-cell>
          <table:table-cell office:value-type="float" office:value="-27.6546" calcext:value-type="float">
            <text:p>-27.65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3.4119" calcext:value-type="float">
            <text:p>-23.4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5.8584" calcext:value-type="float">
            <text:p>-25.8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4419" calcext:value-type="float">
            <text:p>-38.4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699" calcext:value-type="float">
            <text:p>-28.699</text:p>
          </table:table-cell>
          <table:table-cell office:value-type="float" office:value="-42.4984" calcext:value-type="float">
            <text:p>-42.49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6156" calcext:value-type="float">
            <text:p>-43.6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.9158" calcext:value-type="float">
            <text:p>-16.91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1.136" calcext:value-type="float">
            <text:p>-41.136</text:p>
          </table:table-cell>
          <table:table-cell office:value-type="float" office:value="0" calcext:value-type="float">
            <text:p>0</text:p>
          </table:table-cell>
          <table:table-cell office:value-type="float" office:value="-26.1967" calcext:value-type="float">
            <text:p>-26.19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4.6756" calcext:value-type="float">
            <text:p>-24.6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4.2588" calcext:value-type="float">
            <text:p>-24.2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2891" calcext:value-type="float">
            <text:p>-39.2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075" calcext:value-type="float">
            <text:p>-26.9075</text:p>
          </table:table-cell>
          <table:table-cell office:value-type="float" office:value="-41.0877" calcext:value-type="float">
            <text:p>-41.0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0562" calcext:value-type="float">
            <text:p>-45.05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7413" calcext:value-type="float">
            <text:p>-18.74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9.7827" calcext:value-type="float">
            <text:p>-39.7827</text:p>
          </table:table-cell>
          <table:table-cell office:value-type="float" office:value="0" calcext:value-type="float">
            <text:p>0</text:p>
          </table:table-cell>
          <table:table-cell office:value-type="float" office:value="-24.7327" calcext:value-type="float">
            <text:p>-24.732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5.9371" calcext:value-type="float">
            <text:p>-25.9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2.6596" calcext:value-type="float">
            <text:p>-22.6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1361" calcext:value-type="float">
            <text:p>-40.1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1158" calcext:value-type="float">
            <text:p>-25.1158</text:p>
          </table:table-cell>
          <table:table-cell office:value-type="float" office:value="-39.6766" calcext:value-type="float">
            <text:p>-39.67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4983" calcext:value-type="float">
            <text:p>-46.49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5638" calcext:value-type="float">
            <text:p>-20.56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8.4289" calcext:value-type="float">
            <text:p>-38.4289</text:p>
          </table:table-cell>
          <table:table-cell office:value-type="float" office:value="0" calcext:value-type="float">
            <text:p>0</text:p>
          </table:table-cell>
          <table:table-cell office:value-type="float" office:value="-23.2684" calcext:value-type="float">
            <text:p>-23.268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7.1984" calcext:value-type="float">
            <text:p>-27.1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1.0708" calcext:value-type="float">
            <text:p>-21.0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9757" calcext:value-type="float">
            <text:p>-40.9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3187" calcext:value-type="float">
            <text:p>-23.3187</text:p>
          </table:table-cell>
          <table:table-cell office:value-type="float" office:value="-38.2539" calcext:value-type="float">
            <text:p>-38.25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9722" calcext:value-type="float">
            <text:p>-47.9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2388" calcext:value-type="float">
            <text:p>-22.23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7.06" calcext:value-type="float">
            <text:p>-37.06</text:p>
          </table:table-cell>
          <table:table-cell office:value-type="float" office:value="0" calcext:value-type="float">
            <text:p>0</text:p>
          </table:table-cell>
          <table:table-cell office:value-type="float" office:value="-21.799" calcext:value-type="float">
            <text:p>-21.79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8.4559" calcext:value-type="float">
            <text:p>-28.4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9.4822" calcext:value-type="float">
            <text:p>-19.4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8233" calcext:value-type="float">
            <text:p>-41.8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5194" calcext:value-type="float">
            <text:p>-21.5194</text:p>
          </table:table-cell>
          <table:table-cell office:value-type="float" office:value="-36.828" calcext:value-type="float">
            <text:p>-36.8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4538" calcext:value-type="float">
            <text:p>-49.45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9203" calcext:value-type="float">
            <text:p>-23.92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5.6892" calcext:value-type="float">
            <text:p>-35.6892</text:p>
          </table:table-cell>
          <table:table-cell office:value-type="float" office:value="0" calcext:value-type="float">
            <text:p>0</text:p>
          </table:table-cell>
          <table:table-cell office:value-type="float" office:value="-20.3283" calcext:value-type="float">
            <text:p>-20.32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9.7138" calcext:value-type="float">
            <text:p>-29.7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7.894" calcext:value-type="float">
            <text:p>-17.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6982" calcext:value-type="float">
            <text:p>-42.6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7129" calcext:value-type="float">
            <text:p>-19.7129</text:p>
          </table:table-cell>
          <table:table-cell office:value-type="float" office:value="-35.3911" calcext:value-type="float">
            <text:p>-35.39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96" calcext:value-type="float">
            <text:p>-50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6251" calcext:value-type="float">
            <text:p>-25.62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4.3126" calcext:value-type="float">
            <text:p>-34.3126</text:p>
          </table:table-cell>
          <table:table-cell office:value-type="float" office:value="0" calcext:value-type="float">
            <text:p>0</text:p>
          </table:table-cell>
          <table:table-cell office:value-type="float" office:value="-18.8532" calcext:value-type="float">
            <text:p>-18.85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0.9734" calcext:value-type="float">
            <text:p>-30.9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6.2899" calcext:value-type="float">
            <text:p>-16.2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5766" calcext:value-type="float">
            <text:p>-43.5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9037" calcext:value-type="float">
            <text:p>-17.9037</text:p>
          </table:table-cell>
          <table:table-cell office:value-type="float" office:value="-33.9538" calcext:value-type="float">
            <text:p>-33.9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4643" calcext:value-type="float">
            <text:p>-52.46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3272" calcext:value-type="float">
            <text:p>-27.32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2.9348" calcext:value-type="float">
            <text:p>-32.9348</text:p>
          </table:table-cell>
          <table:table-cell office:value-type="float" office:value="0" calcext:value-type="float">
            <text:p>0</text:p>
          </table:table-cell>
          <table:table-cell office:value-type="float" office:value="-17.3712" calcext:value-type="float">
            <text:p>-17.37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2.2269" calcext:value-type="float">
            <text:p>-32.2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4.6616" calcext:value-type="float">
            <text:p>-14.6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4596" calcext:value-type="float">
            <text:p>-44.4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904" calcext:value-type="float">
            <text:p>-16.0904</text:p>
          </table:table-cell>
          <table:table-cell office:value-type="float" office:value="-32.5156" calcext:value-type="float">
            <text:p>-32.5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9657" calcext:value-type="float">
            <text:p>-53.9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0255" calcext:value-type="float">
            <text:p>-29.02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1.555" calcext:value-type="float">
            <text:p>-31.555</text:p>
          </table:table-cell>
          <table:table-cell office:value-type="float" office:value="0" calcext:value-type="float">
            <text:p>0</text:p>
          </table:table-cell>
          <table:table-cell office:value-type="float" office:value="-15.8785" calcext:value-type="float">
            <text:p>-15.87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.99831" calcext:value-type="float">
            <text:p>-5.998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4713" calcext:value-type="float">
            <text:p>-33.4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2.9385" calcext:value-type="float">
            <text:p>-12.9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3552" calcext:value-type="float">
            <text:p>-45.3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051" calcext:value-type="float">
            <text:p>-14.2051</text:p>
          </table:table-cell>
          <table:table-cell office:value-type="float" office:value="-31.072" calcext:value-type="float">
            <text:p>-31.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4647" calcext:value-type="float">
            <text:p>-55.4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127" calcext:value-type="float">
            <text:p>-30.71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0.1658" calcext:value-type="float">
            <text:p>-30.1658</text:p>
          </table:table-cell>
          <table:table-cell office:value-type="float" office:value="0" calcext:value-type="float">
            <text:p>0</text:p>
          </table:table-cell>
          <table:table-cell office:value-type="float" office:value="-14.3372" calcext:value-type="float">
            <text:p>-14.33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.35193" calcext:value-type="float">
            <text:p>-8.35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7155" calcext:value-type="float">
            <text:p>-34.7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1.0579" calcext:value-type="float">
            <text:p>-11.0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2677" calcext:value-type="float">
            <text:p>-46.2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02" calcext:value-type="float">
            <text:p>-12.202</text:p>
          </table:table-cell>
          <table:table-cell office:value-type="float" office:value="-29.6201" calcext:value-type="float">
            <text:p>-29.6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9601" calcext:value-type="float">
            <text:p>-56.96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3815" calcext:value-type="float">
            <text:p>-32.38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8.7622" calcext:value-type="float">
            <text:p>-28.7622</text:p>
          </table:table-cell>
          <table:table-cell office:value-type="float" office:value="0" calcext:value-type="float">
            <text:p>0</text:p>
          </table:table-cell>
          <table:table-cell office:value-type="float" office:value="-12.7192" calcext:value-type="float">
            <text:p>-12.71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.6994" calcext:value-type="float">
            <text:p>-10.69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9593" calcext:value-type="float">
            <text:p>-35.9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9.16974" calcext:value-type="float">
            <text:p>-9.16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1938" calcext:value-type="float">
            <text:p>-47.1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811" calcext:value-type="float">
            <text:p>-10.1811</text:p>
          </table:table-cell>
          <table:table-cell office:value-type="float" office:value="-28.1606" calcext:value-type="float">
            <text:p>-28.16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4575" calcext:value-type="float">
            <text:p>-58.4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0494" calcext:value-type="float">
            <text:p>-34.04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7.3582" calcext:value-type="float">
            <text:p>-27.3582</text:p>
          </table:table-cell>
          <table:table-cell office:value-type="float" office:value="0" calcext:value-type="float">
            <text:p>0</text:p>
          </table:table-cell>
          <table:table-cell office:value-type="float" office:value="-11.0765" calcext:value-type="float">
            <text:p>-11.07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3.0425" calcext:value-type="float">
            <text:p>-13.0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2003" calcext:value-type="float">
            <text:p>-37.2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7.24662" calcext:value-type="float">
            <text:p>-7.24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1505" calcext:value-type="float">
            <text:p>-48.1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629" calcext:value-type="float">
            <text:p>-8.0629</text:p>
          </table:table-cell>
          <table:table-cell office:value-type="float" office:value="-26.6614" calcext:value-type="float">
            <text:p>-26.66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9671" calcext:value-type="float">
            <text:p>-59.9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7109" calcext:value-type="float">
            <text:p>-35.71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5.9518" calcext:value-type="float">
            <text:p>-25.9518</text:p>
          </table:table-cell>
          <table:table-cell office:value-type="float" office:value="0" calcext:value-type="float">
            <text:p>0</text:p>
          </table:table-cell>
          <table:table-cell office:value-type="float" office:value="-9.33757" calcext:value-type="float">
            <text:p>-9.337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5.357" calcext:value-type="float">
            <text:p>-15.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4322" calcext:value-type="float">
            <text:p>-38.4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5.32252" calcext:value-type="float">
            <text:p>-5.32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1103" calcext:value-type="float">
            <text:p>-49.1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4375" calcext:value-type="float">
            <text:p>-5.94375</text:p>
          </table:table-cell>
          <table:table-cell office:value-type="float" office:value="-25.1616" calcext:value-type="float">
            <text:p>-25.16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4781" calcext:value-type="float">
            <text:p>-61.4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3718" calcext:value-type="float">
            <text:p>-37.37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5446" calcext:value-type="float">
            <text:p>-24.5446</text:p>
          </table:table-cell>
          <table:table-cell office:value-type="float" office:value="0" calcext:value-type="float">
            <text:p>0</text:p>
          </table:table-cell>
          <table:table-cell office:value-type="float" office:value="-7.59771" calcext:value-type="float">
            <text:p>-7.597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7.6542" calcext:value-type="float">
            <text:p>-17.6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6638" calcext:value-type="float">
            <text:p>-39.6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50.1005" calcext:value-type="float">
            <text:p>-50.1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6547" calcext:value-type="float">
            <text:p>-23.65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9962" calcext:value-type="float">
            <text:p>-62.99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0245" calcext:value-type="float">
            <text:p>-39.02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128" calcext:value-type="float">
            <text:p>-23.128</text:p>
          </table:table-cell>
          <table:table-cell office:value-type="float" office:value="0" calcext:value-type="float">
            <text:p>0</text:p>
          </table:table-cell>
          <table:table-cell office:value-type="float" office:value="-5.84423" calcext:value-type="float">
            <text:p>-5.844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9.6677" calcext:value-type="float">
            <text:p>-19.6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8914" calcext:value-type="float">
            <text:p>-40.8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51.0849" calcext:value-type="float">
            <text:p>-51.0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1488" calcext:value-type="float">
            <text:p>-22.1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5141" calcext:value-type="float">
            <text:p>-64.5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6774" calcext:value-type="float">
            <text:p>-40.67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1.7102" calcext:value-type="float">
            <text:p>-21.71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1.6817" calcext:value-type="float">
            <text:p>-21.6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1172" calcext:value-type="float">
            <text:p>-42.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51.9803" calcext:value-type="float">
            <text:p>-51.98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6595" calcext:value-type="float">
            <text:p>-20.65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3336" calcext:value-type="float">
            <text:p>-42.33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0.2752" calcext:value-type="float">
            <text:p>-20.27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3.7053" calcext:value-type="float">
            <text:p>-23.70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3165" calcext:value-type="float">
            <text:p>-43.3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6.44283" calcext:value-type="float">
            <text:p>-6.4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.8721" calcext:value-type="float">
            <text:p>-52.87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167" calcext:value-type="float">
            <text:p>-19.1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9914" calcext:value-type="float">
            <text:p>-43.99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8.8376" calcext:value-type="float">
            <text:p>-18.8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5.7259" calcext:value-type="float">
            <text:p>-25.7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5183" calcext:value-type="float">
            <text:p>-44.5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8.75679" calcext:value-type="float">
            <text:p>-8.756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3.7568" calcext:value-type="float">
            <text:p>-53.7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.6649" calcext:value-type="float">
            <text:p>-17.66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6541" calcext:value-type="float">
            <text:p>-45.65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7.3923" calcext:value-type="float">
            <text:p>-17.39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7.7377" calcext:value-type="float">
            <text:p>-27.73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7272" calcext:value-type="float">
            <text:p>-45.7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1.0727" calcext:value-type="float">
            <text:p>-11.0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4.6577" calcext:value-type="float">
            <text:p>-54.6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.1464" calcext:value-type="float">
            <text:p>-16.14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3156" calcext:value-type="float">
            <text:p>-47.31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5.9093" calcext:value-type="float">
            <text:p>-15.90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9.7481" calcext:value-type="float">
            <text:p>-29.7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9394" calcext:value-type="float">
            <text:p>-46.9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3.3912" calcext:value-type="float">
            <text:p>-13.39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5.573" calcext:value-type="float">
            <text:p>-55.5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6053" calcext:value-type="float">
            <text:p>-14.60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9755" calcext:value-type="float">
            <text:p>-48.97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4.3769" calcext:value-type="float">
            <text:p>-14.37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1.7565" calcext:value-type="float">
            <text:p>-31.75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1561" calcext:value-type="float">
            <text:p>-48.1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5.6931" calcext:value-type="float">
            <text:p>-15.6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6.4878" calcext:value-type="float">
            <text:p>-56.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0397" calcext:value-type="float">
            <text:p>-13.03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6.64948" calcext:value-type="float">
            <text:p>-6.6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634" calcext:value-type="float">
            <text:p>-50.6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2.8182" calcext:value-type="float">
            <text:p>-12.8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3.7649" calcext:value-type="float">
            <text:p>-33.7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3763" calcext:value-type="float">
            <text:p>-49.3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7.8731" calcext:value-type="float">
            <text:p>-17.87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7.4004" calcext:value-type="float">
            <text:p>-57.4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3077" calcext:value-type="float">
            <text:p>-11.30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8.67559" calcext:value-type="float">
            <text:p>-8.6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2816" calcext:value-type="float">
            <text:p>-52.28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4718" calcext:value-type="float">
            <text:p>-64.4718</text:p>
          </table:table-cell>
          <table:table-cell office:value-type="float" office:value="0" calcext:value-type="float">
            <text:p>0</text:p>
          </table:table-cell>
          <table:table-cell office:value-type="float" office:value="-11.0861" calcext:value-type="float">
            <text:p>-11.08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7722" calcext:value-type="float">
            <text:p>-35.77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6145" calcext:value-type="float">
            <text:p>-50.6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9.9684" calcext:value-type="float">
            <text:p>-19.96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8.327" calcext:value-type="float">
            <text:p>-58.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57231" calcext:value-type="float">
            <text:p>-9.572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.7024" calcext:value-type="float">
            <text:p>-10.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269" calcext:value-type="float">
            <text:p>-53.92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1905" calcext:value-type="float">
            <text:p>-62.1905</text:p>
          </table:table-cell>
          <table:table-cell office:value-type="float" office:value="0" calcext:value-type="float">
            <text:p>0</text:p>
          </table:table-cell>
          <table:table-cell office:value-type="float" office:value="-9.35366" calcext:value-type="float">
            <text:p>-9.353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779" calcext:value-type="float">
            <text:p>-37.7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8566" calcext:value-type="float">
            <text:p>-51.85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1.8434" calcext:value-type="float">
            <text:p>-21.84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1.4144" calcext:value-type="float">
            <text:p>-51.4144</text:p>
          </table:table-cell>
          <table:table-cell office:value-type="float" office:value="0" calcext:value-type="float">
            <text:p>0</text:p>
          </table:table-cell>
          <table:table-cell office:value-type="float" office:value="-59.2913" calcext:value-type="float">
            <text:p>-59.29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82839" calcext:value-type="float">
            <text:p>-7.828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2.731" calcext:value-type="float">
            <text:p>-12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5665" calcext:value-type="float">
            <text:p>-55.56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8853" calcext:value-type="float">
            <text:p>-59.8853</text:p>
          </table:table-cell>
          <table:table-cell office:value-type="float" office:value="0" calcext:value-type="float">
            <text:p>0</text:p>
          </table:table-cell>
          <table:table-cell office:value-type="float" office:value="-7.62014" calcext:value-type="float">
            <text:p>-7.620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9.784" calcext:value-type="float">
            <text:p>-39.7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1078" calcext:value-type="float">
            <text:p>-53.1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3.7001" calcext:value-type="float">
            <text:p>-23.7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9.743" calcext:value-type="float">
            <text:p>-49.743</text:p>
          </table:table-cell>
          <table:table-cell office:value-type="float" office:value="0" calcext:value-type="float">
            <text:p>0</text:p>
          </table:table-cell>
          <table:table-cell office:value-type="float" office:value="-60.2434" calcext:value-type="float">
            <text:p>-60.2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08408" calcext:value-type="float">
            <text:p>-6.084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4.7636" calcext:value-type="float">
            <text:p>-14.7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125" calcext:value-type="float">
            <text:p>-57.2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5863" calcext:value-type="float">
            <text:p>-57.5863</text:p>
          </table:table-cell>
          <table:table-cell office:value-type="float" office:value="0" calcext:value-type="float">
            <text:p>0</text:p>
          </table:table-cell>
          <table:table-cell office:value-type="float" office:value="-5.88185" calcext:value-type="float">
            <text:p>-5.881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1.7969" calcext:value-type="float">
            <text:p>-41.79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3654" calcext:value-type="float">
            <text:p>-54.3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5.5125" calcext:value-type="float">
            <text:p>-25.5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0784" calcext:value-type="float">
            <text:p>-48.0784</text:p>
          </table:table-cell>
          <table:table-cell office:value-type="float" office:value="0" calcext:value-type="float">
            <text:p>0</text:p>
          </table:table-cell>
          <table:table-cell office:value-type="float" office:value="-61.1664" calcext:value-type="float">
            <text:p>-61.1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8408" calcext:value-type="float">
            <text:p>-4.284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.8049" calcext:value-type="float">
            <text:p>-16.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729" calcext:value-type="float">
            <text:p>-58.87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3021" calcext:value-type="float">
            <text:p>-55.3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3.8296" calcext:value-type="float">
            <text:p>-43.8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6383" calcext:value-type="float">
            <text:p>-55.6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7.3132" calcext:value-type="float">
            <text:p>-27.31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6.409" calcext:value-type="float">
            <text:p>-46.409</text:p>
          </table:table-cell>
          <table:table-cell office:value-type="float" office:value="0" calcext:value-type="float">
            <text:p>0</text:p>
          </table:table-cell>
          <table:table-cell office:value-type="float" office:value="-62.0927" calcext:value-type="float">
            <text:p>-62.09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8.8425" calcext:value-type="float">
            <text:p>-18.8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5326" calcext:value-type="float">
            <text:p>-60.5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0221" calcext:value-type="float">
            <text:p>-53.02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5.8694" calcext:value-type="float">
            <text:p>-45.8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907" calcext:value-type="float">
            <text:p>-56.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9.0927" calcext:value-type="float">
            <text:p>-29.0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4.7312" calcext:value-type="float">
            <text:p>-44.7312</text:p>
          </table:table-cell>
          <table:table-cell office:value-type="float" office:value="0" calcext:value-type="float">
            <text:p>0</text:p>
          </table:table-cell>
          <table:table-cell office:value-type="float" office:value="-63.0247" calcext:value-type="float">
            <text:p>-63.02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0.8737" calcext:value-type="float">
            <text:p>-20.8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1909" calcext:value-type="float">
            <text:p>-62.19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7497" calcext:value-type="float">
            <text:p>-50.749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7.9223" calcext:value-type="float">
            <text:p>-47.9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1681" calcext:value-type="float">
            <text:p>-58.1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0.8659" calcext:value-type="float">
            <text:p>-30.86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0475" calcext:value-type="float">
            <text:p>-43.0475</text:p>
          </table:table-cell>
          <table:table-cell office:value-type="float" office:value="0" calcext:value-type="float">
            <text:p>0</text:p>
          </table:table-cell>
          <table:table-cell office:value-type="float" office:value="-63.9764" calcext:value-type="float">
            <text:p>-63.97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9038" calcext:value-type="float">
            <text:p>-22.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526" calcext:value-type="float">
            <text:p>-63.85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708" calcext:value-type="float">
            <text:p>-48.47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9.9688" calcext:value-type="float">
            <text:p>-49.96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417" calcext:value-type="float">
            <text:p>-59.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2.6309" calcext:value-type="float">
            <text:p>-32.63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0" calcext:value-type="float">
            <text:p>0</text:p>
          </table:table-cell>
          <table:table-cell office:value-type="float" office:value="-64.9543" calcext:value-type="float">
            <text:p>-64.95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9328" calcext:value-type="float">
            <text:p>-24.93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6.1838" calcext:value-type="float">
            <text:p>-46.18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2.0067" calcext:value-type="float">
            <text:p>-52.0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6495" calcext:value-type="float">
            <text:p>-60.6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4.397" calcext:value-type="float">
            <text:p>-34.3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6457" calcext:value-type="float">
            <text:p>-39.645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6.9632" calcext:value-type="float">
            <text:p>-26.96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3.8938" calcext:value-type="float">
            <text:p>-43.89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4.0382" calcext:value-type="float">
            <text:p>-54.0382</text:p>
          </table:table-cell>
          <table:table-cell office:value-type="float" office:value="0" calcext:value-type="float">
            <text:p>0</text:p>
          </table:table-cell>
          <table:table-cell office:value-type="float" office:value="-53.3999" calcext:value-type="float">
            <text:p>-53.3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8811" calcext:value-type="float">
            <text:p>-61.8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6.1638" calcext:value-type="float">
            <text:p>-36.16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9212" calcext:value-type="float">
            <text:p>-37.92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8.9948" calcext:value-type="float">
            <text:p>-28.99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1.6014" calcext:value-type="float">
            <text:p>-41.6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6.0644" calcext:value-type="float">
            <text:p>-56.0644</text:p>
          </table:table-cell>
          <table:table-cell office:value-type="float" office:value="0" calcext:value-type="float">
            <text:p>0</text:p>
          </table:table-cell>
          <table:table-cell office:value-type="float" office:value="-51.7832" calcext:value-type="float">
            <text:p>-51.7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1119" calcext:value-type="float">
            <text:p>-63.1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7.929" calcext:value-type="float">
            <text:p>-37.9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1888" calcext:value-type="float">
            <text:p>-36.188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1.0076" calcext:value-type="float">
            <text:p>-31.00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9.3154" calcext:value-type="float">
            <text:p>-39.315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8.0919" calcext:value-type="float">
            <text:p>-58.0919</text:p>
          </table:table-cell>
          <table:table-cell office:value-type="float" office:value="0" calcext:value-type="float">
            <text:p>0</text:p>
          </table:table-cell>
          <table:table-cell office:value-type="float" office:value="-50.1634" calcext:value-type="float">
            <text:p>-50.1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3116" calcext:value-type="float">
            <text:p>-64.3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9.6929" calcext:value-type="float">
            <text:p>-39.69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4504" calcext:value-type="float">
            <text:p>-34.45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3.0065" calcext:value-type="float">
            <text:p>-33.00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0346" calcext:value-type="float">
            <text:p>-37.034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60.1205" calcext:value-type="float">
            <text:p>-60.1205</text:p>
          </table:table-cell>
          <table:table-cell office:value-type="float" office:value="0" calcext:value-type="float">
            <text:p>0</text:p>
          </table:table-cell>
          <table:table-cell office:value-type="float" office:value="-48.5413" calcext:value-type="float">
            <text:p>-48.54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1.4364" calcext:value-type="float">
            <text:p>-41.43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7181" calcext:value-type="float">
            <text:p>-32.7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907" calcext:value-type="float">
            <text:p>-48.4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8263" calcext:value-type="float">
            <text:p>-34.82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7557" calcext:value-type="float">
            <text:p>-34.755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62.134" calcext:value-type="float">
            <text:p>-62.134</text:p>
          </table:table-cell>
          <table:table-cell office:value-type="float" office:value="0" calcext:value-type="float">
            <text:p>0</text:p>
          </table:table-cell>
          <table:table-cell office:value-type="float" office:value="-46.9092" calcext:value-type="float">
            <text:p>-46.90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3.1747" calcext:value-type="float">
            <text:p>-43.17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9874" calcext:value-type="float">
            <text:p>-30.98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7665" calcext:value-type="float">
            <text:p>-46.7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603" calcext:value-type="float">
            <text:p>-36.6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2.4773" calcext:value-type="float">
            <text:p>-32.477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64.1436" calcext:value-type="float">
            <text:p>-64.1436</text:p>
          </table:table-cell>
          <table:table-cell office:value-type="float" office:value="0" calcext:value-type="float">
            <text:p>0</text:p>
          </table:table-cell>
          <table:table-cell office:value-type="float" office:value="-45.2749" calcext:value-type="float">
            <text:p>-45.2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4.9101" calcext:value-type="float">
            <text:p>-44.9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2677" calcext:value-type="float">
            <text:p>-29.26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0417" calcext:value-type="float">
            <text:p>-45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3789" calcext:value-type="float">
            <text:p>-38.37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0.1974" calcext:value-type="float">
            <text:p>-30.19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3.6378" calcext:value-type="float">
            <text:p>-43.63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6.6307" calcext:value-type="float">
            <text:p>-46.63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6038" calcext:value-type="float">
            <text:p>-27.60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3137" calcext:value-type="float">
            <text:p>-43.3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149" calcext:value-type="float">
            <text:p>-40.14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7.9082" calcext:value-type="float">
            <text:p>-27.908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3.8882" calcext:value-type="float">
            <text:p>-63.88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9847" calcext:value-type="float">
            <text:p>-41.98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8.3539" calcext:value-type="float">
            <text:p>-48.3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9449" calcext:value-type="float">
            <text:p>-25.94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5872" calcext:value-type="float">
            <text:p>-41.5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9203" calcext:value-type="float">
            <text:p>-41.92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5.6052" calcext:value-type="float">
            <text:p>-25.60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1.3663" calcext:value-type="float">
            <text:p>-61.36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3295" calcext:value-type="float">
            <text:p>-40.32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0.0813" calcext:value-type="float">
            <text:p>-50.08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2943" calcext:value-type="float">
            <text:p>-24.29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8632" calcext:value-type="float">
            <text:p>-39.8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6936" calcext:value-type="float">
            <text:p>-43.69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3.279" calcext:value-type="float">
            <text:p>-23.2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8.8467" calcext:value-type="float">
            <text:p>-58.84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6711" calcext:value-type="float">
            <text:p>-38.6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1.8205" calcext:value-type="float">
            <text:p>-51.8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6396" calcext:value-type="float">
            <text:p>-22.63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1307" calcext:value-type="float">
            <text:p>-38.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4522" calcext:value-type="float">
            <text:p>-45.45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0.8743" calcext:value-type="float">
            <text:p>-20.87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6.3156" calcext:value-type="float">
            <text:p>-56.3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0031" calcext:value-type="float">
            <text:p>-37.00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3.5657" calcext:value-type="float">
            <text:p>-53.56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0.983" calcext:value-type="float">
            <text:p>-20.9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3946" calcext:value-type="float">
            <text:p>-36.3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2036" calcext:value-type="float">
            <text:p>-47.20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8.4281" calcext:value-type="float">
            <text:p>-18.42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3.7787" calcext:value-type="float">
            <text:p>-53.7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3301" calcext:value-type="float">
            <text:p>-35.33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5.3216" calcext:value-type="float">
            <text:p>-55.3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.2734" calcext:value-type="float">
            <text:p>-19.2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4.6472" calcext:value-type="float">
            <text:p>-34.6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9567" calcext:value-type="float">
            <text:p>-48.95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5.9741" calcext:value-type="float">
            <text:p>-15.97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1.2363" calcext:value-type="float">
            <text:p>-51.2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6517" calcext:value-type="float">
            <text:p>-33.65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7.0838" calcext:value-type="float">
            <text:p>-57.08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7.533" calcext:value-type="float">
            <text:p>-17.5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8933" calcext:value-type="float">
            <text:p>-32.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7108" calcext:value-type="float">
            <text:p>-50.71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3.5154" calcext:value-type="float">
            <text:p>-13.5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8.6905" calcext:value-type="float">
            <text:p>-48.6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7" calcext:value-type="float">
            <text:p>-31.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8.8445" calcext:value-type="float">
            <text:p>-58.84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5.7805" calcext:value-type="float">
            <text:p>-15.7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1.1324" calcext:value-type="float">
            <text:p>-31.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664" calcext:value-type="float">
            <text:p>-52.46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1.0578" calcext:value-type="float">
            <text:p>-11.057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6.1439" calcext:value-type="float">
            <text:p>-46.14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2889" calcext:value-type="float">
            <text:p>-30.2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60.5904" calcext:value-type="float">
            <text:p>-60.5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7754" calcext:value-type="float">
            <text:p>-6.57754</text:p>
          </table:table-cell>
          <table:table-cell office:value-type="float" office:value="-13.9227" calcext:value-type="float">
            <text:p>-13.92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3131" calcext:value-type="float">
            <text:p>-29.3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369" calcext:value-type="float">
            <text:p>-54.23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8.61081" calcext:value-type="float">
            <text:p>-8.61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5883" calcext:value-type="float">
            <text:p>-43.5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6147" calcext:value-type="float">
            <text:p>-28.6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62.3388" calcext:value-type="float">
            <text:p>-62.3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6523" calcext:value-type="float">
            <text:p>-8.46523</text:p>
          </table:table-cell>
          <table:table-cell office:value-type="float" office:value="-12.021" calcext:value-type="float">
            <text:p>-12.0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7.4906" calcext:value-type="float">
            <text:p>-27.4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996" calcext:value-type="float">
            <text:p>-55.9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4465" calcext:value-type="float">
            <text:p>-47.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7268" calcext:value-type="float">
            <text:p>-6.172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1.031" calcext:value-type="float">
            <text:p>-41.0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9416" calcext:value-type="float">
            <text:p>-26.94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64.0931" calcext:value-type="float">
            <text:p>-64.0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42" calcext:value-type="float">
            <text:p>-10.342</text:p>
          </table:table-cell>
          <table:table-cell office:value-type="float" office:value="-10.0176" calcext:value-type="float">
            <text:p>-10.01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6603" calcext:value-type="float">
            <text:p>-25.6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7294" calcext:value-type="float">
            <text:p>-57.72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8866" calcext:value-type="float">
            <text:p>-45.8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8542" calcext:value-type="float">
            <text:p>-5.68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4693" calcext:value-type="float">
            <text:p>-38.46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2715" calcext:value-type="float">
            <text:p>-25.2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2.216" calcext:value-type="float">
            <text:p>-12.216</text:p>
          </table:table-cell>
          <table:table-cell office:value-type="float" office:value="-8.01974" calcext:value-type="float">
            <text:p>-8.01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.8253" calcext:value-type="float">
            <text:p>-23.8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4353" calcext:value-type="float">
            <text:p>-59.43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3404" calcext:value-type="float">
            <text:p>-44.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8414" calcext:value-type="float">
            <text:p>-7.584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5.9093" calcext:value-type="float">
            <text:p>-35.90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599" calcext:value-type="float">
            <text:p>-23.5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4.0859" calcext:value-type="float">
            <text:p>-14.0859</text:p>
          </table:table-cell>
          <table:table-cell office:value-type="float" office:value="-6.02999" calcext:value-type="float">
            <text:p>-6.029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1.9829" calcext:value-type="float">
            <text:p>-21.9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1008" calcext:value-type="float">
            <text:p>-61.10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8145" calcext:value-type="float">
            <text:p>-42.8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7465" calcext:value-type="float">
            <text:p>-9.47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3.3517" calcext:value-type="float">
            <text:p>-33.35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9232" calcext:value-type="float">
            <text:p>-21.9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5.8961" calcext:value-type="float">
            <text:p>-15.8961</text:p>
          </table:table-cell>
          <table:table-cell office:value-type="float" office:value="0" calcext:value-type="float">
            <text:p>0</text:p>
          </table:table-cell>
          <table:table-cell office:value-type="float" office:value="-5.28703" calcext:value-type="float">
            <text:p>-5.287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0.1351" calcext:value-type="float">
            <text:p>-20.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7702" calcext:value-type="float">
            <text:p>-62.77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295" calcext:value-type="float">
            <text:p>-41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647" calcext:value-type="float">
            <text:p>-11.36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0.7905" calcext:value-type="float">
            <text:p>-30.7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2456" calcext:value-type="float">
            <text:p>-20.24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7.6169" calcext:value-type="float">
            <text:p>-17.6169</text:p>
          </table:table-cell>
          <table:table-cell office:value-type="float" office:value="0" calcext:value-type="float">
            <text:p>0</text:p>
          </table:table-cell>
          <table:table-cell office:value-type="float" office:value="-7.16811" calcext:value-type="float">
            <text:p>-7.168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8.2797" calcext:value-type="float">
            <text:p>-18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4461" calcext:value-type="float">
            <text:p>-64.4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7849" calcext:value-type="float">
            <text:p>-39.7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542" calcext:value-type="float">
            <text:p>-13.2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8.2243" calcext:value-type="float">
            <text:p>-28.22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5652" calcext:value-type="float">
            <text:p>-18.56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19.2814" calcext:value-type="float">
            <text:p>-19.2814</text:p>
          </table:table-cell>
          <table:table-cell office:value-type="float" office:value="0" calcext:value-type="float">
            <text:p>0</text:p>
          </table:table-cell>
          <table:table-cell office:value-type="float" office:value="-9.0016" calcext:value-type="float">
            <text:p>-9.00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.4218" calcext:value-type="float">
            <text:p>-16.42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8.2655" calcext:value-type="float">
            <text:p>-38.2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835" calcext:value-type="float">
            <text:p>-15.0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6015" calcext:value-type="float">
            <text:p>-25.6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8835" calcext:value-type="float">
            <text:p>-16.88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0.8904" calcext:value-type="float">
            <text:p>-20.8904</text:p>
          </table:table-cell>
          <table:table-cell office:value-type="float" office:value="0" calcext:value-type="float">
            <text:p>0</text:p>
          </table:table-cell>
          <table:table-cell office:value-type="float" office:value="-10.7875" calcext:value-type="float">
            <text:p>-10.78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4.5615" calcext:value-type="float">
            <text:p>-14.56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6.7368" calcext:value-type="float">
            <text:p>-36.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8559" calcext:value-type="float">
            <text:p>-16.85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2.9241" calcext:value-type="float">
            <text:p>-22.92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2007" calcext:value-type="float">
            <text:p>-15.20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2.5012" calcext:value-type="float">
            <text:p>-22.5012</text:p>
          </table:table-cell>
          <table:table-cell office:value-type="float" office:value="0" calcext:value-type="float">
            <text:p>0</text:p>
          </table:table-cell>
          <table:table-cell office:value-type="float" office:value="-12.607" calcext:value-type="float">
            <text:p>-12.6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2.6211" calcext:value-type="float">
            <text:p>-12.62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5.2013" calcext:value-type="float">
            <text:p>-35.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5444" calcext:value-type="float">
            <text:p>-18.54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4.5353" calcext:value-type="float">
            <text:p>-54.5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564" calcext:value-type="float">
            <text:p>-20.25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3929" calcext:value-type="float">
            <text:p>-13.3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4.1132" calcext:value-type="float">
            <text:p>-24.1132</text:p>
          </table:table-cell>
          <table:table-cell office:value-type="float" office:value="0" calcext:value-type="float">
            <text:p>0</text:p>
          </table:table-cell>
          <table:table-cell office:value-type="float" office:value="-14.4526" calcext:value-type="float">
            <text:p>-14.4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0.6206" calcext:value-type="float">
            <text:p>-10.62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3.6606" calcext:value-type="float">
            <text:p>-33.6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17" calcext:value-type="float">
            <text:p>-20.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2.7175" calcext:value-type="float">
            <text:p>-52.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96" calcext:value-type="float">
            <text:p>-17.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4951" calcext:value-type="float">
            <text:p>-11.49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5.7284" calcext:value-type="float">
            <text:p>-25.72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.53569" calcext:value-type="float">
            <text:p>-8.535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2.1127" calcext:value-type="float">
            <text:p>-32.1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7949" calcext:value-type="float">
            <text:p>-21.79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0.8964" calcext:value-type="float">
            <text:p>-50.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627" calcext:value-type="float">
            <text:p>-14.96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53255" calcext:value-type="float">
            <text:p>-9.532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7.3454" calcext:value-type="float">
            <text:p>-27.34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.40197" calcext:value-type="float">
            <text:p>-6.401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0.5607" calcext:value-type="float">
            <text:p>-30.5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4196" calcext:value-type="float">
            <text:p>-23.41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9.0732" calcext:value-type="float">
            <text:p>-49.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456" calcext:value-type="float">
            <text:p>-12.3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3066" calcext:value-type="float">
            <text:p>-7.530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8.9598" calcext:value-type="float">
            <text:p>-28.959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9.0442" calcext:value-type="float">
            <text:p>-29.0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0493" calcext:value-type="float">
            <text:p>-25.04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7.2531" calcext:value-type="float">
            <text:p>-47.2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8064" calcext:value-type="float">
            <text:p>-9.78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2861" calcext:value-type="float">
            <text:p>-5.528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0.5728" calcext:value-type="float">
            <text:p>-30.57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7.5454" calcext:value-type="float">
            <text:p>-27.5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6815" calcext:value-type="float">
            <text:p>-26.68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5.4347" calcext:value-type="float">
            <text:p>-45.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4167" calcext:value-type="float">
            <text:p>-7.241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2.2017" calcext:value-type="float">
            <text:p>-32.20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.9854" calcext:value-type="float">
            <text:p>-5.98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6.0907" calcext:value-type="float">
            <text:p>-26.0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3112" calcext:value-type="float">
            <text:p>-28.3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3.6172" calcext:value-type="float">
            <text:p>-43.617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3.8397" calcext:value-type="float">
            <text:p>-33.83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.8055" calcext:value-type="float">
            <text:p>-7.80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4.6613" calcext:value-type="float">
            <text:p>-24.6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9394" calcext:value-type="float">
            <text:p>-29.9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1.8002" calcext:value-type="float">
            <text:p>-41.800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5.4782" calcext:value-type="float">
            <text:p>-35.47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.59619" calcext:value-type="float">
            <text:p>-9.596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3.24" calcext:value-type="float">
            <text:p>-2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5684" calcext:value-type="float">
            <text:p>-31.56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9.9854" calcext:value-type="float">
            <text:p>-39.985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7.117" calcext:value-type="float">
            <text:p>-37.1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1.3692" calcext:value-type="float">
            <text:p>-11.36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1.8241" calcext:value-type="float">
            <text:p>-21.8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1977" calcext:value-type="float">
            <text:p>-33.19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.172" calcext:value-type="float">
            <text:p>-38.17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8.7565" calcext:value-type="float">
            <text:p>-38.75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3.1362" calcext:value-type="float">
            <text:p>-13.13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0.4071" calcext:value-type="float">
            <text:p>-20.4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8264" calcext:value-type="float">
            <text:p>-34.82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6.3576" calcext:value-type="float">
            <text:p>-36.357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0.4027" calcext:value-type="float">
            <text:p>-40.40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4.8417" calcext:value-type="float">
            <text:p>-14.841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8.9799" calcext:value-type="float">
            <text:p>-18.9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4482" calcext:value-type="float">
            <text:p>-36.4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4.5304" calcext:value-type="float">
            <text:p>-34.530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2.0446" calcext:value-type="float">
            <text:p>-42.04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6.5788" calcext:value-type="float">
            <text:p>-16.57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7.5554" calcext:value-type="float">
            <text:p>-17.5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0695" calcext:value-type="float">
            <text:p>-38.06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2.703" calcext:value-type="float">
            <text:p>-32.70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3.6748" calcext:value-type="float">
            <text:p>-43.67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8.4091" calcext:value-type="float">
            <text:p>-18.40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6.1381" calcext:value-type="float">
            <text:p>-16.1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6896" calcext:value-type="float">
            <text:p>-39.68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0.8745" calcext:value-type="float">
            <text:p>-30.87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5.3082" calcext:value-type="float">
            <text:p>-45.30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0.2511" calcext:value-type="float">
            <text:p>-20.25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4.6781" calcext:value-type="float">
            <text:p>-14.6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3141" calcext:value-type="float">
            <text:p>-41.31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9.0451" calcext:value-type="float">
            <text:p>-29.045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6.9491" calcext:value-type="float">
            <text:p>-46.94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1177" calcext:value-type="float">
            <text:p>-22.1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3.1208" calcext:value-type="float">
            <text:p>-13.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9485" calcext:value-type="float">
            <text:p>-42.94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7.2135" calcext:value-type="float">
            <text:p>-27.213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8.582" calcext:value-type="float">
            <text:p>-48.5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9866" calcext:value-type="float">
            <text:p>-23.98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1.5244" calcext:value-type="float">
            <text:p>-11.5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5776" calcext:value-type="float">
            <text:p>-44.57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5.3826" calcext:value-type="float">
            <text:p>-25.382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0.2013" calcext:value-type="float">
            <text:p>-50.20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5.8598" calcext:value-type="float">
            <text:p>-25.85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9.85382" calcext:value-type="float">
            <text:p>-9.85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1965" calcext:value-type="float">
            <text:p>-46.19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5528" calcext:value-type="float">
            <text:p>-23.552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1.8283" calcext:value-type="float">
            <text:p>-51.82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7.7309" calcext:value-type="float">
            <text:p>-27.730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8.18459" calcext:value-type="float">
            <text:p>-8.18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8256" calcext:value-type="float">
            <text:p>-47.8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1.7263" calcext:value-type="float">
            <text:p>-21.726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3.4643" calcext:value-type="float">
            <text:p>-53.46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9.5994" calcext:value-type="float">
            <text:p>-29.599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6.51739" calcext:value-type="float">
            <text:p>-6.51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4696" calcext:value-type="float">
            <text:p>-49.46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9.9042" calcext:value-type="float">
            <text:p>-19.904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5.1068" calcext:value-type="float">
            <text:p>-55.10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1.4689" calcext:value-type="float">
            <text:p>-31.468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1.115" calcext:value-type="float">
            <text:p>-51.115</text:p>
          </table:table-cell>
          <table:table-cell office:value-type="float" office:value="0" calcext:value-type="float">
            <text:p>0</text:p>
          </table:table-cell>
          <table:table-cell office:value-type="float" office:value="-45.6007" calcext:value-type="float">
            <text:p>-45.6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0827" calcext:value-type="float">
            <text:p>-18.082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6.7568" calcext:value-type="float">
            <text:p>-56.75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3.3396" calcext:value-type="float">
            <text:p>-33.33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2.7618" calcext:value-type="float">
            <text:p>-52.7618</text:p>
          </table:table-cell>
          <table:table-cell office:value-type="float" office:value="0" calcext:value-type="float">
            <text:p>0</text:p>
          </table:table-cell>
          <table:table-cell office:value-type="float" office:value="-43.1413" calcext:value-type="float">
            <text:p>-43.14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262" calcext:value-type="float">
            <text:p>-16.26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8.4027" calcext:value-type="float">
            <text:p>-58.40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5.2216" calcext:value-type="float">
            <text:p>-35.22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4.415" calcext:value-type="float">
            <text:p>-54.415</text:p>
          </table:table-cell>
          <table:table-cell office:value-type="float" office:value="0" calcext:value-type="float">
            <text:p>0</text:p>
          </table:table-cell>
          <table:table-cell office:value-type="float" office:value="-40.6876" calcext:value-type="float">
            <text:p>-40.68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3465" calcext:value-type="float">
            <text:p>-14.346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60.044" calcext:value-type="float">
            <text:p>-60.0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7.1157" calcext:value-type="float">
            <text:p>-37.115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6.0753" calcext:value-type="float">
            <text:p>-56.0753</text:p>
          </table:table-cell>
          <table:table-cell office:value-type="float" office:value="0" calcext:value-type="float">
            <text:p>0</text:p>
          </table:table-cell>
          <table:table-cell office:value-type="float" office:value="-38.2402" calcext:value-type="float">
            <text:p>-38.24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3216" calcext:value-type="float">
            <text:p>-12.321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61.6879" calcext:value-type="float">
            <text:p>-61.68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9.0243" calcext:value-type="float">
            <text:p>-39.024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7.7381" calcext:value-type="float">
            <text:p>-57.7381</text:p>
          </table:table-cell>
          <table:table-cell office:value-type="float" office:value="0" calcext:value-type="float">
            <text:p>0</text:p>
          </table:table-cell>
          <table:table-cell office:value-type="float" office:value="-35.7944" calcext:value-type="float">
            <text:p>-35.79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2806" calcext:value-type="float">
            <text:p>-10.280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63.3335" calcext:value-type="float">
            <text:p>-63.33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0.9432" calcext:value-type="float">
            <text:p>-40.94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9.4029" calcext:value-type="float">
            <text:p>-59.4029</text:p>
          </table:table-cell>
          <table:table-cell office:value-type="float" office:value="0" calcext:value-type="float">
            <text:p>0</text:p>
          </table:table-cell>
          <table:table-cell office:value-type="float" office:value="-33.3498" calcext:value-type="float">
            <text:p>-33.34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2278" calcext:value-type="float">
            <text:p>-8.227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64.9831" calcext:value-type="float">
            <text:p>-64.98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2.8511" calcext:value-type="float">
            <text:p>-42.851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61.073" calcext:value-type="float">
            <text:p>-61.073</text:p>
          </table:table-cell>
          <table:table-cell office:value-type="float" office:value="0" calcext:value-type="float">
            <text:p>0</text:p>
          </table:table-cell>
          <table:table-cell office:value-type="float" office:value="-30.8895" calcext:value-type="float">
            <text:p>-30.88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7715" calcext:value-type="float">
            <text:p>-6.1771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44.7533" calcext:value-type="float">
            <text:p>-44.75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62.746" calcext:value-type="float">
            <text:p>-62.746</text:p>
          </table:table-cell>
          <table:table-cell office:value-type="float" office:value="0" calcext:value-type="float">
            <text:p>0</text:p>
          </table:table-cell>
          <table:table-cell office:value-type="float" office:value="-28.4203" calcext:value-type="float">
            <text:p>-28.420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46.6513" calcext:value-type="float">
            <text:p>-46.65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64.4121" calcext:value-type="float">
            <text:p>-64.4121</text:p>
          </table:table-cell>
          <table:table-cell office:value-type="float" office:value="0" calcext:value-type="float">
            <text:p>0</text:p>
          </table:table-cell>
          <table:table-cell office:value-type="float" office:value="-25.9519" calcext:value-type="float">
            <text:p>-25.9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116" calcext:value-type="float">
            <text:p>-13.411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48.5484" calcext:value-type="float">
            <text:p>-48.548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3.4838" calcext:value-type="float">
            <text:p>-23.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785" calcext:value-type="float">
            <text:p>-12.178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0.4448" calcext:value-type="float">
            <text:p>-50.44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1.0135" calcext:value-type="float">
            <text:p>-21.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414" calcext:value-type="float">
            <text:p>-10.9414</text:p>
          </table:table-cell>
          <table:table-cell office:value-type="float" office:value="-48.804" calcext:value-type="float">
            <text:p>-48.80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2.34" calcext:value-type="float">
            <text:p>-52.3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18.5395" calcext:value-type="float">
            <text:p>-18.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-46.394" calcext:value-type="float">
            <text:p>-46.39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4.2345" calcext:value-type="float">
            <text:p>-54.23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16.0659" calcext:value-type="float">
            <text:p>-16.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5391" calcext:value-type="float">
            <text:p>-8.45391</text:p>
          </table:table-cell>
          <table:table-cell office:value-type="float" office:value="-43.9849" calcext:value-type="float">
            <text:p>-43.984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6.1148" calcext:value-type="float">
            <text:p>-56.11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13.601" calcext:value-type="float">
            <text:p>-13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0151" calcext:value-type="float">
            <text:p>-7.20151</text:p>
          </table:table-cell>
          <table:table-cell office:value-type="float" office:value="-41.6033" calcext:value-type="float">
            <text:p>-41.603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7.9494" calcext:value-type="float">
            <text:p>-57.949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11.1436" calcext:value-type="float">
            <text:p>-11.1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5" calcext:value-type="float">
            <text:p>-5.95</text:p>
          </table:table-cell>
          <table:table-cell office:value-type="float" office:value="-39.2208" calcext:value-type="float">
            <text:p>-39.220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59.5818" calcext:value-type="float">
            <text:p>-59.58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8.71648" calcext:value-type="float">
            <text:p>-8.7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835" calcext:value-type="float">
            <text:p>-36.83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60.9258" calcext:value-type="float">
            <text:p>-60.925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6.33779" calcext:value-type="float">
            <text:p>-6.33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4436" calcext:value-type="float">
            <text:p>-34.443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61.6649" calcext:value-type="float">
            <text:p>-61.664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32.0399" calcext:value-type="float">
            <text:p>-32.039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62.4099" calcext:value-type="float">
            <text:p>-62.409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9.6555" calcext:value-type="float">
            <text:p>-29.655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63.1677" calcext:value-type="float">
            <text:p>-63.167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7.3131" calcext:value-type="float">
            <text:p>-27.313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64.1881" calcext:value-type="float">
            <text:p>-64.188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4.9921" calcext:value-type="float">
            <text:p>-24.992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-22.6929" calcext:value-type="float">
            <text:p>-22.692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71111" calcext:value-type="float">
            <text:p>-6.7111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20.3879" calcext:value-type="float">
            <text:p>-20.387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0227" calcext:value-type="float">
            <text:p>-8.6022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18.0804" calcext:value-type="float">
            <text:p>-18.08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9962" calcext:value-type="float">
            <text:p>-49.9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.6137" calcext:value-type="float">
            <text:p>-5.6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4975" calcext:value-type="float">
            <text:p>-10.497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15.6684" calcext:value-type="float">
            <text:p>-15.6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3847" calcext:value-type="float">
            <text:p>-48.38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8.10009" calcext:value-type="float">
            <text:p>-8.10009</text:p>
          </table:table-cell>
          <table:table-cell office:value-type="float" office:value="-7.11549" calcext:value-type="float">
            <text:p>-7.11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.3958" calcext:value-type="float">
            <text:p>-12.395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13.1728" calcext:value-type="float">
            <text:p>-13.17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7776" calcext:value-type="float">
            <text:p>-46.77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.2993" calcext:value-type="float">
            <text:p>-11.2993</text:p>
          </table:table-cell>
          <table:table-cell office:value-type="float" office:value="-8.62351" calcext:value-type="float">
            <text:p>-8.623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.2914" calcext:value-type="float">
            <text:p>-14.2914</text:p>
          </table:table-cell>
          <table:table-cell office:value-type="float" office:value="-6.85256" calcext:value-type="float">
            <text:p>-6.852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2.7694" calcext:value-type="float">
            <text:p>-62.7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3662" calcext:value-type="float">
            <text:p>-63.36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10.6637" calcext:value-type="float">
            <text:p>-10.6637</text:p>
          </table:table-cell>
          <table:table-cell office:value-type="float" office:value="-46.0738" calcext:value-type="float">
            <text:p>-46.0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1708" calcext:value-type="float">
            <text:p>-45.1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4.4964" calcext:value-type="float">
            <text:p>-14.4964</text:p>
          </table:table-cell>
          <table:table-cell office:value-type="float" office:value="-10.132" calcext:value-type="float">
            <text:p>-10.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1225" calcext:value-type="float">
            <text:p>-16.1225</text:p>
          </table:table-cell>
          <table:table-cell office:value-type="float" office:value="-9.44194" calcext:value-type="float">
            <text:p>-9.441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0.5169" calcext:value-type="float">
            <text:p>-60.5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1.6604" calcext:value-type="float">
            <text:p>-61.660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7.92752" calcext:value-type="float">
            <text:p>-7.92752</text:p>
          </table:table-cell>
          <table:table-cell office:value-type="float" office:value="-44.8885" calcext:value-type="float">
            <text:p>-44.8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5721" calcext:value-type="float">
            <text:p>-43.57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7.653" calcext:value-type="float">
            <text:p>-17.653</text:p>
          </table:table-cell>
          <table:table-cell office:value-type="float" office:value="-11.6484" calcext:value-type="float">
            <text:p>-11.64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.9231" calcext:value-type="float">
            <text:p>-17.9231</text:p>
          </table:table-cell>
          <table:table-cell office:value-type="float" office:value="-12.0222" calcext:value-type="float">
            <text:p>-12.02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8.2846" calcext:value-type="float">
            <text:p>-58.2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9.95" calcext:value-type="float">
            <text:p>-59.9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5.18954" calcext:value-type="float">
            <text:p>-5.18954</text:p>
          </table:table-cell>
          <table:table-cell office:value-type="float" office:value="-43.7053" calcext:value-type="float">
            <text:p>-43.7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9716" calcext:value-type="float">
            <text:p>-41.97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0.7327" calcext:value-type="float">
            <text:p>-20.7327</text:p>
          </table:table-cell>
          <table:table-cell office:value-type="float" office:value="-13.1618" calcext:value-type="float">
            <text:p>-13.1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6413" calcext:value-type="float">
            <text:p>-19.6413</text:p>
          </table:table-cell>
          <table:table-cell office:value-type="float" office:value="-14.5746" calcext:value-type="float">
            <text:p>-14.57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6.0515" calcext:value-type="float">
            <text:p>-56.0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8.2292" calcext:value-type="float">
            <text:p>-58.229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42.5289" calcext:value-type="float">
            <text:p>-42.5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3663" calcext:value-type="float">
            <text:p>-40.36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5857" calcext:value-type="float">
            <text:p>-23.5857</text:p>
          </table:table-cell>
          <table:table-cell office:value-type="float" office:value="-14.6664" calcext:value-type="float">
            <text:p>-14.66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1.3376" calcext:value-type="float">
            <text:p>-21.3376</text:p>
          </table:table-cell>
          <table:table-cell office:value-type="float" office:value="-17.1201" calcext:value-type="float">
            <text:p>-17.12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3.8161" calcext:value-type="float">
            <text:p>-53.8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5114" calcext:value-type="float">
            <text:p>-56.511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41.3581" calcext:value-type="float">
            <text:p>-41.3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7626" calcext:value-type="float">
            <text:p>-38.76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6.4761" calcext:value-type="float">
            <text:p>-26.4761</text:p>
          </table:table-cell>
          <table:table-cell office:value-type="float" office:value="-16.1719" calcext:value-type="float">
            <text:p>-16.17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.9967" calcext:value-type="float">
            <text:p>-22.9967</text:p>
          </table:table-cell>
          <table:table-cell office:value-type="float" office:value="-19.6526" calcext:value-type="float">
            <text:p>-19.65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1.5765" calcext:value-type="float">
            <text:p>-51.5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7986" calcext:value-type="float">
            <text:p>-54.798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40.1979" calcext:value-type="float">
            <text:p>-40.1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1615" calcext:value-type="float">
            <text:p>-37.16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4341" calcext:value-type="float">
            <text:p>-29.4341</text:p>
          </table:table-cell>
          <table:table-cell office:value-type="float" office:value="-17.6788" calcext:value-type="float">
            <text:p>-17.67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.6585" calcext:value-type="float">
            <text:p>-24.6585</text:p>
          </table:table-cell>
          <table:table-cell office:value-type="float" office:value="-22.1904" calcext:value-type="float">
            <text:p>-22.1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72009" calcext:value-type="float">
            <text:p>-6.720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9.3295" calcext:value-type="float">
            <text:p>-49.3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0834" calcext:value-type="float">
            <text:p>-53.083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39.0513" calcext:value-type="float">
            <text:p>-39.0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5554" calcext:value-type="float">
            <text:p>-35.55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5127" calcext:value-type="float">
            <text:p>-32.5127</text:p>
          </table:table-cell>
          <table:table-cell office:value-type="float" office:value="-19.163" calcext:value-type="float">
            <text:p>-19.1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3237" calcext:value-type="float">
            <text:p>-26.3237</text:p>
          </table:table-cell>
          <table:table-cell office:value-type="float" office:value="-24.7348" calcext:value-type="float">
            <text:p>-24.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9284" calcext:value-type="float">
            <text:p>-9.492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7.0809" calcext:value-type="float">
            <text:p>-47.08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365" calcext:value-type="float">
            <text:p>-51.36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37.9225" calcext:value-type="float">
            <text:p>-37.9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9428" calcext:value-type="float">
            <text:p>-33.9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7487" calcext:value-type="float">
            <text:p>-35.7487</text:p>
          </table:table-cell>
          <table:table-cell office:value-type="float" office:value="-20.6198" calcext:value-type="float">
            <text:p>-20.61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.0759" calcext:value-type="float">
            <text:p>-28.0759</text:p>
          </table:table-cell>
          <table:table-cell office:value-type="float" office:value="-27.2633" calcext:value-type="float">
            <text:p>-27.2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556" calcext:value-type="float">
            <text:p>-12.25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4.8302" calcext:value-type="float">
            <text:p>-44.8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6431" calcext:value-type="float">
            <text:p>-49.643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36.7927" calcext:value-type="float">
            <text:p>-36.79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3092" calcext:value-type="float">
            <text:p>-32.30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9892" calcext:value-type="float">
            <text:p>-38.9892</text:p>
          </table:table-cell>
          <table:table-cell office:value-type="float" office:value="-21.8563" calcext:value-type="float">
            <text:p>-21.85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9.9038" calcext:value-type="float">
            <text:p>-29.9038</text:p>
          </table:table-cell>
          <table:table-cell office:value-type="float" office:value="-29.7785" calcext:value-type="float">
            <text:p>-29.7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097" calcext:value-type="float">
            <text:p>-15.00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2.5756" calcext:value-type="float">
            <text:p>-42.5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918" calcext:value-type="float">
            <text:p>-47.91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35.6619" calcext:value-type="float">
            <text:p>-35.66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6584" calcext:value-type="float">
            <text:p>-30.65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2.2336" calcext:value-type="float">
            <text:p>-42.2336</text:p>
          </table:table-cell>
          <table:table-cell office:value-type="float" office:value="-22.9194" calcext:value-type="float">
            <text:p>-22.9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.7439" calcext:value-type="float">
            <text:p>-31.7439</text:p>
          </table:table-cell>
          <table:table-cell office:value-type="float" office:value="-32.2894" calcext:value-type="float">
            <text:p>-32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754" calcext:value-type="float">
            <text:p>-17.7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0.3175" calcext:value-type="float">
            <text:p>-40.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2097" calcext:value-type="float">
            <text:p>-46.20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6.56798" calcext:value-type="float">
            <text:p>-6.567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4.5303" calcext:value-type="float">
            <text:p>-34.5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9926" calcext:value-type="float">
            <text:p>-28.99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4796" calcext:value-type="float">
            <text:p>-45.4796</text:p>
          </table:table-cell>
          <table:table-cell office:value-type="float" office:value="-23.9904" calcext:value-type="float">
            <text:p>-23.9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3.5909" calcext:value-type="float">
            <text:p>-33.5909</text:p>
          </table:table-cell>
          <table:table-cell office:value-type="float" office:value="-34.7979" calcext:value-type="float">
            <text:p>-34.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4926" calcext:value-type="float">
            <text:p>-20.49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.0401" calcext:value-type="float">
            <text:p>-38.0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5108" calcext:value-type="float">
            <text:p>-44.51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9.96465" calcext:value-type="float">
            <text:p>-9.964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3.3983" calcext:value-type="float">
            <text:p>-33.39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3185" calcext:value-type="float">
            <text:p>-27.3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7264" calcext:value-type="float">
            <text:p>-48.7264</text:p>
          </table:table-cell>
          <table:table-cell office:value-type="float" office:value="-25.0654" calcext:value-type="float">
            <text:p>-25.06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5.446" calcext:value-type="float">
            <text:p>-35.446</text:p>
          </table:table-cell>
          <table:table-cell office:value-type="float" office:value="-37.3405" calcext:value-type="float">
            <text:p>-37.3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327" calcext:value-type="float">
            <text:p>-23.23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5.7516" calcext:value-type="float">
            <text:p>-35.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8222" calcext:value-type="float">
            <text:p>-42.8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3.3073" calcext:value-type="float">
            <text:p>-13.30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2.2624" calcext:value-type="float">
            <text:p>-32.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6919" calcext:value-type="float">
            <text:p>-25.69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1.957" calcext:value-type="float">
            <text:p>-51.957</text:p>
          </table:table-cell>
          <table:table-cell office:value-type="float" office:value="-26.1646" calcext:value-type="float">
            <text:p>-26.16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7.304" calcext:value-type="float">
            <text:p>-37.304</text:p>
          </table:table-cell>
          <table:table-cell office:value-type="float" office:value="-39.8961" calcext:value-type="float">
            <text:p>-39.8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9735" calcext:value-type="float">
            <text:p>-25.97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3.4611" calcext:value-type="float">
            <text:p>-33.4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1372" calcext:value-type="float">
            <text:p>-41.13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6.6293" calcext:value-type="float">
            <text:p>-16.62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1.125" calcext:value-type="float">
            <text:p>-31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0815" calcext:value-type="float">
            <text:p>-24.08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8437" calcext:value-type="float">
            <text:p>-46.8437</text:p>
          </table:table-cell>
          <table:table-cell office:value-type="float" office:value="-55.1803" calcext:value-type="float">
            <text:p>-55.1803</text:p>
          </table:table-cell>
          <table:table-cell office:value-type="float" office:value="-27.2744" calcext:value-type="float">
            <text:p>-27.27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9.048" calcext:value-type="float">
            <text:p>-39.048</text:p>
          </table:table-cell>
          <table:table-cell office:value-type="float" office:value="-42.4591" calcext:value-type="float">
            <text:p>-42.4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7429" calcext:value-type="float">
            <text:p>-28.74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1.1698" calcext:value-type="float">
            <text:p>-31.16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4459" calcext:value-type="float">
            <text:p>-39.445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9.6544" calcext:value-type="float">
            <text:p>-19.65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9.9808" calcext:value-type="float">
            <text:p>-29.9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4786" calcext:value-type="float">
            <text:p>-22.47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5821" calcext:value-type="float">
            <text:p>-45.5821</text:p>
          </table:table-cell>
          <table:table-cell office:value-type="float" office:value="-58.4106" calcext:value-type="float">
            <text:p>-58.4106</text:p>
          </table:table-cell>
          <table:table-cell office:value-type="float" office:value="-28.4281" calcext:value-type="float">
            <text:p>-28.4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0.7353" calcext:value-type="float">
            <text:p>-40.7353</text:p>
          </table:table-cell>
          <table:table-cell office:value-type="float" office:value="-45.0259" calcext:value-type="float">
            <text:p>-45.0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5261" calcext:value-type="float">
            <text:p>-31.52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8.8671" calcext:value-type="float">
            <text:p>-28.8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752" calcext:value-type="float">
            <text:p>-37.75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2.5294" calcext:value-type="float">
            <text:p>-22.52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8.8332" calcext:value-type="float">
            <text:p>-28.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8792" calcext:value-type="float">
            <text:p>-20.87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3173" calcext:value-type="float">
            <text:p>-44.3173</text:p>
          </table:table-cell>
          <table:table-cell office:value-type="float" office:value="-61.6444" calcext:value-type="float">
            <text:p>-61.6444</text:p>
          </table:table-cell>
          <table:table-cell office:value-type="float" office:value="-29.6016" calcext:value-type="float">
            <text:p>-29.6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2.2624" calcext:value-type="float">
            <text:p>-42.2624</text:p>
          </table:table-cell>
          <table:table-cell office:value-type="float" office:value="-47.5943" calcext:value-type="float">
            <text:p>-47.5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331" calcext:value-type="float">
            <text:p>-34.3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6.5589" calcext:value-type="float">
            <text:p>-26.5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0506" calcext:value-type="float">
            <text:p>-36.0506</text:p>
          </table:table-cell>
          <table:table-cell office:value-type="float" office:value="-6.1398" calcext:value-type="float">
            <text:p>-6.13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5.3696" calcext:value-type="float">
            <text:p>-25.36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7.683" calcext:value-type="float">
            <text:p>-27.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2785" calcext:value-type="float">
            <text:p>-19.27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0581" calcext:value-type="float">
            <text:p>-43.0581</text:p>
          </table:table-cell>
          <table:table-cell office:value-type="float" office:value="-64.8761" calcext:value-type="float">
            <text:p>-64.8761</text:p>
          </table:table-cell>
          <table:table-cell office:value-type="float" office:value="-30.7817" calcext:value-type="float">
            <text:p>-30.78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3.6992" calcext:value-type="float">
            <text:p>-43.6992</text:p>
          </table:table-cell>
          <table:table-cell office:value-type="float" office:value="-50.1636" calcext:value-type="float">
            <text:p>-50.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1482" calcext:value-type="float">
            <text:p>-37.1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.4304" calcext:value-type="float">
            <text:p>-24.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345" calcext:value-type="float">
            <text:p>-34.345</text:p>
          </table:table-cell>
          <table:table-cell office:value-type="float" office:value="-8.87814" calcext:value-type="float">
            <text:p>-8.878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8.1907" calcext:value-type="float">
            <text:p>-28.19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6.5312" calcext:value-type="float">
            <text:p>-26.5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.677" calcext:value-type="float">
            <text:p>-17.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8018" calcext:value-type="float">
            <text:p>-41.8018</text:p>
          </table:table-cell>
          <table:table-cell office:value-type="float" office:value="0" calcext:value-type="float">
            <text:p>0</text:p>
          </table:table-cell>
          <table:table-cell office:value-type="float" office:value="-31.9652" calcext:value-type="float">
            <text:p>-31.96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5.1364" calcext:value-type="float">
            <text:p>-45.1364</text:p>
          </table:table-cell>
          <table:table-cell office:value-type="float" office:value="-52.7317" calcext:value-type="float">
            <text:p>-52.7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9644" calcext:value-type="float">
            <text:p>-39.96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2.3985" calcext:value-type="float">
            <text:p>-22.3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6357" calcext:value-type="float">
            <text:p>-32.6357</text:p>
          </table:table-cell>
          <table:table-cell office:value-type="float" office:value="-11.6156" calcext:value-type="float">
            <text:p>-11.61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1.0156" calcext:value-type="float">
            <text:p>-31.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7036" calcext:value-type="float">
            <text:p>-5.370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5.3794" calcext:value-type="float">
            <text:p>-25.3794</text:p>
          </table:table-cell>
          <table:table-cell office:value-type="float" office:value="0" calcext:value-type="float">
            <text:p>0</text:p>
          </table:table-cell>
          <table:table-cell office:value-type="float" office:value="-5.49439" calcext:value-type="float">
            <text:p>-5.4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689" calcext:value-type="float">
            <text:p>-16.06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5502" calcext:value-type="float">
            <text:p>-40.5502</text:p>
          </table:table-cell>
          <table:table-cell office:value-type="float" office:value="0" calcext:value-type="float">
            <text:p>0</text:p>
          </table:table-cell>
          <table:table-cell office:value-type="float" office:value="-33.1487" calcext:value-type="float">
            <text:p>-33.14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6.5752" calcext:value-type="float">
            <text:p>-46.5752</text:p>
          </table:table-cell>
          <table:table-cell office:value-type="float" office:value="-55.2912" calcext:value-type="float">
            <text:p>-55.2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7748" calcext:value-type="float">
            <text:p>-42.77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0.3963" calcext:value-type="float">
            <text:p>-20.3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9035" calcext:value-type="float">
            <text:p>-30.9035</text:p>
          </table:table-cell>
          <table:table-cell office:value-type="float" office:value="-14.3474" calcext:value-type="float">
            <text:p>-14.34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0178" calcext:value-type="float">
            <text:p>-48.01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8659" calcext:value-type="float">
            <text:p>-33.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6383" calcext:value-type="float">
            <text:p>-7.863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4.2267" calcext:value-type="float">
            <text:p>-24.2267</text:p>
          </table:table-cell>
          <table:table-cell office:value-type="float" office:value="0" calcext:value-type="float">
            <text:p>0</text:p>
          </table:table-cell>
          <table:table-cell office:value-type="float" office:value="-7.15582" calcext:value-type="float">
            <text:p>-7.1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21" calcext:value-type="float">
            <text:p>-14.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33" calcext:value-type="float">
            <text:p>-39.33</text:p>
          </table:table-cell>
          <table:table-cell office:value-type="float" office:value="0" calcext:value-type="float">
            <text:p>0</text:p>
          </table:table-cell>
          <table:table-cell office:value-type="float" office:value="-34.3318" calcext:value-type="float">
            <text:p>-34.33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8.0174" calcext:value-type="float">
            <text:p>-48.0174</text:p>
          </table:table-cell>
          <table:table-cell office:value-type="float" office:value="-57.8498" calcext:value-type="float">
            <text:p>-57.8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5865" calcext:value-type="float">
            <text:p>-45.58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8.5585" calcext:value-type="float">
            <text:p>-18.55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1695" calcext:value-type="float">
            <text:p>-29.1695</text:p>
          </table:table-cell>
          <table:table-cell office:value-type="float" office:value="-17.0838" calcext:value-type="float">
            <text:p>-17.08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6.4399" calcext:value-type="float">
            <text:p>-46.43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7199" calcext:value-type="float">
            <text:p>-36.7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631" calcext:value-type="float">
            <text:p>-10.36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.0745" calcext:value-type="float">
            <text:p>-23.0745</text:p>
          </table:table-cell>
          <table:table-cell office:value-type="float" office:value="0" calcext:value-type="float">
            <text:p>0</text:p>
          </table:table-cell>
          <table:table-cell office:value-type="float" office:value="-8.81846" calcext:value-type="float">
            <text:p>-8.8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333" calcext:value-type="float">
            <text:p>-12.7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1097" calcext:value-type="float">
            <text:p>-38.1097</text:p>
          </table:table-cell>
          <table:table-cell office:value-type="float" office:value="0" calcext:value-type="float">
            <text:p>0</text:p>
          </table:table-cell>
          <table:table-cell office:value-type="float" office:value="-35.5217" calcext:value-type="float">
            <text:p>-35.5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9.4677" calcext:value-type="float">
            <text:p>-49.4677</text:p>
          </table:table-cell>
          <table:table-cell office:value-type="float" office:value="-60.4061" calcext:value-type="float">
            <text:p>-60.4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4017" calcext:value-type="float">
            <text:p>-48.4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.7103" calcext:value-type="float">
            <text:p>-16.7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4313" calcext:value-type="float">
            <text:p>-27.4313</text:p>
          </table:table-cell>
          <table:table-cell office:value-type="float" office:value="-19.831" calcext:value-type="float">
            <text:p>-19.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4.8966" calcext:value-type="float">
            <text:p>-44.89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5829" calcext:value-type="float">
            <text:p>-39.5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768" calcext:value-type="float">
            <text:p>-12.8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1.9238" calcext:value-type="float">
            <text:p>-21.9238</text:p>
          </table:table-cell>
          <table:table-cell office:value-type="float" office:value="0" calcext:value-type="float">
            <text:p>0</text:p>
          </table:table-cell>
          <table:table-cell office:value-type="float" office:value="-10.4839" calcext:value-type="float">
            <text:p>-10.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571" calcext:value-type="float">
            <text:p>-10.9571</text:p>
          </table:table-cell>
          <table:table-cell office:value-type="float" office:value="0" calcext:value-type="float">
            <text:p>0</text:p>
          </table:table-cell>
          <table:table-cell office:value-type="float" office:value="-47.3162" calcext:value-type="float">
            <text:p>-47.3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8895" calcext:value-type="float">
            <text:p>-36.8895</text:p>
          </table:table-cell>
          <table:table-cell office:value-type="float" office:value="0" calcext:value-type="float">
            <text:p>0</text:p>
          </table:table-cell>
          <table:table-cell office:value-type="float" office:value="-36.7288" calcext:value-type="float">
            <text:p>-36.7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.9231" calcext:value-type="float">
            <text:p>-50.9231</text:p>
          </table:table-cell>
          <table:table-cell office:value-type="float" office:value="-62.9694" calcext:value-type="float">
            <text:p>-62.9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217" calcext:value-type="float">
            <text:p>-51.2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4.8364" calcext:value-type="float">
            <text:p>-14.8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7571" calcext:value-type="float">
            <text:p>-25.7571</text:p>
          </table:table-cell>
          <table:table-cell office:value-type="float" office:value="-22.5771" calcext:value-type="float">
            <text:p>-22.57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3535" calcext:value-type="float">
            <text:p>-43.3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2.4512" calcext:value-type="float">
            <text:p>-42.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917" calcext:value-type="float">
            <text:p>-15.39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0.7706" calcext:value-type="float">
            <text:p>-20.7706</text:p>
          </table:table-cell>
          <table:table-cell office:value-type="float" office:value="0" calcext:value-type="float">
            <text:p>0</text:p>
          </table:table-cell>
          <table:table-cell office:value-type="float" office:value="-12.138" calcext:value-type="float">
            <text:p>-12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6257" calcext:value-type="float">
            <text:p>-9.16257</text:p>
          </table:table-cell>
          <table:table-cell office:value-type="float" office:value="0" calcext:value-type="float">
            <text:p>0</text:p>
          </table:table-cell>
          <table:table-cell office:value-type="float" office:value="-46.1096" calcext:value-type="float">
            <text:p>-46.1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697" calcext:value-type="float">
            <text:p>-35.6697</text:p>
          </table:table-cell>
          <table:table-cell office:value-type="float" office:value="0" calcext:value-type="float">
            <text:p>0</text:p>
          </table:table-cell>
          <table:table-cell office:value-type="float" office:value="-37.9787" calcext:value-type="float">
            <text:p>-37.97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2.3897" calcext:value-type="float">
            <text:p>-52.38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0331" calcext:value-type="float">
            <text:p>-54.03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.92269" calcext:value-type="float">
            <text:p>-5.92269</text:p>
          </table:table-cell>
          <table:table-cell office:value-type="float" office:value="-12.9223" calcext:value-type="float">
            <text:p>-12.9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2246" calcext:value-type="float">
            <text:p>-24.2246</text:p>
          </table:table-cell>
          <table:table-cell office:value-type="float" office:value="-25.3203" calcext:value-type="float">
            <text:p>-25.3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8107" calcext:value-type="float">
            <text:p>-41.81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3329" calcext:value-type="float">
            <text:p>-45.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9098" calcext:value-type="float">
            <text:p>-17.90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9.6109" calcext:value-type="float">
            <text:p>-19.6109</text:p>
          </table:table-cell>
          <table:table-cell office:value-type="float" office:value="0" calcext:value-type="float">
            <text:p>0</text:p>
          </table:table-cell>
          <table:table-cell office:value-type="float" office:value="-13.7624" calcext:value-type="float">
            <text:p>-13.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2181" calcext:value-type="float">
            <text:p>-7.32181</text:p>
          </table:table-cell>
          <table:table-cell office:value-type="float" office:value="0" calcext:value-type="float">
            <text:p>0</text:p>
          </table:table-cell>
          <table:table-cell office:value-type="float" office:value="-44.8985" calcext:value-type="float">
            <text:p>-44.8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4511" calcext:value-type="float">
            <text:p>-34.4511</text:p>
          </table:table-cell>
          <table:table-cell office:value-type="float" office:value="0" calcext:value-type="float">
            <text:p>0</text:p>
          </table:table-cell>
          <table:table-cell office:value-type="float" office:value="-39.3352" calcext:value-type="float">
            <text:p>-39.33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3.8672" calcext:value-type="float">
            <text:p>-53.8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848" calcext:value-type="float">
            <text:p>-56.8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.99775" calcext:value-type="float">
            <text:p>-7.99775</text:p>
          </table:table-cell>
          <table:table-cell office:value-type="float" office:value="-10.9088" calcext:value-type="float">
            <text:p>-10.9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7335" calcext:value-type="float">
            <text:p>-22.7335</text:p>
          </table:table-cell>
          <table:table-cell office:value-type="float" office:value="-28.0471" calcext:value-type="float">
            <text:p>-28.04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.2569" calcext:value-type="float">
            <text:p>-40.2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0767" calcext:value-type="float">
            <text:p>-49.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2222" calcext:value-type="float">
            <text:p>-48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257" calcext:value-type="float">
            <text:p>-20.42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8.4531" calcext:value-type="float">
            <text:p>-18.4531</text:p>
          </table:table-cell>
          <table:table-cell office:value-type="float" office:value="0" calcext:value-type="float">
            <text:p>0</text:p>
          </table:table-cell>
          <table:table-cell office:value-type="float" office:value="-15.3647" calcext:value-type="float">
            <text:p>-15.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8369" calcext:value-type="float">
            <text:p>-5.48369</text:p>
          </table:table-cell>
          <table:table-cell office:value-type="float" office:value="0" calcext:value-type="float">
            <text:p>0</text:p>
          </table:table-cell>
          <table:table-cell office:value-type="float" office:value="-43.6936" calcext:value-type="float">
            <text:p>-43.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2303" calcext:value-type="float">
            <text:p>-33.2303</text:p>
          </table:table-cell>
          <table:table-cell office:value-type="float" office:value="0" calcext:value-type="float">
            <text:p>0</text:p>
          </table:table-cell>
          <table:table-cell office:value-type="float" office:value="-40.703" calcext:value-type="float">
            <text:p>-40.7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5.3586" calcext:value-type="float">
            <text:p>-55.3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9.6614" calcext:value-type="float">
            <text:p>-59.6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0.0747" calcext:value-type="float">
            <text:p>-10.0747</text:p>
          </table:table-cell>
          <table:table-cell office:value-type="float" office:value="-8.90272" calcext:value-type="float">
            <text:p>-8.90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2952" calcext:value-type="float">
            <text:p>-21.2952</text:p>
          </table:table-cell>
          <table:table-cell office:value-type="float" office:value="-30.751" calcext:value-type="float">
            <text:p>-30.7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6891" calcext:value-type="float">
            <text:p>-38.6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033" calcext:value-type="float">
            <text:p>-47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1215" calcext:value-type="float">
            <text:p>-51.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39" calcext:value-type="float">
            <text:p>-22.9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7.2976" calcext:value-type="float">
            <text:p>-17.2976</text:p>
          </table:table-cell>
          <table:table-cell office:value-type="float" office:value="0" calcext:value-type="float">
            <text:p>0</text:p>
          </table:table-cell>
          <table:table-cell office:value-type="float" office:value="-16.9379" calcext:value-type="float">
            <text:p>-16.93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4963" calcext:value-type="float">
            <text:p>-42.4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0067" calcext:value-type="float">
            <text:p>-32.0067</text:p>
          </table:table-cell>
          <table:table-cell office:value-type="float" office:value="0" calcext:value-type="float">
            <text:p>0</text:p>
          </table:table-cell>
          <table:table-cell office:value-type="float" office:value="-42.0865" calcext:value-type="float">
            <text:p>-42.08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6.8541" calcext:value-type="float">
            <text:p>-56.8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2.4843" calcext:value-type="float">
            <text:p>-62.48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2.1541" calcext:value-type="float">
            <text:p>-12.1541</text:p>
          </table:table-cell>
          <table:table-cell office:value-type="float" office:value="-6.90703" calcext:value-type="float">
            <text:p>-6.90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5943" calcext:value-type="float">
            <text:p>-6.95943</text:p>
          </table:table-cell>
          <table:table-cell office:value-type="float" office:value="-19.8128" calcext:value-type="float">
            <text:p>-19.8128</text:p>
          </table:table-cell>
          <table:table-cell office:value-type="float" office:value="-33.4457" calcext:value-type="float">
            <text:p>-33.4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1289" calcext:value-type="float">
            <text:p>-37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0005" calcext:value-type="float">
            <text:p>-45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325" calcext:value-type="float">
            <text:p>-54.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388" calcext:value-type="float">
            <text:p>-25.43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.1466" calcext:value-type="float">
            <text:p>-16.1466</text:p>
          </table:table-cell>
          <table:table-cell office:value-type="float" office:value="0" calcext:value-type="float">
            <text:p>0</text:p>
          </table:table-cell>
          <table:table-cell office:value-type="float" office:value="-18.4056" calcext:value-type="float">
            <text:p>-18.4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3083" calcext:value-type="float">
            <text:p>-41.3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7373" calcext:value-type="float">
            <text:p>-30.7373</text:p>
          </table:table-cell>
          <table:table-cell office:value-type="float" office:value="0" calcext:value-type="float">
            <text:p>0</text:p>
          </table:table-cell>
          <table:table-cell office:value-type="float" office:value="-43.4611" calcext:value-type="float">
            <text:p>-43.46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8.3527" calcext:value-type="float">
            <text:p>-58.35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4.1639" calcext:value-type="float">
            <text:p>-14.1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80492" calcext:value-type="float">
            <text:p>-9.80492</text:p>
          </table:table-cell>
          <table:table-cell office:value-type="float" office:value="-18.2931" calcext:value-type="float">
            <text:p>-18.2931</text:p>
          </table:table-cell>
          <table:table-cell office:value-type="float" office:value="-36.1324" calcext:value-type="float">
            <text:p>-36.13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5749" calcext:value-type="float">
            <text:p>-35.5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9772" calcext:value-type="float">
            <text:p>-42.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9531" calcext:value-type="float">
            <text:p>-56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9278" calcext:value-type="float">
            <text:p>-27.92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4.9992" calcext:value-type="float">
            <text:p>-14.9992</text:p>
          </table:table-cell>
          <table:table-cell office:value-type="float" office:value="0" calcext:value-type="float">
            <text:p>0</text:p>
          </table:table-cell>
          <table:table-cell office:value-type="float" office:value="-19.7922" calcext:value-type="float">
            <text:p>-19.7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1281" calcext:value-type="float">
            <text:p>-40.1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4314" calcext:value-type="float">
            <text:p>-29.4314</text:p>
          </table:table-cell>
          <table:table-cell office:value-type="float" office:value="0" calcext:value-type="float">
            <text:p>0</text:p>
          </table:table-cell>
          <table:table-cell office:value-type="float" office:value="-44.8288" calcext:value-type="float">
            <text:p>-44.8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3"/>
          <table:table-cell office:value-type="float" office:value="-16.12" calcext:value-type="float">
            <text:p>-16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6502" calcext:value-type="float">
            <text:p>-12.6502</text:p>
          </table:table-cell>
          <table:table-cell table:number-columns-repeated="1005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_1" table:base-cell-address="$x.$A$1" table:cell-range-address="$x.$A$1:.$H$2125"/>
        </table:named-expressions>
      </table:table>
      <table:table table:name="y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39.3637" calcext:value-type="float">
            <text:p>-39.3637</text:p>
          </table:table-cell>
          <table:table-cell office:value-type="float" office:value="0" calcext:value-type="float">
            <text:p>0</text:p>
          </table:table-cell>
          <table:table-cell office:value-type="float" office:value="-48.0729" calcext:value-type="float">
            <text:p>-48.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405" calcext:value-type="float">
            <text:p>-15.24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8225" calcext:value-type="float">
            <text:p>-42.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6349" calcext:value-type="float">
            <text:p>-33.63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5.1341" calcext:value-type="float">
            <text:p>-35.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022" calcext:value-type="float">
            <text:p>-36.8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5852" calcext:value-type="float">
            <text:p>-50.5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5978" calcext:value-type="float">
            <text:p>-44.5978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0.0942" calcext:value-type="float">
            <text:p>-40.0942</text:p>
          </table:table-cell>
          <table:table-cell office:value-type="float" office:value="0" calcext:value-type="float">
            <text:p>0</text:p>
          </table:table-cell>
          <table:table-cell office:value-type="float" office:value="-47.1083" calcext:value-type="float">
            <text:p>-47.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989" calcext:value-type="float">
            <text:p>-15.29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1487" calcext:value-type="float">
            <text:p>-44.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907" calcext:value-type="float">
            <text:p>-33.9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6942" calcext:value-type="float">
            <text:p>-34.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8056" calcext:value-type="float">
            <text:p>-37.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4515" calcext:value-type="float">
            <text:p>-49.45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59" calcext:value-type="float">
            <text:p>-45.59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0.8252" calcext:value-type="float">
            <text:p>-40.8252</text:p>
          </table:table-cell>
          <table:table-cell office:value-type="float" office:value="0" calcext:value-type="float">
            <text:p>0</text:p>
          </table:table-cell>
          <table:table-cell office:value-type="float" office:value="-46.1426" calcext:value-type="float">
            <text:p>-46.14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6243" calcext:value-type="float">
            <text:p>-22.6243</text:p>
          </table:table-cell>
          <table:table-cell office:value-type="float" office:value="0" calcext:value-type="float">
            <text:p>0</text:p>
          </table:table-cell>
          <table:table-cell office:value-type="float" office:value="-45.4687" calcext:value-type="float">
            <text:p>-45.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834" calcext:value-type="float">
            <text:p>-34.18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2485" calcext:value-type="float">
            <text:p>-34.2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7757" calcext:value-type="float">
            <text:p>-38.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3196" calcext:value-type="float">
            <text:p>-48.31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5776" calcext:value-type="float">
            <text:p>-46.5776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1.5581" calcext:value-type="float">
            <text:p>-41.5581</text:p>
          </table:table-cell>
          <table:table-cell office:value-type="float" office:value="0" calcext:value-type="float">
            <text:p>0</text:p>
          </table:table-cell>
          <table:table-cell office:value-type="float" office:value="-45.1741" calcext:value-type="float">
            <text:p>-45.17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0385" calcext:value-type="float">
            <text:p>-23.0385</text:p>
          </table:table-cell>
          <table:table-cell office:value-type="float" office:value="0" calcext:value-type="float">
            <text:p>0</text:p>
          </table:table-cell>
          <table:table-cell office:value-type="float" office:value="-46.7724" calcext:value-type="float">
            <text:p>-46.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718" calcext:value-type="float">
            <text:p>-34.47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788" calcext:value-type="float">
            <text:p>-33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6476" calcext:value-type="float">
            <text:p>-39.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928" calcext:value-type="float">
            <text:p>-47.19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5523" calcext:value-type="float">
            <text:p>-47.5523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2.281" calcext:value-type="float">
            <text:p>-42.281</text:p>
          </table:table-cell>
          <table:table-cell office:value-type="float" office:value="0" calcext:value-type="float">
            <text:p>0</text:p>
          </table:table-cell>
          <table:table-cell office:value-type="float" office:value="-44.2003" calcext:value-type="float">
            <text:p>-44.2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4513" calcext:value-type="float">
            <text:p>-23.4513</text:p>
          </table:table-cell>
          <table:table-cell office:value-type="float" office:value="0" calcext:value-type="float">
            <text:p>0</text:p>
          </table:table-cell>
          <table:table-cell office:value-type="float" office:value="-48.0718" calcext:value-type="float">
            <text:p>-48.0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7614" calcext:value-type="float">
            <text:p>-34.76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3314" calcext:value-type="float">
            <text:p>-33.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4815" calcext:value-type="float">
            <text:p>-40.4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0598" calcext:value-type="float">
            <text:p>-46.05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5286" calcext:value-type="float">
            <text:p>-48.5286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42.9892" calcext:value-type="float">
            <text:p>-42.9892</text:p>
          </table:table-cell>
          <table:table-cell office:value-type="float" office:value="0" calcext:value-type="float">
            <text:p>0</text:p>
          </table:table-cell>
          <table:table-cell office:value-type="float" office:value="-43.2189" calcext:value-type="float">
            <text:p>-43.21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8621" calcext:value-type="float">
            <text:p>-23.8621</text:p>
          </table:table-cell>
          <table:table-cell office:value-type="float" office:value="0" calcext:value-type="float">
            <text:p>0</text:p>
          </table:table-cell>
          <table:table-cell office:value-type="float" office:value="-49.3647" calcext:value-type="float">
            <text:p>-49.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53" calcext:value-type="float">
            <text:p>-35.0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1.2582" calcext:value-type="float">
            <text:p>-41.2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182" calcext:value-type="float">
            <text:p>-44.9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5071" calcext:value-type="float">
            <text:p>-49.5071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2.1315" calcext:value-type="float">
            <text:p>-32.13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43.6898" calcext:value-type="float">
            <text:p>-43.6898</text:p>
          </table:table-cell>
          <table:table-cell office:value-type="float" office:value="0" calcext:value-type="float">
            <text:p>0</text:p>
          </table:table-cell>
          <table:table-cell office:value-type="float" office:value="-42.2336" calcext:value-type="float">
            <text:p>-42.23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2683" calcext:value-type="float">
            <text:p>-24.2683</text:p>
          </table:table-cell>
          <table:table-cell office:value-type="float" office:value="0" calcext:value-type="float">
            <text:p>0</text:p>
          </table:table-cell>
          <table:table-cell office:value-type="float" office:value="-50.6246" calcext:value-type="float">
            <text:p>-50.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3497" calcext:value-type="float">
            <text:p>-35.34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1.4968" calcext:value-type="float">
            <text:p>-41.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737" calcext:value-type="float">
            <text:p>-43.77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4954" calcext:value-type="float">
            <text:p>-50.4954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1.6997" calcext:value-type="float">
            <text:p>-31.69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2.3643" calcext:value-type="float">
            <text:p>-22.36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4.3838" calcext:value-type="float">
            <text:p>-44.3838</text:p>
          </table:table-cell>
          <table:table-cell office:value-type="float" office:value="0" calcext:value-type="float">
            <text:p>0</text:p>
          </table:table-cell>
          <table:table-cell office:value-type="float" office:value="-41.245" calcext:value-type="float">
            <text:p>-41.2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6709" calcext:value-type="float">
            <text:p>-24.6709</text:p>
          </table:table-cell>
          <table:table-cell office:value-type="float" office:value="0" calcext:value-type="float">
            <text:p>0</text:p>
          </table:table-cell>
          <table:table-cell office:value-type="float" office:value="-51.8566" calcext:value-type="float">
            <text:p>-51.8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511" calcext:value-type="float">
            <text:p>-35.65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1.2834" calcext:value-type="float">
            <text:p>-41.2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6272" calcext:value-type="float">
            <text:p>-42.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4916" calcext:value-type="float">
            <text:p>-51.4916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1.2819" calcext:value-type="float">
            <text:p>-31.2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9878" calcext:value-type="float">
            <text:p>-21.98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7648" calcext:value-type="float">
            <text:p>-22.76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5.0838" calcext:value-type="float">
            <text:p>-45.0838</text:p>
          </table:table-cell>
          <table:table-cell office:value-type="float" office:value="0" calcext:value-type="float">
            <text:p>0</text:p>
          </table:table-cell>
          <table:table-cell office:value-type="float" office:value="-40.2605" calcext:value-type="float">
            <text:p>-40.26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077" calcext:value-type="float">
            <text:p>-25.077</text:p>
          </table:table-cell>
          <table:table-cell office:value-type="float" office:value="0" calcext:value-type="float">
            <text:p>0</text:p>
          </table:table-cell>
          <table:table-cell office:value-type="float" office:value="-53.0968" calcext:value-type="float">
            <text:p>-53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9372" calcext:value-type="float">
            <text:p>-35.93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0.621" calcext:value-type="float">
            <text:p>-40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766" calcext:value-type="float">
            <text:p>-41.47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5121" calcext:value-type="float">
            <text:p>-52.5121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0.8754" calcext:value-type="float">
            <text:p>-30.8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39" calcext:value-type="float">
            <text:p>-22.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1646" calcext:value-type="float">
            <text:p>-23.16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5.7889" calcext:value-type="float">
            <text:p>-45.7889</text:p>
          </table:table-cell>
          <table:table-cell office:value-type="float" office:value="0" calcext:value-type="float">
            <text:p>0</text:p>
          </table:table-cell>
          <table:table-cell office:value-type="float" office:value="-39.2794" calcext:value-type="float">
            <text:p>-39.27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486" calcext:value-type="float">
            <text:p>-25.486</text:p>
          </table:table-cell>
          <table:table-cell office:value-type="float" office:value="0" calcext:value-type="float">
            <text:p>0</text:p>
          </table:table-cell>
          <table:table-cell office:value-type="float" office:value="-54.344" calcext:value-type="float">
            <text:p>-54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2115" calcext:value-type="float">
            <text:p>-36.21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9.5716" calcext:value-type="float">
            <text:p>-39.5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226" calcext:value-type="float">
            <text:p>-40.32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5519" calcext:value-type="float">
            <text:p>-53.5519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0.4692" calcext:value-type="float">
            <text:p>-30.4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7923" calcext:value-type="float">
            <text:p>-22.7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5643" calcext:value-type="float">
            <text:p>-23.56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6.4941" calcext:value-type="float">
            <text:p>-46.4941</text:p>
          </table:table-cell>
          <table:table-cell office:value-type="float" office:value="0" calcext:value-type="float">
            <text:p>0</text:p>
          </table:table-cell>
          <table:table-cell office:value-type="float" office:value="-38.2981" calcext:value-type="float">
            <text:p>-38.29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9082" calcext:value-type="float">
            <text:p>-25.9082</text:p>
          </table:table-cell>
          <table:table-cell office:value-type="float" office:value="0" calcext:value-type="float">
            <text:p>0</text:p>
          </table:table-cell>
          <table:table-cell office:value-type="float" office:value="-55.5912" calcext:value-type="float">
            <text:p>-55.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856" calcext:value-type="float">
            <text:p>-36.48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8.5222" calcext:value-type="float">
            <text:p>-38.5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1687" calcext:value-type="float">
            <text:p>-39.16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5917" calcext:value-type="float">
            <text:p>-54.5917</text:p>
          </table:table-cell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0.0732" calcext:value-type="float">
            <text:p>-30.0732</text:p>
          </table:table-cell>
          <table:table-cell office:value-type="float" office:value="-21.6279" calcext:value-type="float">
            <text:p>-21.6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039" calcext:value-type="float">
            <text:p>-23.2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9601" calcext:value-type="float">
            <text:p>-23.96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7.2117" calcext:value-type="float">
            <text:p>-47.2117</text:p>
          </table:table-cell>
          <table:table-cell office:value-type="float" office:value="0" calcext:value-type="float">
            <text:p>0</text:p>
          </table:table-cell>
          <table:table-cell office:value-type="float" office:value="-37.3011" calcext:value-type="float">
            <text:p>-37.30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6.8822" calcext:value-type="float">
            <text:p>-26.8822</text:p>
          </table:table-cell>
          <table:table-cell office:value-type="float" office:value="0" calcext:value-type="float">
            <text:p>0</text:p>
          </table:table-cell>
          <table:table-cell office:value-type="float" office:value="-56.8452" calcext:value-type="float">
            <text:p>-56.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7558" calcext:value-type="float">
            <text:p>-36.75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7.4729" calcext:value-type="float">
            <text:p>-37.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0189" calcext:value-type="float">
            <text:p>-38.018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9.6764" calcext:value-type="float">
            <text:p>-29.6764</text:p>
          </table:table-cell>
          <table:table-cell office:value-type="float" office:value="-22.1267" calcext:value-type="float">
            <text:p>-22.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143" calcext:value-type="float">
            <text:p>-23.6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3551" calcext:value-type="float">
            <text:p>-24.3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7.9304" calcext:value-type="float">
            <text:p>-47.9304</text:p>
          </table:table-cell>
          <table:table-cell office:value-type="float" office:value="0" calcext:value-type="float">
            <text:p>0</text:p>
          </table:table-cell>
          <table:table-cell office:value-type="float" office:value="-36.3409" calcext:value-type="float">
            <text:p>-36.34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8781" calcext:value-type="float">
            <text:p>-27.8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026" calcext:value-type="float">
            <text:p>-37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2502" calcext:value-type="float">
            <text:p>-22.25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6.419" calcext:value-type="float">
            <text:p>-36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8843" calcext:value-type="float">
            <text:p>-36.884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-22.8425" calcext:value-type="float">
            <text:p>-22.8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173" calcext:value-type="float">
            <text:p>-24.0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7456" calcext:value-type="float">
            <text:p>-24.74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8.6566" calcext:value-type="float">
            <text:p>-48.6566</text:p>
          </table:table-cell>
          <table:table-cell office:value-type="float" office:value="0" calcext:value-type="float">
            <text:p>0</text:p>
          </table:table-cell>
          <table:table-cell office:value-type="float" office:value="-35.59" calcext:value-type="float">
            <text:p>-35.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.9936" calcext:value-type="float">
            <text:p>-28.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2967" calcext:value-type="float">
            <text:p>-37.29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5334" calcext:value-type="float">
            <text:p>-22.53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5.3362" calcext:value-type="float">
            <text:p>-35.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8329" calcext:value-type="float">
            <text:p>-35.83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8.8767" calcext:value-type="float">
            <text:p>-28.8767</text:p>
          </table:table-cell>
          <table:table-cell office:value-type="float" office:value="-23.5733" calcext:value-type="float">
            <text:p>-23.5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564" calcext:value-type="float">
            <text:p>-24.45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1419" calcext:value-type="float">
            <text:p>-25.14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9.3826" calcext:value-type="float">
            <text:p>-49.3826</text:p>
          </table:table-cell>
          <table:table-cell office:value-type="float" office:value="0" calcext:value-type="float">
            <text:p>0</text:p>
          </table:table-cell>
          <table:table-cell office:value-type="float" office:value="-34.8678" calcext:value-type="float">
            <text:p>-34.86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0985" calcext:value-type="float">
            <text:p>-30.0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5674" calcext:value-type="float">
            <text:p>-37.56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8364" calcext:value-type="float">
            <text:p>-22.83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4.2608" calcext:value-type="float">
            <text:p>-34.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822" calcext:value-type="float">
            <text:p>-34.8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8.482" calcext:value-type="float">
            <text:p>-28.482</text:p>
          </table:table-cell>
          <table:table-cell office:value-type="float" office:value="-24.4124" calcext:value-type="float">
            <text:p>-24.4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705" calcext:value-type="float">
            <text:p>-25.1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5.5837" calcext:value-type="float">
            <text:p>-25.58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0.1077" calcext:value-type="float">
            <text:p>-50.1077</text:p>
          </table:table-cell>
          <table:table-cell office:value-type="float" office:value="0" calcext:value-type="float">
            <text:p>0</text:p>
          </table:table-cell>
          <table:table-cell office:value-type="float" office:value="-34.3744" calcext:value-type="float">
            <text:p>-34.37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767" calcext:value-type="float">
            <text:p>-19.767</text:p>
          </table:table-cell>
          <table:table-cell office:value-type="float" office:value="-31.1277" calcext:value-type="float">
            <text:p>-31.1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8387" calcext:value-type="float">
            <text:p>-37.83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3082" calcext:value-type="float">
            <text:p>-23.3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3.251" calcext:value-type="float">
            <text:p>-33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1195" calcext:value-type="float">
            <text:p>-34.11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8.0872" calcext:value-type="float">
            <text:p>-28.0872</text:p>
          </table:table-cell>
          <table:table-cell office:value-type="float" office:value="-25.2771" calcext:value-type="float">
            <text:p>-25.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9341" calcext:value-type="float">
            <text:p>-25.93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6.1083" calcext:value-type="float">
            <text:p>-26.10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0.8319" calcext:value-type="float">
            <text:p>-50.8319</text:p>
          </table:table-cell>
          <table:table-cell office:value-type="float" office:value="0" calcext:value-type="float">
            <text:p>0</text:p>
          </table:table-cell>
          <table:table-cell office:value-type="float" office:value="-33.8814" calcext:value-type="float">
            <text:p>-33.88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2171" calcext:value-type="float">
            <text:p>-20.2171</text:p>
          </table:table-cell>
          <table:table-cell office:value-type="float" office:value="-32.1504" calcext:value-type="float">
            <text:p>-32.1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0433" calcext:value-type="float">
            <text:p>-38.0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7791" calcext:value-type="float">
            <text:p>-23.7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2.3088" calcext:value-type="float">
            <text:p>-32.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4186" calcext:value-type="float">
            <text:p>-33.418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7.6912" calcext:value-type="float">
            <text:p>-27.6912</text:p>
          </table:table-cell>
          <table:table-cell office:value-type="float" office:value="-26.2859" calcext:value-type="float">
            <text:p>-26.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861" calcext:value-type="float">
            <text:p>-26.98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1312" calcext:value-type="float">
            <text:p>-27.13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1.5514" calcext:value-type="float">
            <text:p>-51.5514</text:p>
          </table:table-cell>
          <table:table-cell office:value-type="float" office:value="0" calcext:value-type="float">
            <text:p>0</text:p>
          </table:table-cell>
          <table:table-cell office:value-type="float" office:value="-33.3903" calcext:value-type="float">
            <text:p>-33.39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6778" calcext:value-type="float">
            <text:p>-20.6778</text:p>
          </table:table-cell>
          <table:table-cell office:value-type="float" office:value="-33.1365" calcext:value-type="float">
            <text:p>-33.13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9112" calcext:value-type="float">
            <text:p>-37.9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2441" calcext:value-type="float">
            <text:p>-24.24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1.7742" calcext:value-type="float">
            <text:p>-31.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7266" calcext:value-type="float">
            <text:p>-32.72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7.2945" calcext:value-type="float">
            <text:p>-27.2945</text:p>
          </table:table-cell>
          <table:table-cell office:value-type="float" office:value="-27.3185" calcext:value-type="float">
            <text:p>-27.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39" calcext:value-type="float">
            <text:p>-28.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.1578" calcext:value-type="float">
            <text:p>-28.15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.2706" calcext:value-type="float">
            <text:p>-52.27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1.1514" calcext:value-type="float">
            <text:p>-21.1514</text:p>
          </table:table-cell>
          <table:table-cell office:value-type="float" office:value="-34.1262" calcext:value-type="float">
            <text:p>-34.1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7435" calcext:value-type="float">
            <text:p>-37.7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7985" calcext:value-type="float">
            <text:p>-24.79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1.2333" calcext:value-type="float">
            <text:p>-31.2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0798" calcext:value-type="float">
            <text:p>-32.079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6.8949" calcext:value-type="float">
            <text:p>-26.8949</text:p>
          </table:table-cell>
          <table:table-cell office:value-type="float" office:value="-28.4361" calcext:value-type="float">
            <text:p>-28.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0947" calcext:value-type="float">
            <text:p>-29.09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1978" calcext:value-type="float">
            <text:p>-29.19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.9883" calcext:value-type="float">
            <text:p>-52.98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1.6722" calcext:value-type="float">
            <text:p>-21.6722</text:p>
          </table:table-cell>
          <table:table-cell office:value-type="float" office:value="-35.1288" calcext:value-type="float">
            <text:p>-35.1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4329" calcext:value-type="float">
            <text:p>-37.4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6893" calcext:value-type="float">
            <text:p>-25.68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0.6683" calcext:value-type="float">
            <text:p>-30.66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6.4956" calcext:value-type="float">
            <text:p>-26.4956</text:p>
          </table:table-cell>
          <table:table-cell office:value-type="float" office:value="-29.5532" calcext:value-type="float">
            <text:p>-29.5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1482" calcext:value-type="float">
            <text:p>-30.14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2386" calcext:value-type="float">
            <text:p>-30.23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3.7054" calcext:value-type="float">
            <text:p>-53.70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2.197" calcext:value-type="float">
            <text:p>-22.197</text:p>
          </table:table-cell>
          <table:table-cell office:value-type="float" office:value="-36.1354" calcext:value-type="float">
            <text:p>-36.1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1163" calcext:value-type="float">
            <text:p>-37.1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6198" calcext:value-type="float">
            <text:p>-26.61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0.0959" calcext:value-type="float">
            <text:p>-30.09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6.0974" calcext:value-type="float">
            <text:p>-26.0974</text:p>
          </table:table-cell>
          <table:table-cell office:value-type="float" office:value="-30.6692" calcext:value-type="float">
            <text:p>-30.6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1959" calcext:value-type="float">
            <text:p>-31.19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1.2817" calcext:value-type="float">
            <text:p>-31.28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4.4206" calcext:value-type="float">
            <text:p>-54.42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2.7323" calcext:value-type="float">
            <text:p>-22.7323</text:p>
          </table:table-cell>
          <table:table-cell office:value-type="float" office:value="-37.1518" calcext:value-type="float">
            <text:p>-37.1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7857" calcext:value-type="float">
            <text:p>-36.7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6587" calcext:value-type="float">
            <text:p>-27.658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5.6849" calcext:value-type="float">
            <text:p>-25.6849</text:p>
          </table:table-cell>
          <table:table-cell office:value-type="float" office:value="-31.7639" calcext:value-type="float">
            <text:p>-31.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2438" calcext:value-type="float">
            <text:p>-32.24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3229" calcext:value-type="float">
            <text:p>-32.32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5.1375" calcext:value-type="float">
            <text:p>-55.13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2647" calcext:value-type="float">
            <text:p>-23.2647</text:p>
          </table:table-cell>
          <table:table-cell office:value-type="float" office:value="-38.1815" calcext:value-type="float">
            <text:p>-38.1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4471" calcext:value-type="float">
            <text:p>-36.4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7026" calcext:value-type="float">
            <text:p>-28.702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5.2589" calcext:value-type="float">
            <text:p>-25.2589</text:p>
          </table:table-cell>
          <table:table-cell office:value-type="float" office:value="-32.8357" calcext:value-type="float">
            <text:p>-32.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2919" calcext:value-type="float">
            <text:p>-33.29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3623" calcext:value-type="float">
            <text:p>-33.3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5.8563" calcext:value-type="float">
            <text:p>-55.85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5281" calcext:value-type="float">
            <text:p>-20.5281</text:p>
          </table:table-cell>
          <table:table-cell office:value-type="float" office:value="0" calcext:value-type="float">
            <text:p>0</text:p>
          </table:table-cell>
          <table:table-cell office:value-type="float" office:value="-23.794" calcext:value-type="float">
            <text:p>-23.794</text:p>
          </table:table-cell>
          <table:table-cell office:value-type="float" office:value="-39.2252" calcext:value-type="float">
            <text:p>-39.2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1004" calcext:value-type="float">
            <text:p>-36.1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514" calcext:value-type="float">
            <text:p>-29.75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4.818" calcext:value-type="float">
            <text:p>-24.818</text:p>
          </table:table-cell>
          <table:table-cell office:value-type="float" office:value="-33.892" calcext:value-type="float">
            <text:p>-33.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3331" calcext:value-type="float">
            <text:p>-34.33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3949" calcext:value-type="float">
            <text:p>-34.39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6.5723" calcext:value-type="float">
            <text:p>-56.5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0422" calcext:value-type="float">
            <text:p>-21.0422</text:p>
          </table:table-cell>
          <table:table-cell office:value-type="float" office:value="0" calcext:value-type="float">
            <text:p>0</text:p>
          </table:table-cell>
          <table:table-cell office:value-type="float" office:value="-24.3278" calcext:value-type="float">
            <text:p>-24.3278</text:p>
          </table:table-cell>
          <table:table-cell office:value-type="float" office:value="-40.2761" calcext:value-type="float">
            <text:p>-40.27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753" calcext:value-type="float">
            <text:p>-35.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8226" calcext:value-type="float">
            <text:p>-30.822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4.3702" calcext:value-type="float">
            <text:p>-24.3702</text:p>
          </table:table-cell>
          <table:table-cell office:value-type="float" office:value="-34.9411" calcext:value-type="float">
            <text:p>-34.9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3711" calcext:value-type="float">
            <text:p>-35.37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4243" calcext:value-type="float">
            <text:p>-35.424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1.6168" calcext:value-type="float">
            <text:p>-21.6168</text:p>
          </table:table-cell>
          <table:table-cell office:value-type="float" office:value="0" calcext:value-type="float">
            <text:p>0</text:p>
          </table:table-cell>
          <table:table-cell office:value-type="float" office:value="-24.8637" calcext:value-type="float">
            <text:p>-24.8637</text:p>
          </table:table-cell>
          <table:table-cell office:value-type="float" office:value="-41.3309" calcext:value-type="float">
            <text:p>-41.3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4054" calcext:value-type="float">
            <text:p>-35.40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049" calcext:value-type="float">
            <text:p>-31.904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3.92" calcext:value-type="float">
            <text:p>-23.92</text:p>
          </table:table-cell>
          <table:table-cell office:value-type="float" office:value="-35.9909" calcext:value-type="float">
            <text:p>-35.9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083" calcext:value-type="float">
            <text:p>-36.40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4568" calcext:value-type="float">
            <text:p>-36.45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2.1582" calcext:value-type="float">
            <text:p>-22.1582</text:p>
          </table:table-cell>
          <table:table-cell office:value-type="float" office:value="0" calcext:value-type="float">
            <text:p>0</text:p>
          </table:table-cell>
          <table:table-cell office:value-type="float" office:value="-25.444" calcext:value-type="float">
            <text:p>-25.444</text:p>
          </table:table-cell>
          <table:table-cell office:value-type="float" office:value="-42.3596" calcext:value-type="float">
            <text:p>-42.3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0572" calcext:value-type="float">
            <text:p>-35.05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0008" calcext:value-type="float">
            <text:p>-33.000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3.4682" calcext:value-type="float">
            <text:p>-23.4682</text:p>
          </table:table-cell>
          <table:table-cell office:value-type="float" office:value="-37.0412" calcext:value-type="float">
            <text:p>-37.0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4448" calcext:value-type="float">
            <text:p>-37.44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4916" calcext:value-type="float">
            <text:p>-37.49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2.6739" calcext:value-type="float">
            <text:p>-22.6739</text:p>
          </table:table-cell>
          <table:table-cell office:value-type="float" office:value="0" calcext:value-type="float">
            <text:p>0</text:p>
          </table:table-cell>
          <table:table-cell office:value-type="float" office:value="-26.0564" calcext:value-type="float">
            <text:p>-26.0564</text:p>
          </table:table-cell>
          <table:table-cell office:value-type="float" office:value="-43.3671" calcext:value-type="float">
            <text:p>-43.3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7084" calcext:value-type="float">
            <text:p>-34.70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108" calcext:value-type="float">
            <text:p>-34.10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3.0183" calcext:value-type="float">
            <text:p>-23.0183</text:p>
          </table:table-cell>
          <table:table-cell office:value-type="float" office:value="-38.0948" calcext:value-type="float">
            <text:p>-38.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4921" calcext:value-type="float">
            <text:p>-38.49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5125" calcext:value-type="float">
            <text:p>-38.51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3.2694" calcext:value-type="float">
            <text:p>-23.2694</text:p>
          </table:table-cell>
          <table:table-cell office:value-type="float" office:value="0" calcext:value-type="float">
            <text:p>0</text:p>
          </table:table-cell>
          <table:table-cell office:value-type="float" office:value="-26.6633" calcext:value-type="float">
            <text:p>-26.6633</text:p>
          </table:table-cell>
          <table:table-cell office:value-type="float" office:value="-44.3618" calcext:value-type="float">
            <text:p>-44.3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3595" calcext:value-type="float">
            <text:p>-34.35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193" calcext:value-type="float">
            <text:p>-35.19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2.5694" calcext:value-type="float">
            <text:p>-22.5694</text:p>
          </table:table-cell>
          <table:table-cell office:value-type="float" office:value="-39.1499" calcext:value-type="float">
            <text:p>-39.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5452" calcext:value-type="float">
            <text:p>-39.54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5258" calcext:value-type="float">
            <text:p>-39.52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3.9118" calcext:value-type="float">
            <text:p>-23.9118</text:p>
          </table:table-cell>
          <table:table-cell office:value-type="float" office:value="0" calcext:value-type="float">
            <text:p>0</text:p>
          </table:table-cell>
          <table:table-cell office:value-type="float" office:value="-27.2671" calcext:value-type="float">
            <text:p>-27.2671</text:p>
          </table:table-cell>
          <table:table-cell office:value-type="float" office:value="-45.3495" calcext:value-type="float">
            <text:p>-45.3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0106" calcext:value-type="float">
            <text:p>-34.01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2653" calcext:value-type="float">
            <text:p>-36.265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2.1249" calcext:value-type="float">
            <text:p>-22.1249</text:p>
          </table:table-cell>
          <table:table-cell office:value-type="float" office:value="-40.2043" calcext:value-type="float">
            <text:p>-40.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6002" calcext:value-type="float">
            <text:p>-40.6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.5354" calcext:value-type="float">
            <text:p>-40.53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4.6555" calcext:value-type="float">
            <text:p>-24.6555</text:p>
          </table:table-cell>
          <table:table-cell office:value-type="float" office:value="0" calcext:value-type="float">
            <text:p>0</text:p>
          </table:table-cell>
          <table:table-cell office:value-type="float" office:value="-27.8697" calcext:value-type="float">
            <text:p>-27.8697</text:p>
          </table:table-cell>
          <table:table-cell office:value-type="float" office:value="-46.3433" calcext:value-type="float">
            <text:p>-46.3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663" calcext:value-type="float">
            <text:p>-33.6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3295" calcext:value-type="float">
            <text:p>-37.329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1.6931" calcext:value-type="float">
            <text:p>-21.6931</text:p>
          </table:table-cell>
          <table:table-cell office:value-type="float" office:value="-41.2565" calcext:value-type="float">
            <text:p>-41.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6606" calcext:value-type="float">
            <text:p>-41.6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0221" calcext:value-type="float">
            <text:p>-22.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5376" calcext:value-type="float">
            <text:p>-41.53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5.7329" calcext:value-type="float">
            <text:p>-25.7329</text:p>
          </table:table-cell>
          <table:table-cell office:value-type="float" office:value="0" calcext:value-type="float">
            <text:p>0</text:p>
          </table:table-cell>
          <table:table-cell office:value-type="float" office:value="-28.4684" calcext:value-type="float">
            <text:p>-28.4684</text:p>
          </table:table-cell>
          <table:table-cell office:value-type="float" office:value="-47.352" calcext:value-type="float">
            <text:p>-47.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3201" calcext:value-type="float">
            <text:p>-33.3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3675" calcext:value-type="float">
            <text:p>-38.367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1.2589" calcext:value-type="float">
            <text:p>-21.2589</text:p>
          </table:table-cell>
          <table:table-cell office:value-type="float" office:value="-42.3095" calcext:value-type="float">
            <text:p>-42.3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7158" calcext:value-type="float">
            <text:p>-42.7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4707" calcext:value-type="float">
            <text:p>-22.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5398" calcext:value-type="float">
            <text:p>-42.539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6.8251" calcext:value-type="float">
            <text:p>-26.8251</text:p>
          </table:table-cell>
          <table:table-cell office:value-type="float" office:value="0" calcext:value-type="float">
            <text:p>0</text:p>
          </table:table-cell>
          <table:table-cell office:value-type="float" office:value="-29.065" calcext:value-type="float">
            <text:p>-29.065</text:p>
          </table:table-cell>
          <table:table-cell office:value-type="float" office:value="-48.3706" calcext:value-type="float">
            <text:p>-48.37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4191" calcext:value-type="float">
            <text:p>-39.419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0.8185" calcext:value-type="float">
            <text:p>-20.8185</text:p>
          </table:table-cell>
          <table:table-cell office:value-type="float" office:value="-43.365" calcext:value-type="float">
            <text:p>-43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614" calcext:value-type="float">
            <text:p>-43.7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9592" calcext:value-type="float">
            <text:p>-22.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416" calcext:value-type="float">
            <text:p>-43.54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7.9585" calcext:value-type="float">
            <text:p>-27.9585</text:p>
          </table:table-cell>
          <table:table-cell office:value-type="float" office:value="0" calcext:value-type="float">
            <text:p>0</text:p>
          </table:table-cell>
          <table:table-cell office:value-type="float" office:value="-29.656" calcext:value-type="float">
            <text:p>-29.656</text:p>
          </table:table-cell>
          <table:table-cell office:value-type="float" office:value="-49.4179" calcext:value-type="float">
            <text:p>-49.4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5076" calcext:value-type="float">
            <text:p>-40.507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0.3752" calcext:value-type="float">
            <text:p>-20.3752</text:p>
          </table:table-cell>
          <table:table-cell office:value-type="float" office:value="-44.4148" calcext:value-type="float">
            <text:p>-44.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084" calcext:value-type="float">
            <text:p>-44.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4689" calcext:value-type="float">
            <text:p>-23.4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5472" calcext:value-type="float">
            <text:p>-44.54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9.0784" calcext:value-type="float">
            <text:p>-29.0784</text:p>
          </table:table-cell>
          <table:table-cell office:value-type="float" office:value="0" calcext:value-type="float">
            <text:p>0</text:p>
          </table:table-cell>
          <table:table-cell office:value-type="float" office:value="-30.2426" calcext:value-type="float">
            <text:p>-30.2426</text:p>
          </table:table-cell>
          <table:table-cell office:value-type="float" office:value="-50.4675" calcext:value-type="float">
            <text:p>-50.46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592" calcext:value-type="float">
            <text:p>-41.59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9.9254" calcext:value-type="float">
            <text:p>-19.9254</text:p>
          </table:table-cell>
          <table:table-cell office:value-type="float" office:value="-45.4525" calcext:value-type="float">
            <text:p>-45.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576" calcext:value-type="float">
            <text:p>-45.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218" calcext:value-type="float">
            <text:p>-24.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5598" calcext:value-type="float">
            <text:p>-45.559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0.1713" calcext:value-type="float">
            <text:p>-30.1713</text:p>
          </table:table-cell>
          <table:table-cell office:value-type="float" office:value="0" calcext:value-type="float">
            <text:p>0</text:p>
          </table:table-cell>
          <table:table-cell office:value-type="float" office:value="-30.8194" calcext:value-type="float">
            <text:p>-30.8194</text:p>
          </table:table-cell>
          <table:table-cell office:value-type="float" office:value="-51.5219" calcext:value-type="float">
            <text:p>-51.52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6683" calcext:value-type="float">
            <text:p>-42.668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19.9557" calcext:value-type="float">
            <text:p>-19.9557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9.4789" calcext:value-type="float">
            <text:p>-19.4789</text:p>
          </table:table-cell>
          <table:table-cell office:value-type="float" office:value="-46.4903" calcext:value-type="float">
            <text:p>-46.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9139" calcext:value-type="float">
            <text:p>-46.9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5696" calcext:value-type="float">
            <text:p>-24.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738" calcext:value-type="float">
            <text:p>-46.5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1.2601" calcext:value-type="float">
            <text:p>-31.2601</text:p>
          </table:table-cell>
          <table:table-cell office:value-type="float" office:value="0" calcext:value-type="float">
            <text:p>0</text:p>
          </table:table-cell>
          <table:table-cell office:value-type="float" office:value="-31.3958" calcext:value-type="float">
            <text:p>-31.3958</text:p>
          </table:table-cell>
          <table:table-cell office:value-type="float" office:value="-52.5809" calcext:value-type="float">
            <text:p>-52.58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7413" calcext:value-type="float">
            <text:p>-43.74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0.4658" calcext:value-type="float">
            <text:p>-20.4658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9.0363" calcext:value-type="float">
            <text:p>-19.0363</text:p>
          </table:table-cell>
          <table:table-cell office:value-type="float" office:value="-47.5281" calcext:value-type="float">
            <text:p>-47.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977" calcext:value-type="float">
            <text:p>-47.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1122" calcext:value-type="float">
            <text:p>-25.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5891" calcext:value-type="float">
            <text:p>-47.58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2.3435" calcext:value-type="float">
            <text:p>-32.3435</text:p>
          </table:table-cell>
          <table:table-cell office:value-type="float" office:value="0" calcext:value-type="float">
            <text:p>0</text:p>
          </table:table-cell>
          <table:table-cell office:value-type="float" office:value="-31.9717" calcext:value-type="float">
            <text:p>-31.9717</text:p>
          </table:table-cell>
          <table:table-cell office:value-type="float" office:value="-53.6457" calcext:value-type="float">
            <text:p>-53.64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8101" calcext:value-type="float">
            <text:p>-44.81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1.0699" calcext:value-type="float">
            <text:p>-21.0699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8.6194" calcext:value-type="float">
            <text:p>-18.6194</text:p>
          </table:table-cell>
          <table:table-cell office:value-type="float" office:value="-48.5668" calcext:value-type="float">
            <text:p>-48.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0322" calcext:value-type="float">
            <text:p>-49.0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6799" calcext:value-type="float">
            <text:p>-25.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6039" calcext:value-type="float">
            <text:p>-48.6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1843" calcext:value-type="float">
            <text:p>-23.18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4248" calcext:value-type="float">
            <text:p>-33.4248</text:p>
          </table:table-cell>
          <table:table-cell office:value-type="float" office:value="0" calcext:value-type="float">
            <text:p>0</text:p>
          </table:table-cell>
          <table:table-cell office:value-type="float" office:value="-32.5484" calcext:value-type="float">
            <text:p>-32.5484</text:p>
          </table:table-cell>
          <table:table-cell office:value-type="float" office:value="-54.7147" calcext:value-type="float">
            <text:p>-54.71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888" calcext:value-type="float">
            <text:p>-45.88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1.8346" calcext:value-type="float">
            <text:p>-21.8346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8.2142" calcext:value-type="float">
            <text:p>-18.2142</text:p>
          </table:table-cell>
          <table:table-cell office:value-type="float" office:value="-49.6062" calcext:value-type="float">
            <text:p>-49.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0875" calcext:value-type="float">
            <text:p>-50.0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2701" calcext:value-type="float">
            <text:p>-26.2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6186" calcext:value-type="float">
            <text:p>-49.61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5781" calcext:value-type="float">
            <text:p>-23.57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5043" calcext:value-type="float">
            <text:p>-34.5043</text:p>
          </table:table-cell>
          <table:table-cell office:value-type="float" office:value="0" calcext:value-type="float">
            <text:p>0</text:p>
          </table:table-cell>
          <table:table-cell office:value-type="float" office:value="-33.1255" calcext:value-type="float">
            <text:p>-33.1255</text:p>
          </table:table-cell>
          <table:table-cell office:value-type="float" office:value="-55.7856" calcext:value-type="float">
            <text:p>-55.78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9737" calcext:value-type="float">
            <text:p>-46.973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2.7366" calcext:value-type="float">
            <text:p>-22.7366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7.8098" calcext:value-type="float">
            <text:p>-17.8098</text:p>
          </table:table-cell>
          <table:table-cell office:value-type="float" office:value="-50.646" calcext:value-type="float">
            <text:p>-50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1433" calcext:value-type="float">
            <text:p>-51.1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8615" calcext:value-type="float">
            <text:p>-26.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6337" calcext:value-type="float">
            <text:p>-50.63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9718" calcext:value-type="float">
            <text:p>-23.97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5838" calcext:value-type="float">
            <text:p>-35.5838</text:p>
          </table:table-cell>
          <table:table-cell office:value-type="float" office:value="0" calcext:value-type="float">
            <text:p>0</text:p>
          </table:table-cell>
          <table:table-cell office:value-type="float" office:value="-33.7029" calcext:value-type="float">
            <text:p>-33.7029</text:p>
          </table:table-cell>
          <table:table-cell office:value-type="float" office:value="-56.8564" calcext:value-type="float">
            <text:p>-56.8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0591" calcext:value-type="float">
            <text:p>-48.059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3.6593" calcext:value-type="float">
            <text:p>-23.6593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7.4224" calcext:value-type="float">
            <text:p>-17.4224</text:p>
          </table:table-cell>
          <table:table-cell office:value-type="float" office:value="-51.6914" calcext:value-type="float">
            <text:p>-51.6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2111" calcext:value-type="float">
            <text:p>-52.2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4725" calcext:value-type="float">
            <text:p>-27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6527" calcext:value-type="float">
            <text:p>-51.65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.3645" calcext:value-type="float">
            <text:p>-24.36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6639" calcext:value-type="float">
            <text:p>-36.6639</text:p>
          </table:table-cell>
          <table:table-cell office:value-type="float" office:value="0" calcext:value-type="float">
            <text:p>0</text:p>
          </table:table-cell>
          <table:table-cell office:value-type="float" office:value="-34.2879" calcext:value-type="float">
            <text:p>-34.28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9.1392" calcext:value-type="float">
            <text:p>-49.139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5.0505" calcext:value-type="float">
            <text:p>-25.0505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7.0354" calcext:value-type="float">
            <text:p>-17.0354</text:p>
          </table:table-cell>
          <table:table-cell office:value-type="float" office:value="-52.7572" calcext:value-type="float">
            <text:p>-52.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78" calcext:value-type="float">
            <text:p>-53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0775" calcext:value-type="float">
            <text:p>-28.0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6815" calcext:value-type="float">
            <text:p>-52.68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.7595" calcext:value-type="float">
            <text:p>-24.75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7473" calcext:value-type="float">
            <text:p>-37.7473</text:p>
          </table:table-cell>
          <table:table-cell office:value-type="float" office:value="0" calcext:value-type="float">
            <text:p>0</text:p>
          </table:table-cell>
          <table:table-cell office:value-type="float" office:value="-34.8728" calcext:value-type="float">
            <text:p>-34.87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0.2228" calcext:value-type="float">
            <text:p>-50.22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6.4392" calcext:value-type="float">
            <text:p>-26.4392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6.6497" calcext:value-type="float">
            <text:p>-16.6497</text:p>
          </table:table-cell>
          <table:table-cell office:value-type="float" office:value="-53.8965" calcext:value-type="float">
            <text:p>-53.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3446" calcext:value-type="float">
            <text:p>-54.3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6617" calcext:value-type="float">
            <text:p>-28.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7127" calcext:value-type="float">
            <text:p>-53.7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5.1551" calcext:value-type="float">
            <text:p>-25.15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8417" calcext:value-type="float">
            <text:p>-38.8417</text:p>
          </table:table-cell>
          <table:table-cell office:value-type="float" office:value="0" calcext:value-type="float">
            <text:p>0</text:p>
          </table:table-cell>
          <table:table-cell office:value-type="float" office:value="-35.4579" calcext:value-type="float">
            <text:p>-35.45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1.3181" calcext:value-type="float">
            <text:p>-51.318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7.8184" calcext:value-type="float">
            <text:p>-27.8184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6.2634" calcext:value-type="float">
            <text:p>-16.2634</text:p>
          </table:table-cell>
          <table:table-cell office:value-type="float" office:value="-55.0411" calcext:value-type="float">
            <text:p>-55.0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4166" calcext:value-type="float">
            <text:p>-55.4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251" calcext:value-type="float">
            <text:p>-29.2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8441" calcext:value-type="float">
            <text:p>-25.84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9399" calcext:value-type="float">
            <text:p>-39.9399</text:p>
          </table:table-cell>
          <table:table-cell office:value-type="float" office:value="0" calcext:value-type="float">
            <text:p>0</text:p>
          </table:table-cell>
          <table:table-cell office:value-type="float" office:value="-36.0429" calcext:value-type="float">
            <text:p>-36.04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2.4034" calcext:value-type="float">
            <text:p>-52.403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9.1937" calcext:value-type="float">
            <text:p>-29.1937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5.8754" calcext:value-type="float">
            <text:p>-15.8754</text:p>
          </table:table-cell>
          <table:table-cell office:value-type="float" office:value="-56.2044" calcext:value-type="float">
            <text:p>-56.2044</text:p>
          </table:table-cell>
          <table:table-cell office:value-type="float" office:value="0" calcext:value-type="float">
            <text:p>0</text:p>
          </table:table-cell>
          <table:table-cell office:value-type="float" office:value="-59.5104" calcext:value-type="float">
            <text:p>-59.5104</text:p>
          </table:table-cell>
          <table:table-cell office:value-type="float" office:value="-56.489" calcext:value-type="float">
            <text:p>-56.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8577" calcext:value-type="float">
            <text:p>-29.85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6.5622" calcext:value-type="float">
            <text:p>-26.56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0505" calcext:value-type="float">
            <text:p>-41.05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9.1826" calcext:value-type="float">
            <text:p>-59.1826</text:p>
          </table:table-cell>
          <table:table-cell office:value-type="float" office:value="-53.4884" calcext:value-type="float">
            <text:p>-53.4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30.5551" calcext:value-type="float">
            <text:p>-30.555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5.4831" calcext:value-type="float">
            <text:p>-15.4831</text:p>
          </table:table-cell>
          <table:table-cell office:value-type="float" office:value="-57.3703" calcext:value-type="float">
            <text:p>-57.3703</text:p>
          </table:table-cell>
          <table:table-cell office:value-type="float" office:value="0" calcext:value-type="float">
            <text:p>0</text:p>
          </table:table-cell>
          <table:table-cell office:value-type="float" office:value="-58.5243" calcext:value-type="float">
            <text:p>-58.5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4606" calcext:value-type="float">
            <text:p>-30.46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7.2981" calcext:value-type="float">
            <text:p>-27.29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2.1534" calcext:value-type="float">
            <text:p>-42.15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8.2575" calcext:value-type="float">
            <text:p>-58.2575</text:p>
          </table:table-cell>
          <table:table-cell office:value-type="float" office:value="-54.5738" calcext:value-type="float">
            <text:p>-54.573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31.917" calcext:value-type="float">
            <text:p>-31.917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5.0781" calcext:value-type="float">
            <text:p>-15.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052" calcext:value-type="float">
            <text:p>-57.5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0449" calcext:value-type="float">
            <text:p>-31.04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8.1217" calcext:value-type="float">
            <text:p>-28.1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2174" calcext:value-type="float">
            <text:p>-43.21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7.3223" calcext:value-type="float">
            <text:p>-57.322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3.2801" calcext:value-type="float">
            <text:p>-33.280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4.6717" calcext:value-type="float">
            <text:p>-14.6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747" calcext:value-type="float">
            <text:p>-56.47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6291" calcext:value-type="float">
            <text:p>-31.6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5377" calcext:value-type="float">
            <text:p>-59.5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.9502" calcext:value-type="float">
            <text:p>-28.95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4.2868" calcext:value-type="float">
            <text:p>-44.28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6.3889" calcext:value-type="float">
            <text:p>-56.388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4.6404" calcext:value-type="float">
            <text:p>-34.6404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4.2602" calcext:value-type="float">
            <text:p>-14.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3996" calcext:value-type="float">
            <text:p>-55.3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2127" calcext:value-type="float">
            <text:p>-32.2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3449" calcext:value-type="float">
            <text:p>-58.3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7984" calcext:value-type="float">
            <text:p>-29.79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3738" calcext:value-type="float">
            <text:p>-45.37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5.4619" calcext:value-type="float">
            <text:p>-55.46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3.3799" calcext:value-type="float">
            <text:p>-23.3799</text:p>
          </table:table-cell>
          <table:table-cell office:value-type="float" office:value="0" calcext:value-type="float">
            <text:p>0</text:p>
          </table:table-cell>
          <table:table-cell office:value-type="float" office:value="-35.9904" calcext:value-type="float">
            <text:p>-35.9904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3.8501" calcext:value-type="float">
            <text:p>-13.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3436" calcext:value-type="float">
            <text:p>-54.3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7946" calcext:value-type="float">
            <text:p>-32.7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1543" calcext:value-type="float">
            <text:p>-57.15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6547" calcext:value-type="float">
            <text:p>-30.65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6.4732" calcext:value-type="float">
            <text:p>-46.47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4.5437" calcext:value-type="float">
            <text:p>-54.543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3.6959" calcext:value-type="float">
            <text:p>-23.6959</text:p>
          </table:table-cell>
          <table:table-cell office:value-type="float" office:value="0" calcext:value-type="float">
            <text:p>0</text:p>
          </table:table-cell>
          <table:table-cell office:value-type="float" office:value="-37.3394" calcext:value-type="float">
            <text:p>-37.3394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53.3096" calcext:value-type="float">
            <text:p>-53.3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3744" calcext:value-type="float">
            <text:p>-33.3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9662" calcext:value-type="float">
            <text:p>-55.9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1.5212" calcext:value-type="float">
            <text:p>-31.5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7.5865" calcext:value-type="float">
            <text:p>-47.58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3.6365" calcext:value-type="float">
            <text:p>-53.636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4.0119" calcext:value-type="float">
            <text:p>-24.0119</text:p>
          </table:table-cell>
          <table:table-cell office:value-type="float" office:value="0" calcext:value-type="float">
            <text:p>0</text:p>
          </table:table-cell>
          <table:table-cell office:value-type="float" office:value="-38.6871" calcext:value-type="float">
            <text:p>-38.6871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52.3115" calcext:value-type="float">
            <text:p>-52.3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9837" calcext:value-type="float">
            <text:p>-33.9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7556" calcext:value-type="float">
            <text:p>-54.75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.4477" calcext:value-type="float">
            <text:p>-32.44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7049" calcext:value-type="float">
            <text:p>-48.70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2.7256" calcext:value-type="float">
            <text:p>-52.72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4.327" calcext:value-type="float">
            <text:p>-24.327</text:p>
          </table:table-cell>
          <table:table-cell office:value-type="float" office:value="0" calcext:value-type="float">
            <text:p>0</text:p>
          </table:table-cell>
          <table:table-cell office:value-type="float" office:value="-40.0792" calcext:value-type="float">
            <text:p>-40.079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51.3374" calcext:value-type="float">
            <text:p>-51.3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6131" calcext:value-type="float">
            <text:p>-34.6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5301" calcext:value-type="float">
            <text:p>-53.5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4141" calcext:value-type="float">
            <text:p>-33.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9.8266" calcext:value-type="float">
            <text:p>-49.82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1.812" calcext:value-type="float">
            <text:p>-51.8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4.6416" calcext:value-type="float">
            <text:p>-24.6416</text:p>
          </table:table-cell>
          <table:table-cell office:value-type="float" office:value="0" calcext:value-type="float">
            <text:p>0</text:p>
          </table:table-cell>
          <table:table-cell office:value-type="float" office:value="-41.501" calcext:value-type="float">
            <text:p>-41.501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50.3758" calcext:value-type="float">
            <text:p>-50.37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2441" calcext:value-type="float">
            <text:p>-35.2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3508" calcext:value-type="float">
            <text:p>-52.3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4.3953" calcext:value-type="float">
            <text:p>-34.39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0.9475" calcext:value-type="float">
            <text:p>-50.94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0.882" calcext:value-type="float">
            <text:p>-50.88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4.9714" calcext:value-type="float">
            <text:p>-24.9714</text:p>
          </table:table-cell>
          <table:table-cell office:value-type="float" office:value="0" calcext:value-type="float">
            <text:p>0</text:p>
          </table:table-cell>
          <table:table-cell office:value-type="float" office:value="-42.9422" calcext:value-type="float">
            <text:p>-42.942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9.4186" calcext:value-type="float">
            <text:p>-49.4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8757" calcext:value-type="float">
            <text:p>-35.8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1879" calcext:value-type="float">
            <text:p>-51.1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3826" calcext:value-type="float">
            <text:p>-35.3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.0683" calcext:value-type="float">
            <text:p>-52.06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9.9452" calcext:value-type="float">
            <text:p>-49.945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5.3069" calcext:value-type="float">
            <text:p>-25.3069</text:p>
          </table:table-cell>
          <table:table-cell office:value-type="float" office:value="0" calcext:value-type="float">
            <text:p>0</text:p>
          </table:table-cell>
          <table:table-cell office:value-type="float" office:value="-44.3911" calcext:value-type="float">
            <text:p>-44.3911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8.4574" calcext:value-type="float">
            <text:p>-48.4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5045" calcext:value-type="float">
            <text:p>-36.5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0245" calcext:value-type="float">
            <text:p>-50.02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3715" calcext:value-type="float">
            <text:p>-36.3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6583" calcext:value-type="float">
            <text:p>-20.6583</text:p>
          </table:table-cell>
          <table:table-cell office:value-type="float" office:value="0" calcext:value-type="float">
            <text:p>0</text:p>
          </table:table-cell>
          <table:table-cell office:value-type="float" office:value="-53.1901" calcext:value-type="float">
            <text:p>-53.19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2347" calcext:value-type="float">
            <text:p>-59.2347</text:p>
          </table:table-cell>
          <table:table-cell office:value-type="float" office:value="0" calcext:value-type="float">
            <text:p>0</text:p>
          </table:table-cell>
          <table:table-cell office:value-type="float" office:value="-49.0074" calcext:value-type="float">
            <text:p>-49.00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5.6552" calcext:value-type="float">
            <text:p>-25.6552</text:p>
          </table:table-cell>
          <table:table-cell office:value-type="float" office:value="0" calcext:value-type="float">
            <text:p>0</text:p>
          </table:table-cell>
          <table:table-cell office:value-type="float" office:value="-45.8402" calcext:value-type="float">
            <text:p>-45.840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7.47" calcext:value-type="float">
            <text:p>-47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1215" calcext:value-type="float">
            <text:p>-37.1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8574" calcext:value-type="float">
            <text:p>-48.8574</text:p>
          </table:table-cell>
          <table:table-cell office:value-type="float" office:value="-59.2256" calcext:value-type="float">
            <text:p>-59.2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3735" calcext:value-type="float">
            <text:p>-37.3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1143" calcext:value-type="float">
            <text:p>-21.1143</text:p>
          </table:table-cell>
          <table:table-cell office:value-type="float" office:value="0" calcext:value-type="float">
            <text:p>0</text:p>
          </table:table-cell>
          <table:table-cell office:value-type="float" office:value="-54.3192" calcext:value-type="float">
            <text:p>-54.3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2452" calcext:value-type="float">
            <text:p>-58.2452</text:p>
          </table:table-cell>
          <table:table-cell office:value-type="float" office:value="0" calcext:value-type="float">
            <text:p>0</text:p>
          </table:table-cell>
          <table:table-cell office:value-type="float" office:value="-48.0612" calcext:value-type="float">
            <text:p>-48.06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6.0883" calcext:value-type="float">
            <text:p>-26.0883</text:p>
          </table:table-cell>
          <table:table-cell office:value-type="float" office:value="0" calcext:value-type="float">
            <text:p>0</text:p>
          </table:table-cell>
          <table:table-cell office:value-type="float" office:value="-47.2922" calcext:value-type="float">
            <text:p>-47.2922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6.4607" calcext:value-type="float">
            <text:p>-46.4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7267" calcext:value-type="float">
            <text:p>-37.7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6906" calcext:value-type="float">
            <text:p>-47.6906</text:p>
          </table:table-cell>
          <table:table-cell office:value-type="float" office:value="-58.3637" calcext:value-type="float">
            <text:p>-58.36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3734" calcext:value-type="float">
            <text:p>-38.37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5734" calcext:value-type="float">
            <text:p>-21.5734</text:p>
          </table:table-cell>
          <table:table-cell office:value-type="float" office:value="0" calcext:value-type="float">
            <text:p>0</text:p>
          </table:table-cell>
          <table:table-cell office:value-type="float" office:value="-55.4476" calcext:value-type="float">
            <text:p>-55.44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2726" calcext:value-type="float">
            <text:p>-57.2726</text:p>
          </table:table-cell>
          <table:table-cell office:value-type="float" office:value="0" calcext:value-type="float">
            <text:p>0</text:p>
          </table:table-cell>
          <table:table-cell office:value-type="float" office:value="-47.1104" calcext:value-type="float">
            <text:p>-47.110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6.5736" calcext:value-type="float">
            <text:p>-26.5736</text:p>
          </table:table-cell>
          <table:table-cell office:value-type="float" office:value="0" calcext:value-type="float">
            <text:p>0</text:p>
          </table:table-cell>
          <table:table-cell office:value-type="float" office:value="-48.7497" calcext:value-type="float">
            <text:p>-48.7497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5.4079" calcext:value-type="float">
            <text:p>-45.4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3078" calcext:value-type="float">
            <text:p>-38.3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5247" calcext:value-type="float">
            <text:p>-46.5247</text:p>
          </table:table-cell>
          <table:table-cell office:value-type="float" office:value="-57.4862" calcext:value-type="float">
            <text:p>-57.48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3691" calcext:value-type="float">
            <text:p>-39.36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0379" calcext:value-type="float">
            <text:p>-22.03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6.3345" calcext:value-type="float">
            <text:p>-56.3345</text:p>
          </table:table-cell>
          <table:table-cell office:value-type="float" office:value="0" calcext:value-type="float">
            <text:p>0</text:p>
          </table:table-cell>
          <table:table-cell office:value-type="float" office:value="-46.1502" calcext:value-type="float">
            <text:p>-46.15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7.1639" calcext:value-type="float">
            <text:p>-27.1639</text:p>
          </table:table-cell>
          <table:table-cell office:value-type="float" office:value="0" calcext:value-type="float">
            <text:p>0</text:p>
          </table:table-cell>
          <table:table-cell office:value-type="float" office:value="-50.2194" calcext:value-type="float">
            <text:p>-50.2194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4.3638" calcext:value-type="float">
            <text:p>-44.3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8835" calcext:value-type="float">
            <text:p>-38.8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3481" calcext:value-type="float">
            <text:p>-45.3481</text:p>
          </table:table-cell>
          <table:table-cell office:value-type="float" office:value="-56.5916" calcext:value-type="float">
            <text:p>-56.59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3694" calcext:value-type="float">
            <text:p>-40.3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5045" calcext:value-type="float">
            <text:p>-22.50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5.3917" calcext:value-type="float">
            <text:p>-55.3917</text:p>
          </table:table-cell>
          <table:table-cell office:value-type="float" office:value="0" calcext:value-type="float">
            <text:p>0</text:p>
          </table:table-cell>
          <table:table-cell office:value-type="float" office:value="-45.1871" calcext:value-type="float">
            <text:p>-45.187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7.8649" calcext:value-type="float">
            <text:p>-27.8649</text:p>
          </table:table-cell>
          <table:table-cell office:value-type="float" office:value="0" calcext:value-type="float">
            <text:p>0</text:p>
          </table:table-cell>
          <table:table-cell office:value-type="float" office:value="-51.6888" calcext:value-type="float">
            <text:p>-51.6888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3.3247" calcext:value-type="float">
            <text:p>-43.3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4555" calcext:value-type="float">
            <text:p>-39.4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1645" calcext:value-type="float">
            <text:p>-44.1645</text:p>
          </table:table-cell>
          <table:table-cell office:value-type="float" office:value="-55.6852" calcext:value-type="float">
            <text:p>-55.6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3726" calcext:value-type="float">
            <text:p>-41.37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9726" calcext:value-type="float">
            <text:p>-22.97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4.4457" calcext:value-type="float">
            <text:p>-54.4457</text:p>
          </table:table-cell>
          <table:table-cell office:value-type="float" office:value="0" calcext:value-type="float">
            <text:p>0</text:p>
          </table:table-cell>
          <table:table-cell office:value-type="float" office:value="-44.2222" calcext:value-type="float">
            <text:p>-44.22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8.6409" calcext:value-type="float">
            <text:p>-28.6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2.2905" calcext:value-type="float">
            <text:p>-42.2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0072" calcext:value-type="float">
            <text:p>-40.0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9699" calcext:value-type="float">
            <text:p>-42.9699</text:p>
          </table:table-cell>
          <table:table-cell office:value-type="float" office:value="-54.7724" calcext:value-type="float">
            <text:p>-54.77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3652" calcext:value-type="float">
            <text:p>-42.3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6088" calcext:value-type="float">
            <text:p>-23.60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3.5249" calcext:value-type="float">
            <text:p>-53.5249</text:p>
          </table:table-cell>
          <table:table-cell office:value-type="float" office:value="0" calcext:value-type="float">
            <text:p>0</text:p>
          </table:table-cell>
          <table:table-cell office:value-type="float" office:value="-43.2525" calcext:value-type="float">
            <text:p>-43.25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9.4246" calcext:value-type="float">
            <text:p>-29.4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1.2589" calcext:value-type="float">
            <text:p>-41.2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5526" calcext:value-type="float">
            <text:p>-40.5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698" calcext:value-type="float">
            <text:p>-41.7698</text:p>
          </table:table-cell>
          <table:table-cell office:value-type="float" office:value="-53.8568" calcext:value-type="float">
            <text:p>-53.85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3527" calcext:value-type="float">
            <text:p>-43.3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3241" calcext:value-type="float">
            <text:p>-24.32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2.6167" calcext:value-type="float">
            <text:p>-52.6167</text:p>
          </table:table-cell>
          <table:table-cell office:value-type="float" office:value="0" calcext:value-type="float">
            <text:p>0</text:p>
          </table:table-cell>
          <table:table-cell office:value-type="float" office:value="-42.2806" calcext:value-type="float">
            <text:p>-42.280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0.2123" calcext:value-type="float">
            <text:p>-30.2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40.226" calcext:value-type="float">
            <text:p>-40.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0975" calcext:value-type="float">
            <text:p>-41.0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5697" calcext:value-type="float">
            <text:p>-40.5697</text:p>
          </table:table-cell>
          <table:table-cell office:value-type="float" office:value="-52.9412" calcext:value-type="float">
            <text:p>-52.94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3374" calcext:value-type="float">
            <text:p>-44.3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0463" calcext:value-type="float">
            <text:p>-25.04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1.7087" calcext:value-type="float">
            <text:p>-51.7087</text:p>
          </table:table-cell>
          <table:table-cell office:value-type="float" office:value="0" calcext:value-type="float">
            <text:p>0</text:p>
          </table:table-cell>
          <table:table-cell office:value-type="float" office:value="-41.3086" calcext:value-type="float">
            <text:p>-41.30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0.9993" calcext:value-type="float">
            <text:p>-30.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9.157" calcext:value-type="float">
            <text:p>-39.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6281" calcext:value-type="float">
            <text:p>-41.6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3705" calcext:value-type="float">
            <text:p>-39.3705</text:p>
          </table:table-cell>
          <table:table-cell office:value-type="float" office:value="-52.0263" calcext:value-type="float">
            <text:p>-52.02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2564" calcext:value-type="float">
            <text:p>-45.2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1053" calcext:value-type="float">
            <text:p>-26.10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0.8074" calcext:value-type="float">
            <text:p>-50.8074</text:p>
          </table:table-cell>
          <table:table-cell office:value-type="float" office:value="0" calcext:value-type="float">
            <text:p>0</text:p>
          </table:table-cell>
          <table:table-cell office:value-type="float" office:value="-40.3373" calcext:value-type="float">
            <text:p>-40.337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1.7652" calcext:value-type="float">
            <text:p>-31.7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8.0833" calcext:value-type="float">
            <text:p>-38.0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1672" calcext:value-type="float">
            <text:p>-42.1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169" calcext:value-type="float">
            <text:p>-38.169</text:p>
          </table:table-cell>
          <table:table-cell office:value-type="float" office:value="-51.1103" calcext:value-type="float">
            <text:p>-51.1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1779" calcext:value-type="float">
            <text:p>-46.17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1606" calcext:value-type="float">
            <text:p>-27.16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9.9065" calcext:value-type="float">
            <text:p>-49.9065</text:p>
          </table:table-cell>
          <table:table-cell office:value-type="float" office:value="0" calcext:value-type="float">
            <text:p>0</text:p>
          </table:table-cell>
          <table:table-cell office:value-type="float" office:value="-39.3632" calcext:value-type="float">
            <text:p>-39.36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2.5323" calcext:value-type="float">
            <text:p>-32.5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6.9952" calcext:value-type="float">
            <text:p>-36.9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7352" calcext:value-type="float">
            <text:p>-42.7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9595" calcext:value-type="float">
            <text:p>-36.9595</text:p>
          </table:table-cell>
          <table:table-cell office:value-type="float" office:value="-50.1904" calcext:value-type="float">
            <text:p>-50.1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1073" calcext:value-type="float">
            <text:p>-47.1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2026" calcext:value-type="float">
            <text:p>-28.20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9.007" calcext:value-type="float">
            <text:p>-49.007</text:p>
          </table:table-cell>
          <table:table-cell office:value-type="float" office:value="0" calcext:value-type="float">
            <text:p>0</text:p>
          </table:table-cell>
          <table:table-cell office:value-type="float" office:value="-38.3803" calcext:value-type="float">
            <text:p>-38.380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3.3034" calcext:value-type="float">
            <text:p>-33.3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5.9092" calcext:value-type="float">
            <text:p>-35.9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3053" calcext:value-type="float">
            <text:p>-43.3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7411" calcext:value-type="float">
            <text:p>-35.7411</text:p>
          </table:table-cell>
          <table:table-cell office:value-type="float" office:value="-49.2689" calcext:value-type="float">
            <text:p>-49.26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0492" calcext:value-type="float">
            <text:p>-48.0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2588" calcext:value-type="float">
            <text:p>-29.25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8.101" calcext:value-type="float">
            <text:p>-48.101</text:p>
          </table:table-cell>
          <table:table-cell office:value-type="float" office:value="0" calcext:value-type="float">
            <text:p>0</text:p>
          </table:table-cell>
          <table:table-cell office:value-type="float" office:value="-37.3905" calcext:value-type="float">
            <text:p>-37.390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4.0693" calcext:value-type="float">
            <text:p>-34.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4.8264" calcext:value-type="float">
            <text:p>-34.8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8782" calcext:value-type="float">
            <text:p>-43.8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5092" calcext:value-type="float">
            <text:p>-34.5092</text:p>
          </table:table-cell>
          <table:table-cell office:value-type="float" office:value="-48.3446" calcext:value-type="float">
            <text:p>-48.34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0096" calcext:value-type="float">
            <text:p>-49.0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3354" calcext:value-type="float">
            <text:p>-30.33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7.185" calcext:value-type="float">
            <text:p>-47.185</text:p>
          </table:table-cell>
          <table:table-cell office:value-type="float" office:value="0" calcext:value-type="float">
            <text:p>0</text:p>
          </table:table-cell>
          <table:table-cell office:value-type="float" office:value="-36.3904" calcext:value-type="float">
            <text:p>-36.39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3.4048" calcext:value-type="float">
            <text:p>-23.40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8273" calcext:value-type="float">
            <text:p>-34.8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3.9406" calcext:value-type="float">
            <text:p>-33.9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4581" calcext:value-type="float">
            <text:p>-44.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4141" calcext:value-type="float">
            <text:p>-33.4141</text:p>
          </table:table-cell>
          <table:table-cell office:value-type="float" office:value="-47.4172" calcext:value-type="float">
            <text:p>-47.41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9693" calcext:value-type="float">
            <text:p>-49.9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4271" calcext:value-type="float">
            <text:p>-31.42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6.269" calcext:value-type="float">
            <text:p>-46.269</text:p>
          </table:table-cell>
          <table:table-cell office:value-type="float" office:value="0" calcext:value-type="float">
            <text:p>0</text:p>
          </table:table-cell>
          <table:table-cell office:value-type="float" office:value="-35.4776" calcext:value-type="float">
            <text:p>-35.47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0662" calcext:value-type="float">
            <text:p>-24.0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5881" calcext:value-type="float">
            <text:p>-35.5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3.3824" calcext:value-type="float">
            <text:p>-33.3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0472" calcext:value-type="float">
            <text:p>-45.0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5425" calcext:value-type="float">
            <text:p>-32.5425</text:p>
          </table:table-cell>
          <table:table-cell office:value-type="float" office:value="-46.4847" calcext:value-type="float">
            <text:p>-46.48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9278" calcext:value-type="float">
            <text:p>-50.9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5436" calcext:value-type="float">
            <text:p>-32.54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5.353" calcext:value-type="float">
            <text:p>-45.353</text:p>
          </table:table-cell>
          <table:table-cell office:value-type="float" office:value="0" calcext:value-type="float">
            <text:p>0</text:p>
          </table:table-cell>
          <table:table-cell office:value-type="float" office:value="-34.7023" calcext:value-type="float">
            <text:p>-34.70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7251" calcext:value-type="float">
            <text:p>-24.7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3528" calcext:value-type="float">
            <text:p>-36.3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2.8283" calcext:value-type="float">
            <text:p>-32.8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6478" calcext:value-type="float">
            <text:p>-45.6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7087" calcext:value-type="float">
            <text:p>-31.7087</text:p>
          </table:table-cell>
          <table:table-cell office:value-type="float" office:value="-45.5604" calcext:value-type="float">
            <text:p>-45.56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8891" calcext:value-type="float">
            <text:p>-51.8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6588" calcext:value-type="float">
            <text:p>-33.65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4.4359" calcext:value-type="float">
            <text:p>-44.4359</text:p>
          </table:table-cell>
          <table:table-cell office:value-type="float" office:value="0" calcext:value-type="float">
            <text:p>0</text:p>
          </table:table-cell>
          <table:table-cell office:value-type="float" office:value="-33.9777" calcext:value-type="float">
            <text:p>-33.97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5.3934" calcext:value-type="float">
            <text:p>-25.39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1202" calcext:value-type="float">
            <text:p>-37.1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2.2939" calcext:value-type="float">
            <text:p>-32.2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274" calcext:value-type="float">
            <text:p>-46.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0822" calcext:value-type="float">
            <text:p>-31.0822</text:p>
          </table:table-cell>
          <table:table-cell office:value-type="float" office:value="-44.6789" calcext:value-type="float">
            <text:p>-44.67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867" calcext:value-type="float">
            <text:p>-52.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766" calcext:value-type="float">
            <text:p>-34.7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3.5117" calcext:value-type="float">
            <text:p>-43.5117</text:p>
          </table:table-cell>
          <table:table-cell office:value-type="float" office:value="0" calcext:value-type="float">
            <text:p>0</text:p>
          </table:table-cell>
          <table:table-cell office:value-type="float" office:value="-33.4494" calcext:value-type="float">
            <text:p>-33.44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6.1236" calcext:value-type="float">
            <text:p>-26.12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8963" calcext:value-type="float">
            <text:p>-37.8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31.7624" calcext:value-type="float">
            <text:p>-31.7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9" calcext:value-type="float">
            <text:p>-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4584" calcext:value-type="float">
            <text:p>-30.4584</text:p>
          </table:table-cell>
          <table:table-cell office:value-type="float" office:value="-43.7962" calcext:value-type="float">
            <text:p>-43.79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8472" calcext:value-type="float">
            <text:p>-53.8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8741" calcext:value-type="float">
            <text:p>-35.87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2.5874" calcext:value-type="float">
            <text:p>-42.5874</text:p>
          </table:table-cell>
          <table:table-cell office:value-type="float" office:value="0" calcext:value-type="float">
            <text:p>0</text:p>
          </table:table-cell>
          <table:table-cell office:value-type="float" office:value="-32.9206" calcext:value-type="float">
            <text:p>-32.92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6.8886" calcext:value-type="float">
            <text:p>-26.8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6718" calcext:value-type="float">
            <text:p>-38.6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47.524" calcext:value-type="float">
            <text:p>-47.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8927" calcext:value-type="float">
            <text:p>-42.89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8385" calcext:value-type="float">
            <text:p>-54.8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9926" calcext:value-type="float">
            <text:p>-36.99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1.6621" calcext:value-type="float">
            <text:p>-41.6621</text:p>
          </table:table-cell>
          <table:table-cell office:value-type="float" office:value="0" calcext:value-type="float">
            <text:p>0</text:p>
          </table:table-cell>
          <table:table-cell office:value-type="float" office:value="-32.3853" calcext:value-type="float">
            <text:p>-32.38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2275" calcext:value-type="float">
            <text:p>-28.2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4389" calcext:value-type="float">
            <text:p>-39.43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48.1454" calcext:value-type="float">
            <text:p>-48.1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9866" calcext:value-type="float">
            <text:p>-41.98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8293" calcext:value-type="float">
            <text:p>-55.8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1081" calcext:value-type="float">
            <text:p>-38.10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0.7356" calcext:value-type="float">
            <text:p>-40.73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9.5669" calcext:value-type="float">
            <text:p>-29.56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2065" calcext:value-type="float">
            <text:p>-40.2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48.7274" calcext:value-type="float">
            <text:p>-48.7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1.0386" calcext:value-type="float">
            <text:p>-41.03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1694" calcext:value-type="float">
            <text:p>-39.16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9.7932" calcext:value-type="float">
            <text:p>-39.79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0.9151" calcext:value-type="float">
            <text:p>-30.9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9797" calcext:value-type="float">
            <text:p>-40.9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0.8293" calcext:value-type="float">
            <text:p>-20.82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9.307" calcext:value-type="float">
            <text:p>-49.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0878" calcext:value-type="float">
            <text:p>-40.08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2267" calcext:value-type="float">
            <text:p>-40.22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8.8461" calcext:value-type="float">
            <text:p>-38.84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2.2644" calcext:value-type="float">
            <text:p>-32.26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7544" calcext:value-type="float">
            <text:p>-41.7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1.2773" calcext:value-type="float">
            <text:p>-21.27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9.8814" calcext:value-type="float">
            <text:p>-49.8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1291" calcext:value-type="float">
            <text:p>-39.1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2714" calcext:value-type="float">
            <text:p>-41.27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7.8857" calcext:value-type="float">
            <text:p>-37.88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3.6169" calcext:value-type="float">
            <text:p>-33.6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5329" calcext:value-type="float">
            <text:p>-42.5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1.7257" calcext:value-type="float">
            <text:p>-21.7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0.4611" calcext:value-type="float">
            <text:p>-50.4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2032" calcext:value-type="float">
            <text:p>-38.2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3093" calcext:value-type="float">
            <text:p>-42.30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6.9949" calcext:value-type="float">
            <text:p>-36.994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9689" calcext:value-type="float">
            <text:p>-34.96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311" calcext:value-type="float">
            <text:p>-43.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2.1745" calcext:value-type="float">
            <text:p>-22.17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1.0453" calcext:value-type="float">
            <text:p>-51.0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3227" calcext:value-type="float">
            <text:p>-37.32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3375" calcext:value-type="float">
            <text:p>-43.33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6.1953" calcext:value-type="float">
            <text:p>-36.195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6.3203" calcext:value-type="float">
            <text:p>-36.3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0884" calcext:value-type="float">
            <text:p>-44.0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2.6541" calcext:value-type="float">
            <text:p>-22.65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1.6337" calcext:value-type="float">
            <text:p>-51.6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4931" calcext:value-type="float">
            <text:p>-36.49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1.5375" calcext:value-type="float">
            <text:p>-21.5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69" calcext:value-type="float">
            <text:p>-44.3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5.437" calcext:value-type="float">
            <text:p>-35.4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6728" calcext:value-type="float">
            <text:p>-37.67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8689" calcext:value-type="float">
            <text:p>-44.8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3.3597" calcext:value-type="float">
            <text:p>-23.35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.243" calcext:value-type="float">
            <text:p>-52.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0101" calcext:value-type="float">
            <text:p>-36.0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2.0753" calcext:value-type="float">
            <text:p>-22.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4272" calcext:value-type="float">
            <text:p>-45.42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1.9702" calcext:value-type="float">
            <text:p>-21.9702</text:p>
          </table:table-cell>
          <table:table-cell office:value-type="float" office:value="0" calcext:value-type="float">
            <text:p>0</text:p>
          </table:table-cell>
          <table:table-cell office:value-type="float" office:value="-34.9521" calcext:value-type="float">
            <text:p>-34.95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9.0341" calcext:value-type="float">
            <text:p>-39.03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6654" calcext:value-type="float">
            <text:p>-45.6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.1863" calcext:value-type="float">
            <text:p>-24.1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.8485" calcext:value-type="float">
            <text:p>-52.8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5298" calcext:value-type="float">
            <text:p>-35.52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2.6136" calcext:value-type="float">
            <text:p>-22.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008" calcext:value-type="float">
            <text:p>-46.50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2.8411" calcext:value-type="float">
            <text:p>-22.8411</text:p>
          </table:table-cell>
          <table:table-cell office:value-type="float" office:value="0" calcext:value-type="float">
            <text:p>0</text:p>
          </table:table-cell>
          <table:table-cell office:value-type="float" office:value="-34.4621" calcext:value-type="float">
            <text:p>-34.46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0.3939" calcext:value-type="float">
            <text:p>-40.3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4616" calcext:value-type="float">
            <text:p>-46.4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5.3279" calcext:value-type="float">
            <text:p>-25.3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9.4686" calcext:value-type="float">
            <text:p>-59.4686</text:p>
          </table:table-cell>
          <table:table-cell office:value-type="float" office:value="0" calcext:value-type="float">
            <text:p>0</text:p>
          </table:table-cell>
          <table:table-cell office:value-type="float" office:value="-53.4437" calcext:value-type="float">
            <text:p>-53.4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0561" calcext:value-type="float">
            <text:p>-35.05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1534" calcext:value-type="float">
            <text:p>-23.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133" calcext:value-type="float">
            <text:p>-47.61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.7095" calcext:value-type="float">
            <text:p>-23.7095</text:p>
          </table:table-cell>
          <table:table-cell office:value-type="float" office:value="0" calcext:value-type="float">
            <text:p>0</text:p>
          </table:table-cell>
          <table:table-cell office:value-type="float" office:value="-33.9581" calcext:value-type="float">
            <text:p>-33.95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1.7493" calcext:value-type="float">
            <text:p>-41.7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2574" calcext:value-type="float">
            <text:p>-47.2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6.4655" calcext:value-type="float">
            <text:p>-26.46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8.3428" calcext:value-type="float">
            <text:p>-58.3428</text:p>
          </table:table-cell>
          <table:table-cell office:value-type="float" office:value="0" calcext:value-type="float">
            <text:p>0</text:p>
          </table:table-cell>
          <table:table-cell office:value-type="float" office:value="-54.0452" calcext:value-type="float">
            <text:p>-54.0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5833" calcext:value-type="float">
            <text:p>-34.5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3.6957" calcext:value-type="float">
            <text:p>-23.6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7294" calcext:value-type="float">
            <text:p>-48.72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4.584" calcext:value-type="float">
            <text:p>-24.584</text:p>
          </table:table-cell>
          <table:table-cell office:value-type="float" office:value="0" calcext:value-type="float">
            <text:p>0</text:p>
          </table:table-cell>
          <table:table-cell office:value-type="float" office:value="-33.472" calcext:value-type="float">
            <text:p>-33.4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3.1053" calcext:value-type="float">
            <text:p>-43.10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0478" calcext:value-type="float">
            <text:p>-48.0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7.5935" calcext:value-type="float">
            <text:p>-27.59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7.22" calcext:value-type="float">
            <text:p>-57.22</text:p>
          </table:table-cell>
          <table:table-cell office:value-type="float" office:value="0" calcext:value-type="float">
            <text:p>0</text:p>
          </table:table-cell>
          <table:table-cell office:value-type="float" office:value="-54.6616" calcext:value-type="float">
            <text:p>-54.6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0833" calcext:value-type="float">
            <text:p>-34.0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.2437" calcext:value-type="float">
            <text:p>-24.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8532" calcext:value-type="float">
            <text:p>-49.8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4727" calcext:value-type="float">
            <text:p>-25.472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4.4625" calcext:value-type="float">
            <text:p>-44.46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8256" calcext:value-type="float">
            <text:p>-48.8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8.7394" calcext:value-type="float">
            <text:p>-28.7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6.0996" calcext:value-type="float">
            <text:p>-56.0996</text:p>
          </table:table-cell>
          <table:table-cell office:value-type="float" office:value="0" calcext:value-type="float">
            <text:p>0</text:p>
          </table:table-cell>
          <table:table-cell office:value-type="float" office:value="-55.2685" calcext:value-type="float">
            <text:p>-55.26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8007" calcext:value-type="float">
            <text:p>-24.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9777" calcext:value-type="float">
            <text:p>-50.97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6.3552" calcext:value-type="float">
            <text:p>-26.35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5.8091" calcext:value-type="float">
            <text:p>-45.80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6034" calcext:value-type="float">
            <text:p>-49.6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9.9173" calcext:value-type="float">
            <text:p>-29.9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.9832" calcext:value-type="float">
            <text:p>-54.9832</text:p>
          </table:table-cell>
          <table:table-cell office:value-type="float" office:value="0" calcext:value-type="float">
            <text:p>0</text:p>
          </table:table-cell>
          <table:table-cell office:value-type="float" office:value="-55.8586" calcext:value-type="float">
            <text:p>-55.85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5.3728" calcext:value-type="float">
            <text:p>-25.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1033" calcext:value-type="float">
            <text:p>-52.10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7.2267" calcext:value-type="float">
            <text:p>-27.22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7.136" calcext:value-type="float">
            <text:p>-47.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3813" calcext:value-type="float">
            <text:p>-50.3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1.0979" calcext:value-type="float">
            <text:p>-31.09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3.8781" calcext:value-type="float">
            <text:p>-53.8781</text:p>
          </table:table-cell>
          <table:table-cell office:value-type="float" office:value="0" calcext:value-type="float">
            <text:p>0</text:p>
          </table:table-cell>
          <table:table-cell office:value-type="float" office:value="-56.4695" calcext:value-type="float">
            <text:p>-56.46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5.9538" calcext:value-type="float">
            <text:p>-25.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317" calcext:value-type="float">
            <text:p>-53.23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8.0875" calcext:value-type="float">
            <text:p>-28.0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8.4838" calcext:value-type="float">
            <text:p>-48.48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1842" calcext:value-type="float">
            <text:p>-51.1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2.2821" calcext:value-type="float">
            <text:p>-32.28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.7878" calcext:value-type="float">
            <text:p>-52.7878</text:p>
          </table:table-cell>
          <table:table-cell office:value-type="float" office:value="0" calcext:value-type="float">
            <text:p>0</text:p>
          </table:table-cell>
          <table:table-cell office:value-type="float" office:value="-57.1082" calcext:value-type="float">
            <text:p>-57.10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6.5448" calcext:value-type="float">
            <text:p>-26.54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8.9345" calcext:value-type="float">
            <text:p>-28.93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49.859" calcext:value-type="float">
            <text:p>-49.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0205" calcext:value-type="float">
            <text:p>-52.0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3.4642" calcext:value-type="float">
            <text:p>-33.46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1.7173" calcext:value-type="float">
            <text:p>-51.71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7.142" calcext:value-type="float">
            <text:p>-27.1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9.7922" calcext:value-type="float">
            <text:p>-29.79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1.2548" calcext:value-type="float">
            <text:p>-51.2548</text:p>
          </table:table-cell>
          <table:table-cell office:value-type="float" office:value="0" calcext:value-type="float">
            <text:p>0</text:p>
          </table:table-cell>
          <table:table-cell office:value-type="float" office:value="-59.5542" calcext:value-type="float">
            <text:p>-59.5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8503" calcext:value-type="float">
            <text:p>-52.8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4.6448" calcext:value-type="float">
            <text:p>-34.64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0.6617" calcext:value-type="float">
            <text:p>-50.66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7.7439" calcext:value-type="float">
            <text:p>-27.74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0.6584" calcext:value-type="float">
            <text:p>-30.658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2.6673" calcext:value-type="float">
            <text:p>-52.6673</text:p>
          </table:table-cell>
          <table:table-cell office:value-type="float" office:value="0" calcext:value-type="float">
            <text:p>0</text:p>
          </table:table-cell>
          <table:table-cell office:value-type="float" office:value="-58.416" calcext:value-type="float">
            <text:p>-58.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6751" calcext:value-type="float">
            <text:p>-53.6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5.8215" calcext:value-type="float">
            <text:p>-35.8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9.6005" calcext:value-type="float">
            <text:p>-49.600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8.379" calcext:value-type="float">
            <text:p>-28.3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1.5353" calcext:value-type="float">
            <text:p>-31.535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4.0856" calcext:value-type="float">
            <text:p>-54.0856</text:p>
          </table:table-cell>
          <table:table-cell office:value-type="float" office:value="0" calcext:value-type="float">
            <text:p>0</text:p>
          </table:table-cell>
          <table:table-cell office:value-type="float" office:value="-57.3224" calcext:value-type="float">
            <text:p>-57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5403" calcext:value-type="float">
            <text:p>-54.5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6.9951" calcext:value-type="float">
            <text:p>-36.99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8.5351" calcext:value-type="float">
            <text:p>-48.53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9.0386" calcext:value-type="float">
            <text:p>-29.03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2.4207" calcext:value-type="float">
            <text:p>-32.42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5.5087" calcext:value-type="float">
            <text:p>-55.5087</text:p>
          </table:table-cell>
          <table:table-cell office:value-type="float" office:value="0" calcext:value-type="float">
            <text:p>0</text:p>
          </table:table-cell>
          <table:table-cell office:value-type="float" office:value="-56.2648" calcext:value-type="float">
            <text:p>-56.2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8.1574" calcext:value-type="float">
            <text:p>-38.15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7.4596" calcext:value-type="float">
            <text:p>-47.45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3247" calcext:value-type="float">
            <text:p>-59.3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0782" calcext:value-type="float">
            <text:p>-30.07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3.2935" calcext:value-type="float">
            <text:p>-33.29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6.9382" calcext:value-type="float">
            <text:p>-56.9382</text:p>
          </table:table-cell>
          <table:table-cell office:value-type="float" office:value="0" calcext:value-type="float">
            <text:p>0</text:p>
          </table:table-cell>
          <table:table-cell office:value-type="float" office:value="-55.1918" calcext:value-type="float">
            <text:p>-55.19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9.3167" calcext:value-type="float">
            <text:p>-39.31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6.3817" calcext:value-type="float">
            <text:p>-46.38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1245" calcext:value-type="float">
            <text:p>-58.1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2092" calcext:value-type="float">
            <text:p>-31.209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1629" calcext:value-type="float">
            <text:p>-34.16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58.3693" calcext:value-type="float">
            <text:p>-58.3693</text:p>
          </table:table-cell>
          <table:table-cell office:value-type="float" office:value="0" calcext:value-type="float">
            <text:p>0</text:p>
          </table:table-cell>
          <table:table-cell office:value-type="float" office:value="-54.1155" calcext:value-type="float">
            <text:p>-54.11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0.4766" calcext:value-type="float">
            <text:p>-40.47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2861" calcext:value-type="float">
            <text:p>-45.28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9216" calcext:value-type="float">
            <text:p>-56.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3396" calcext:value-type="float">
            <text:p>-32.33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0308" calcext:value-type="float">
            <text:p>-35.030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3.0366" calcext:value-type="float">
            <text:p>-53.03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1.6395" calcext:value-type="float">
            <text:p>-41.63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4.102" calcext:value-type="float">
            <text:p>-44.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7025" calcext:value-type="float">
            <text:p>-55.7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4656" calcext:value-type="float">
            <text:p>-33.46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8883" calcext:value-type="float">
            <text:p>-35.88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3496" calcext:value-type="float">
            <text:p>-24.34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9433" calcext:value-type="float">
            <text:p>-51.94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2.7993" calcext:value-type="float">
            <text:p>-42.7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2.9172" calcext:value-type="float">
            <text:p>-42.91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4829" calcext:value-type="float">
            <text:p>-54.4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584" calcext:value-type="float">
            <text:p>-34.5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6.6508" calcext:value-type="float">
            <text:p>-36.65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5.3964" calcext:value-type="float">
            <text:p>-25.39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8486" calcext:value-type="float">
            <text:p>-50.84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3.9544" calcext:value-type="float">
            <text:p>-43.95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7315" calcext:value-type="float">
            <text:p>-41.73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2623" calcext:value-type="float">
            <text:p>-53.2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896" calcext:value-type="float">
            <text:p>-35.68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2546" calcext:value-type="float">
            <text:p>-37.25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6.4309" calcext:value-type="float">
            <text:p>-26.43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7517" calcext:value-type="float">
            <text:p>-49.75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5.1358" calcext:value-type="float">
            <text:p>-45.13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.5326" calcext:value-type="float">
            <text:p>-40.5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0438" calcext:value-type="float">
            <text:p>-52.0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8058" calcext:value-type="float">
            <text:p>-36.80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5957" calcext:value-type="float">
            <text:p>-37.59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7.4147" calcext:value-type="float">
            <text:p>-27.4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6638" calcext:value-type="float">
            <text:p>-48.66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6.3306" calcext:value-type="float">
            <text:p>-46.33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3274" calcext:value-type="float">
            <text:p>-39.32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8262" calcext:value-type="float">
            <text:p>-50.8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9273" calcext:value-type="float">
            <text:p>-37.92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7977" calcext:value-type="float">
            <text:p>-37.79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3738" calcext:value-type="float">
            <text:p>-28.37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5807" calcext:value-type="float">
            <text:p>-47.58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7.5425" calcext:value-type="float">
            <text:p>-47.5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.1777" calcext:value-type="float">
            <text:p>-38.17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6141" calcext:value-type="float">
            <text:p>-49.6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0524" calcext:value-type="float">
            <text:p>-39.05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8.0027" calcext:value-type="float">
            <text:p>-38.00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9.3472" calcext:value-type="float">
            <text:p>-29.34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502" calcext:value-type="float">
            <text:p>-46.5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8.7646" calcext:value-type="float">
            <text:p>-48.76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0603" calcext:value-type="float">
            <text:p>-37.06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052" calcext:value-type="float">
            <text:p>-48.4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1798" calcext:value-type="float">
            <text:p>-40.17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8.2095" calcext:value-type="float">
            <text:p>-38.20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3291" calcext:value-type="float">
            <text:p>-30.3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4261" calcext:value-type="float">
            <text:p>-45.42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49.9863" calcext:value-type="float">
            <text:p>-49.9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5.9639" calcext:value-type="float">
            <text:p>-35.96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2024" calcext:value-type="float">
            <text:p>-47.2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3061" calcext:value-type="float">
            <text:p>-41.30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8.4157" calcext:value-type="float">
            <text:p>-38.41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1.3117" calcext:value-type="float">
            <text:p>-31.3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3458" calcext:value-type="float">
            <text:p>-44.34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1.2039" calcext:value-type="float">
            <text:p>-51.2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7582" calcext:value-type="float">
            <text:p>-21.7582</text:p>
          </table:table-cell>
          <table:table-cell office:value-type="float" office:value="-35.0531" calcext:value-type="float">
            <text:p>-35.05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0494" calcext:value-type="float">
            <text:p>-46.0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224" calcext:value-type="float">
            <text:p>-42.42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8.6154" calcext:value-type="float">
            <text:p>-38.6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3017" calcext:value-type="float">
            <text:p>-32.30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221" calcext:value-type="float">
            <text:p>-43.2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2.4269" calcext:value-type="float">
            <text:p>-52.42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1455" calcext:value-type="float">
            <text:p>-22.1455</text:p>
          </table:table-cell>
          <table:table-cell office:value-type="float" office:value="-34.2505" calcext:value-type="float">
            <text:p>-34.2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8974" calcext:value-type="float">
            <text:p>-44.8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5472" calcext:value-type="float">
            <text:p>-43.5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4444" calcext:value-type="float">
            <text:p>-59.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8159" calcext:value-type="float">
            <text:p>-38.81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2883" calcext:value-type="float">
            <text:p>-33.2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0946" calcext:value-type="float">
            <text:p>-42.09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53.6632" calcext:value-type="float">
            <text:p>-53.6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5314" calcext:value-type="float">
            <text:p>-22.5314</text:p>
          </table:table-cell>
          <table:table-cell office:value-type="float" office:value="-33.6987" calcext:value-type="float">
            <text:p>-33.69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748" calcext:value-type="float">
            <text:p>-43.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6912" calcext:value-type="float">
            <text:p>-44.69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4119" calcext:value-type="float">
            <text:p>-58.4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6025" calcext:value-type="float">
            <text:p>-22.6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4.2668" calcext:value-type="float">
            <text:p>-34.26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9647" calcext:value-type="float">
            <text:p>-40.96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2.9277" calcext:value-type="float">
            <text:p>-22.9277</text:p>
          </table:table-cell>
          <table:table-cell office:value-type="float" office:value="-33.1508" calcext:value-type="float">
            <text:p>-33.15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5942" calcext:value-type="float">
            <text:p>-42.5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935" calcext:value-type="float">
            <text:p>-45.89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3704" calcext:value-type="float">
            <text:p>-57.3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9817" calcext:value-type="float">
            <text:p>-22.98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5.2456" calcext:value-type="float">
            <text:p>-35.2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8341" calcext:value-type="float">
            <text:p>-39.83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3.3396" calcext:value-type="float">
            <text:p>-23.3396</text:p>
          </table:table-cell>
          <table:table-cell office:value-type="float" office:value="-32.6088" calcext:value-type="float">
            <text:p>-32.6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4337" calcext:value-type="float">
            <text:p>-41.4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1814" calcext:value-type="float">
            <text:p>-47.1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3156" calcext:value-type="float">
            <text:p>-56.3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3596" calcext:value-type="float">
            <text:p>-23.35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2249" calcext:value-type="float">
            <text:p>-36.2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7027" calcext:value-type="float">
            <text:p>-38.70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3.8818" calcext:value-type="float">
            <text:p>-23.8818</text:p>
          </table:table-cell>
          <table:table-cell office:value-type="float" office:value="0" calcext:value-type="float">
            <text:p>0</text:p>
          </table:table-cell>
          <table:table-cell office:value-type="float" office:value="-54.7564" calcext:value-type="float">
            <text:p>-54.75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.2697" calcext:value-type="float">
            <text:p>-40.2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4667" calcext:value-type="float">
            <text:p>-48.4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2633" calcext:value-type="float">
            <text:p>-55.2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7351" calcext:value-type="float">
            <text:p>-23.73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1891" calcext:value-type="float">
            <text:p>-37.18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5704" calcext:value-type="float">
            <text:p>-37.57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4.6188" calcext:value-type="float">
            <text:p>-24.6188</text:p>
          </table:table-cell>
          <table:table-cell office:value-type="float" office:value="0" calcext:value-type="float">
            <text:p>0</text:p>
          </table:table-cell>
          <table:table-cell office:value-type="float" office:value="-55.5476" calcext:value-type="float">
            <text:p>-55.54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101" calcext:value-type="float">
            <text:p>-39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748" calcext:value-type="float">
            <text:p>-49.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2146" calcext:value-type="float">
            <text:p>-54.2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1071" calcext:value-type="float">
            <text:p>-24.10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1314" calcext:value-type="float">
            <text:p>-38.13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4366" calcext:value-type="float">
            <text:p>-36.43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5.4982" calcext:value-type="float">
            <text:p>-25.4982</text:p>
          </table:table-cell>
          <table:table-cell office:value-type="float" office:value="0" calcext:value-type="float">
            <text:p>0</text:p>
          </table:table-cell>
          <table:table-cell office:value-type="float" office:value="-56.4668" calcext:value-type="float">
            <text:p>-56.46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7.9258" calcext:value-type="float">
            <text:p>-37.92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53.1645" calcext:value-type="float">
            <text:p>-53.1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6122" calcext:value-type="float">
            <text:p>-24.6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7794" calcext:value-type="float">
            <text:p>-38.7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2939" calcext:value-type="float">
            <text:p>-35.29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6.5179" calcext:value-type="float">
            <text:p>-26.5179</text:p>
          </table:table-cell>
          <table:table-cell office:value-type="float" office:value="0" calcext:value-type="float">
            <text:p>0</text:p>
          </table:table-cell>
          <table:table-cell office:value-type="float" office:value="-57.5141" calcext:value-type="float">
            <text:p>-57.51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6.7442" calcext:value-type="float">
            <text:p>-36.74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52.113" calcext:value-type="float">
            <text:p>-52.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243" calcext:value-type="float">
            <text:p>-25.2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1442" calcext:value-type="float">
            <text:p>-39.14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1429" calcext:value-type="float">
            <text:p>-34.14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7.5545" calcext:value-type="float">
            <text:p>-27.5545</text:p>
          </table:table-cell>
          <table:table-cell office:value-type="float" office:value="0" calcext:value-type="float">
            <text:p>0</text:p>
          </table:table-cell>
          <table:table-cell office:value-type="float" office:value="-58.5066" calcext:value-type="float">
            <text:p>-58.50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7309" calcext:value-type="float">
            <text:p>-35.730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51.0655" calcext:value-type="float">
            <text:p>-51.0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0971" calcext:value-type="float">
            <text:p>-26.09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9.2308" calcext:value-type="float">
            <text:p>-59.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4118" calcext:value-type="float">
            <text:p>-39.4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3182" calcext:value-type="float">
            <text:p>-33.31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8.6038" calcext:value-type="float">
            <text:p>-28.6038</text:p>
          </table:table-cell>
          <table:table-cell office:value-type="float" office:value="0" calcext:value-type="float">
            <text:p>0</text:p>
          </table:table-cell>
          <table:table-cell office:value-type="float" office:value="-59.4564" calcext:value-type="float">
            <text:p>-59.45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4.8437" calcext:value-type="float">
            <text:p>-34.84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50.0211" calcext:value-type="float">
            <text:p>-50.0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1187" calcext:value-type="float">
            <text:p>-27.11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8.0314" calcext:value-type="float">
            <text:p>-58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6051" calcext:value-type="float">
            <text:p>-39.60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7284" calcext:value-type="float">
            <text:p>-32.72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9.6579" calcext:value-type="float">
            <text:p>-29.65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165" calcext:value-type="float">
            <text:p>-34.16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8.9781" calcext:value-type="float">
            <text:p>-48.9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1535" calcext:value-type="float">
            <text:p>-28.1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6.8311" calcext:value-type="float">
            <text:p>-56.8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7786" calcext:value-type="float">
            <text:p>-39.77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224" calcext:value-type="float">
            <text:p>-32.2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0.7148" calcext:value-type="float">
            <text:p>-30.71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607" calcext:value-type="float">
            <text:p>-33.60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47.936" calcext:value-type="float">
            <text:p>-47.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1955" calcext:value-type="float">
            <text:p>-29.19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5.6301" calcext:value-type="float">
            <text:p>-55.6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9401" calcext:value-type="float">
            <text:p>-39.94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7716" calcext:value-type="float">
            <text:p>-31.77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1.7757" calcext:value-type="float">
            <text:p>-31.775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46.9231" calcext:value-type="float">
            <text:p>-46.9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2389" calcext:value-type="float">
            <text:p>-30.23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4.4295" calcext:value-type="float">
            <text:p>-54.4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894" calcext:value-type="float">
            <text:p>-40.08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3205" calcext:value-type="float">
            <text:p>-31.32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2.8389" calcext:value-type="float">
            <text:p>-32.838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45.9247" calcext:value-type="float">
            <text:p>-45.9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2829" calcext:value-type="float">
            <text:p>-31.28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3.2292" calcext:value-type="float">
            <text:p>-53.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2326" calcext:value-type="float">
            <text:p>-40.23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3.8814" calcext:value-type="float">
            <text:p>-33.88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0.7838" calcext:value-type="float">
            <text:p>-20.78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4.9332" calcext:value-type="float">
            <text:p>-44.9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3337" calcext:value-type="float">
            <text:p>-32.33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2.0292" calcext:value-type="float">
            <text:p>-52.029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4.9121" calcext:value-type="float">
            <text:p>-34.91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1.2365" calcext:value-type="float">
            <text:p>-21.23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3.9457" calcext:value-type="float">
            <text:p>-43.9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3883" calcext:value-type="float">
            <text:p>-33.38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50.8292" calcext:value-type="float">
            <text:p>-50.829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5.9388" calcext:value-type="float">
            <text:p>-35.93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1.7476" calcext:value-type="float">
            <text:p>-21.74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2.9372" calcext:value-type="float">
            <text:p>-42.9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4389" calcext:value-type="float">
            <text:p>-34.43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9.6269" calcext:value-type="float">
            <text:p>-49.626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6.9629" calcext:value-type="float">
            <text:p>-36.96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2937" calcext:value-type="float">
            <text:p>-22.29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1.9148" calcext:value-type="float">
            <text:p>-41.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487" calcext:value-type="float">
            <text:p>-35.4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8.4229" calcext:value-type="float">
            <text:p>-48.422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7.9839" calcext:value-type="float">
            <text:p>-37.98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8611" calcext:value-type="float">
            <text:p>-22.86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0.8933" calcext:value-type="float">
            <text:p>-40.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5358" calcext:value-type="float">
            <text:p>-36.53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7.2179" calcext:value-type="float">
            <text:p>-47.217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8.9775" calcext:value-type="float">
            <text:p>-38.97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6463" calcext:value-type="float">
            <text:p>-23.64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9.8796" calcext:value-type="float">
            <text:p>-39.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5926" calcext:value-type="float">
            <text:p>-37.59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6.0017" calcext:value-type="float">
            <text:p>-46.001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9.9715" calcext:value-type="float">
            <text:p>-39.97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2498" calcext:value-type="float">
            <text:p>-24.24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8.8719" calcext:value-type="float">
            <text:p>-38.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6496" calcext:value-type="float">
            <text:p>-38.64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4.7848" calcext:value-type="float">
            <text:p>-44.784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0.9663" calcext:value-type="float">
            <text:p>-40.96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319" calcext:value-type="float">
            <text:p>-24.3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7.8805" calcext:value-type="float">
            <text:p>-37.8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7069" calcext:value-type="float">
            <text:p>-39.70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3.5657" calcext:value-type="float">
            <text:p>-43.565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1.9608" calcext:value-type="float">
            <text:p>-41.96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2987" calcext:value-type="float">
            <text:p>-24.29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6.9828" calcext:value-type="float">
            <text:p>-36.9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7614" calcext:value-type="float">
            <text:p>-40.76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2.3461" calcext:value-type="float">
            <text:p>-42.346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2.9542" calcext:value-type="float">
            <text:p>-42.95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4.091" calcext:value-type="float">
            <text:p>-24.0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6.2976" calcext:value-type="float">
            <text:p>-36.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8101" calcext:value-type="float">
            <text:p>-41.8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1.1252" calcext:value-type="float">
            <text:p>-41.125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3.9634" calcext:value-type="float">
            <text:p>-43.96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8878" calcext:value-type="float">
            <text:p>-23.88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6887" calcext:value-type="float">
            <text:p>-35.6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8531" calcext:value-type="float">
            <text:p>-42.85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9.9046" calcext:value-type="float">
            <text:p>-39.904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4.9992" calcext:value-type="float">
            <text:p>-44.99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6928" calcext:value-type="float">
            <text:p>-23.69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2247" calcext:value-type="float">
            <text:p>-35.2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8854" calcext:value-type="float">
            <text:p>-43.88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.6844" calcext:value-type="float">
            <text:p>-38.684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6.0443" calcext:value-type="float">
            <text:p>-46.04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4984" calcext:value-type="float">
            <text:p>-23.49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7609" calcext:value-type="float">
            <text:p>-34.7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9204" calcext:value-type="float">
            <text:p>-44.92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7.463" calcext:value-type="float">
            <text:p>-37.46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7.1002" calcext:value-type="float">
            <text:p>-47.10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305" calcext:value-type="float">
            <text:p>-23.3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2975" calcext:value-type="float">
            <text:p>-34.2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9593" calcext:value-type="float">
            <text:p>-45.95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6.24" calcext:value-type="float">
            <text:p>-36.2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8.164" calcext:value-type="float">
            <text:p>-48.1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3.1174" calcext:value-type="float">
            <text:p>-23.11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6.9996" calcext:value-type="float">
            <text:p>-46.9996</text:p>
          </table:table-cell>
          <table:table-cell office:value-type="float" office:value="0" calcext:value-type="float">
            <text:p>0</text:p>
          </table:table-cell>
          <table:table-cell office:value-type="float" office:value="-59.1529" calcext:value-type="float">
            <text:p>-59.15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0166" calcext:value-type="float">
            <text:p>-35.016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49.2366" calcext:value-type="float">
            <text:p>-49.23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9357" calcext:value-type="float">
            <text:p>-22.935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8.0416" calcext:value-type="float">
            <text:p>-48.0416</text:p>
          </table:table-cell>
          <table:table-cell office:value-type="float" office:value="0" calcext:value-type="float">
            <text:p>0</text:p>
          </table:table-cell>
          <table:table-cell office:value-type="float" office:value="-57.3193" calcext:value-type="float">
            <text:p>-57.3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7925" calcext:value-type="float">
            <text:p>-33.792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0.3003" calcext:value-type="float">
            <text:p>-50.30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7528" calcext:value-type="float">
            <text:p>-22.75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9.086" calcext:value-type="float">
            <text:p>-49.086</text:p>
          </table:table-cell>
          <table:table-cell office:value-type="float" office:value="0" calcext:value-type="float">
            <text:p>0</text:p>
          </table:table-cell>
          <table:table-cell office:value-type="float" office:value="-55.4847" calcext:value-type="float">
            <text:p>-55.48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7692" calcext:value-type="float">
            <text:p>-32.769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1.3538" calcext:value-type="float">
            <text:p>-51.35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5686" calcext:value-type="float">
            <text:p>-22.56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0.1329" calcext:value-type="float">
            <text:p>-50.1329</text:p>
          </table:table-cell>
          <table:table-cell office:value-type="float" office:value="0" calcext:value-type="float">
            <text:p>0</text:p>
          </table:table-cell>
          <table:table-cell office:value-type="float" office:value="-53.649" calcext:value-type="float">
            <text:p>-53.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774" calcext:value-type="float">
            <text:p>-31.977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2.416" calcext:value-type="float">
            <text:p>-52.4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3786" calcext:value-type="float">
            <text:p>-22.378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1.1891" calcext:value-type="float">
            <text:p>-51.1891</text:p>
          </table:table-cell>
          <table:table-cell office:value-type="float" office:value="0" calcext:value-type="float">
            <text:p>0</text:p>
          </table:table-cell>
          <table:table-cell office:value-type="float" office:value="-51.8274" calcext:value-type="float">
            <text:p>-51.8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1914" calcext:value-type="float">
            <text:p>-31.191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3.4839" calcext:value-type="float">
            <text:p>-53.48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2.1847" calcext:value-type="float">
            <text:p>-22.18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2.2521" calcext:value-type="float">
            <text:p>-52.2521</text:p>
          </table:table-cell>
          <table:table-cell office:value-type="float" office:value="0" calcext:value-type="float">
            <text:p>0</text:p>
          </table:table-cell>
          <table:table-cell office:value-type="float" office:value="-50.016" calcext:value-type="float">
            <text:p>-50.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4094" calcext:value-type="float">
            <text:p>-30.409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54.5359" calcext:value-type="float">
            <text:p>-54.53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1.988" calcext:value-type="float">
            <text:p>-21.9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3.3243" calcext:value-type="float">
            <text:p>-53.3243</text:p>
          </table:table-cell>
          <table:table-cell office:value-type="float" office:value="0" calcext:value-type="float">
            <text:p>0</text:p>
          </table:table-cell>
          <table:table-cell office:value-type="float" office:value="-48.2065" calcext:value-type="float">
            <text:p>-48.20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6278" calcext:value-type="float">
            <text:p>-29.627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1.7898" calcext:value-type="float">
            <text:p>-21.789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4.4017" calcext:value-type="float">
            <text:p>-54.4017</text:p>
          </table:table-cell>
          <table:table-cell office:value-type="float" office:value="0" calcext:value-type="float">
            <text:p>0</text:p>
          </table:table-cell>
          <table:table-cell office:value-type="float" office:value="-46.3982" calcext:value-type="float">
            <text:p>-46.398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1.5914" calcext:value-type="float">
            <text:p>-21.59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5.4812" calcext:value-type="float">
            <text:p>-55.4812</text:p>
          </table:table-cell>
          <table:table-cell office:value-type="float" office:value="0" calcext:value-type="float">
            <text:p>0</text:p>
          </table:table-cell>
          <table:table-cell office:value-type="float" office:value="-44.5815" calcext:value-type="float">
            <text:p>-44.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755" calcext:value-type="float">
            <text:p>-59.875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1.3928" calcext:value-type="float">
            <text:p>-21.39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42.7613" calcext:value-type="float">
            <text:p>-42.7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2961" calcext:value-type="float">
            <text:p>-59.29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1.194" calcext:value-type="float">
            <text:p>-21.19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40.935" calcext:value-type="float">
            <text:p>-40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7352" calcext:value-type="float">
            <text:p>-58.7352</text:p>
          </table:table-cell>
          <table:table-cell office:value-type="float" office:value="-59.5876" calcext:value-type="float">
            <text:p>-59.587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0.9949" calcext:value-type="float">
            <text:p>-20.994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9.099" calcext:value-type="float">
            <text:p>-39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039" calcext:value-type="float">
            <text:p>-58.2039</text:p>
          </table:table-cell>
          <table:table-cell office:value-type="float" office:value="-57.8757" calcext:value-type="float">
            <text:p>-57.875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0.7956" calcext:value-type="float">
            <text:p>-20.795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7.2616" calcext:value-type="float">
            <text:p>-37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6723" calcext:value-type="float">
            <text:p>-57.6723</text:p>
          </table:table-cell>
          <table:table-cell office:value-type="float" office:value="-56.1639" calcext:value-type="float">
            <text:p>-56.163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0.594" calcext:value-type="float">
            <text:p>-20.59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5.3938" calcext:value-type="float">
            <text:p>-35.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1335" calcext:value-type="float">
            <text:p>-57.1335</text:p>
          </table:table-cell>
          <table:table-cell office:value-type="float" office:value="-54.4582" calcext:value-type="float">
            <text:p>-54.458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0.4656" calcext:value-type="float">
            <text:p>-20.465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3.5289" calcext:value-type="float">
            <text:p>-33.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5917" calcext:value-type="float">
            <text:p>-56.5917</text:p>
          </table:table-cell>
          <table:table-cell office:value-type="float" office:value="-52.758" calcext:value-type="float">
            <text:p>-52.75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0.6609" calcext:value-type="float">
            <text:p>-20.660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1.6749" calcext:value-type="float">
            <text:p>-31.6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0814" calcext:value-type="float">
            <text:p>-51.081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1.3595" calcext:value-type="float">
            <text:p>-21.359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9.7783" calcext:value-type="float">
            <text:p>-29.7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4085" calcext:value-type="float">
            <text:p>-49.408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3.1138" calcext:value-type="float">
            <text:p>-23.113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47.7441" calcext:value-type="float">
            <text:p>-47.744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4.9008" calcext:value-type="float">
            <text:p>-24.900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46.0916" calcext:value-type="float">
            <text:p>-46.091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6.7584" calcext:value-type="float">
            <text:p>-26.758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44.4652" calcext:value-type="float">
            <text:p>-44.465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28.4218" calcext:value-type="float">
            <text:p>-28.421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42.8471" calcext:value-type="float">
            <text:p>-42.847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-41.2376" calcext:value-type="float">
            <text:p>-41.237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.4131" calcext:value-type="float">
            <text:p>-22.413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39.6198" calcext:value-type="float">
            <text:p>-39.619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.8205" calcext:value-type="float">
            <text:p>-22.820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37.9983" calcext:value-type="float">
            <text:p>-37.99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5118" calcext:value-type="float">
            <text:p>-59.5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3.3277" calcext:value-type="float">
            <text:p>-43.3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.2243" calcext:value-type="float">
            <text:p>-23.22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36.6234" calcext:value-type="float">
            <text:p>-36.6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4913" calcext:value-type="float">
            <text:p>-58.4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1.7451" calcext:value-type="float">
            <text:p>-21.7451</text:p>
          </table:table-cell>
          <table:table-cell office:value-type="float" office:value="-43.7875" calcext:value-type="float">
            <text:p>-43.7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.6255" calcext:value-type="float">
            <text:p>-23.625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35.4462" calcext:value-type="float">
            <text:p>-35.44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4738" calcext:value-type="float">
            <text:p>-57.4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3468" calcext:value-type="float">
            <text:p>-22.3468</text:p>
          </table:table-cell>
          <table:table-cell office:value-type="float" office:value="-44.2512" calcext:value-type="float">
            <text:p>-44.2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.0333" calcext:value-type="float">
            <text:p>-24.0333</text:p>
          </table:table-cell>
          <table:table-cell office:value-type="float" office:value="-22.5594" calcext:value-type="float">
            <text:p>-22.55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6.1152" calcext:value-type="float">
            <text:p>-26.1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4446" calcext:value-type="float">
            <text:p>-28.444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34.2951" calcext:value-type="float">
            <text:p>-34.2951</text:p>
          </table:table-cell>
          <table:table-cell office:value-type="float" office:value="-59.405" calcext:value-type="float">
            <text:p>-59.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4563" calcext:value-type="float">
            <text:p>-56.45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955" calcext:value-type="float">
            <text:p>-22.955</text:p>
          </table:table-cell>
          <table:table-cell office:value-type="float" office:value="-44.716" calcext:value-type="float">
            <text:p>-44.7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.6001" calcext:value-type="float">
            <text:p>-24.6001</text:p>
          </table:table-cell>
          <table:table-cell office:value-type="float" office:value="-22.9601" calcext:value-type="float">
            <text:p>-22.96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6.9445" calcext:value-type="float">
            <text:p>-26.9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9774" calcext:value-type="float">
            <text:p>-28.977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33.587" calcext:value-type="float">
            <text:p>-33.587</text:p>
          </table:table-cell>
          <table:table-cell office:value-type="float" office:value="-58.6273" calcext:value-type="float">
            <text:p>-58.6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4407" calcext:value-type="float">
            <text:p>-55.44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6852" calcext:value-type="float">
            <text:p>-23.6852</text:p>
          </table:table-cell>
          <table:table-cell office:value-type="float" office:value="-45.1997" calcext:value-type="float">
            <text:p>-45.19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.2365" calcext:value-type="float">
            <text:p>-25.2365</text:p>
          </table:table-cell>
          <table:table-cell office:value-type="float" office:value="-23.3963" calcext:value-type="float">
            <text:p>-23.396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7.8053" calcext:value-type="float">
            <text:p>-27.8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5152" calcext:value-type="float">
            <text:p>-29.515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32.8825" calcext:value-type="float">
            <text:p>-32.8825</text:p>
          </table:table-cell>
          <table:table-cell office:value-type="float" office:value="-57.8505" calcext:value-type="float">
            <text:p>-57.8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4342" calcext:value-type="float">
            <text:p>-54.4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4.6248" calcext:value-type="float">
            <text:p>-24.6248</text:p>
          </table:table-cell>
          <table:table-cell office:value-type="float" office:value="-45.6825" calcext:value-type="float">
            <text:p>-45.68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0604" calcext:value-type="float">
            <text:p>-26.0604</text:p>
          </table:table-cell>
          <table:table-cell office:value-type="float" office:value="-23.9403" calcext:value-type="float">
            <text:p>-23.940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6621" calcext:value-type="float">
            <text:p>-28.6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0643" calcext:value-type="float">
            <text:p>-30.064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7.0765" calcext:value-type="float">
            <text:p>-57.0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4508" calcext:value-type="float">
            <text:p>-53.4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6.1822" calcext:value-type="float">
            <text:p>-26.1822</text:p>
          </table:table-cell>
          <table:table-cell office:value-type="float" office:value="-46.1625" calcext:value-type="float">
            <text:p>-46.1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.94" calcext:value-type="float">
            <text:p>-26.94</text:p>
          </table:table-cell>
          <table:table-cell office:value-type="float" office:value="-24.4997" calcext:value-type="float">
            <text:p>-24.49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9.5072" calcext:value-type="float">
            <text:p>-29.5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6159" calcext:value-type="float">
            <text:p>-30.615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6.2997" calcext:value-type="float">
            <text:p>-56.2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2.4738" calcext:value-type="float">
            <text:p>-52.4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7.6412" calcext:value-type="float">
            <text:p>-27.6412</text:p>
          </table:table-cell>
          <table:table-cell office:value-type="float" office:value="-46.6469" calcext:value-type="float">
            <text:p>-46.64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7.9141" calcext:value-type="float">
            <text:p>-27.9141</text:p>
          </table:table-cell>
          <table:table-cell office:value-type="float" office:value="-25.0881" calcext:value-type="float">
            <text:p>-25.08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3436" calcext:value-type="float">
            <text:p>-30.3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1717" calcext:value-type="float">
            <text:p>-31.171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5.5177" calcext:value-type="float">
            <text:p>-55.5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5073" calcext:value-type="float">
            <text:p>-51.50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8.9226" calcext:value-type="float">
            <text:p>-28.9226</text:p>
          </table:table-cell>
          <table:table-cell office:value-type="float" office:value="-47.1389" calcext:value-type="float">
            <text:p>-47.13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8.8903" calcext:value-type="float">
            <text:p>-28.8903</text:p>
          </table:table-cell>
          <table:table-cell office:value-type="float" office:value="-25.6805" calcext:value-type="float">
            <text:p>-25.6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1461" calcext:value-type="float">
            <text:p>-23.14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1.164" calcext:value-type="float">
            <text:p>-31.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7214" calcext:value-type="float">
            <text:p>-31.721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4.7462" calcext:value-type="float">
            <text:p>-54.7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0.5428" calcext:value-type="float">
            <text:p>-50.5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6745" calcext:value-type="float">
            <text:p>-29.6745</text:p>
          </table:table-cell>
          <table:table-cell office:value-type="float" office:value="-47.5086" calcext:value-type="float">
            <text:p>-47.50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9.8693" calcext:value-type="float">
            <text:p>-29.8693</text:p>
          </table:table-cell>
          <table:table-cell office:value-type="float" office:value="-26.2777" calcext:value-type="float">
            <text:p>-26.2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5031" calcext:value-type="float">
            <text:p>-23.50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1.9707" calcext:value-type="float">
            <text:p>-31.9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2633" calcext:value-type="float">
            <text:p>-32.263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3.9885" calcext:value-type="float">
            <text:p>-53.9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9.5809" calcext:value-type="float">
            <text:p>-49.58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7353" calcext:value-type="float">
            <text:p>-29.7353</text:p>
          </table:table-cell>
          <table:table-cell office:value-type="float" office:value="-47.7306" calcext:value-type="float">
            <text:p>-47.73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0.6613" calcext:value-type="float">
            <text:p>-30.6613</text:p>
          </table:table-cell>
          <table:table-cell office:value-type="float" office:value="-26.9403" calcext:value-type="float">
            <text:p>-26.9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444" calcext:value-type="float">
            <text:p>-24.04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2.7595" calcext:value-type="float">
            <text:p>-32.7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7954" calcext:value-type="float">
            <text:p>-32.795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3.2291" calcext:value-type="float">
            <text:p>-53.2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8.6573" calcext:value-type="float">
            <text:p>-48.65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8372" calcext:value-type="float">
            <text:p>-29.8372</text:p>
          </table:table-cell>
          <table:table-cell office:value-type="float" office:value="-47.2162" calcext:value-type="float">
            <text:p>-47.2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.2908" calcext:value-type="float">
            <text:p>-31.2908</text:p>
          </table:table-cell>
          <table:table-cell office:value-type="float" office:value="-27.6569" calcext:value-type="float">
            <text:p>-27.6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46" calcext:value-type="float">
            <text:p>-24.7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3.5354" calcext:value-type="float">
            <text:p>-33.5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3189" calcext:value-type="float">
            <text:p>-33.318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52.4683" calcext:value-type="float">
            <text:p>-52.4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7649" calcext:value-type="float">
            <text:p>-47.76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9.9754" calcext:value-type="float">
            <text:p>-29.9754</text:p>
          </table:table-cell>
          <table:table-cell office:value-type="float" office:value="-46.1217" calcext:value-type="float">
            <text:p>-46.1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.8382" calcext:value-type="float">
            <text:p>-31.8382</text:p>
          </table:table-cell>
          <table:table-cell office:value-type="float" office:value="-28.422" calcext:value-type="float">
            <text:p>-28.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4624" calcext:value-type="float">
            <text:p>-25.46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4.2999" calcext:value-type="float">
            <text:p>-34.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8447" calcext:value-type="float">
            <text:p>-33.84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4.1278" calcext:value-type="float">
            <text:p>-24.12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1.7134" calcext:value-type="float">
            <text:p>-51.7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6.8777" calcext:value-type="float">
            <text:p>-46.87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1085" calcext:value-type="float">
            <text:p>-30.1085</text:p>
          </table:table-cell>
          <table:table-cell office:value-type="float" office:value="-45.0261" calcext:value-type="float">
            <text:p>-45.02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.3394" calcext:value-type="float">
            <text:p>-32.3394</text:p>
          </table:table-cell>
          <table:table-cell office:value-type="float" office:value="-29.2137" calcext:value-type="float">
            <text:p>-29.2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1873" calcext:value-type="float">
            <text:p>-26.18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5.0219" calcext:value-type="float">
            <text:p>-35.0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3718" calcext:value-type="float">
            <text:p>-34.37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0.9618" calcext:value-type="float">
            <text:p>-50.9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9932" calcext:value-type="float">
            <text:p>-45.99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2386" calcext:value-type="float">
            <text:p>-30.2386</text:p>
          </table:table-cell>
          <table:table-cell office:value-type="float" office:value="-43.9298" calcext:value-type="float">
            <text:p>-43.9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.863" calcext:value-type="float">
            <text:p>-32.863</text:p>
          </table:table-cell>
          <table:table-cell office:value-type="float" office:value="-29.8243" calcext:value-type="float">
            <text:p>-29.8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084" calcext:value-type="float">
            <text:p>-26.90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5.719" calcext:value-type="float">
            <text:p>-35.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9066" calcext:value-type="float">
            <text:p>-34.90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5.9944" calcext:value-type="float">
            <text:p>-25.99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0.2122" calcext:value-type="float">
            <text:p>-50.2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0298" calcext:value-type="float">
            <text:p>-45.02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4122" calcext:value-type="float">
            <text:p>-30.4122</text:p>
          </table:table-cell>
          <table:table-cell office:value-type="float" office:value="-42.8676" calcext:value-type="float">
            <text:p>-42.86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3.3946" calcext:value-type="float">
            <text:p>-33.3946</text:p>
          </table:table-cell>
          <table:table-cell office:value-type="float" office:value="-30.3657" calcext:value-type="float">
            <text:p>-30.3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6277" calcext:value-type="float">
            <text:p>-27.62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6.4209" calcext:value-type="float">
            <text:p>-36.4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4442" calcext:value-type="float">
            <text:p>-35.44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7.0355" calcext:value-type="float">
            <text:p>-27.03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9.4633" calcext:value-type="float">
            <text:p>-49.4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.0394" calcext:value-type="float">
            <text:p>-44.03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7431" calcext:value-type="float">
            <text:p>-59.7431</text:p>
          </table:table-cell>
          <table:table-cell office:value-type="float" office:value="-30.6051" calcext:value-type="float">
            <text:p>-30.6051</text:p>
          </table:table-cell>
          <table:table-cell office:value-type="float" office:value="-41.8206" calcext:value-type="float">
            <text:p>-41.8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.1205" calcext:value-type="float">
            <text:p>-34.1205</text:p>
          </table:table-cell>
          <table:table-cell office:value-type="float" office:value="-30.8966" calcext:value-type="float">
            <text:p>-30.8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164" calcext:value-type="float">
            <text:p>-28.1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7.1249" calcext:value-type="float">
            <text:p>-37.1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9753" calcext:value-type="float">
            <text:p>-35.97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8.6048" calcext:value-type="float">
            <text:p>-28.60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8.7107" calcext:value-type="float">
            <text:p>-48.7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0315" calcext:value-type="float">
            <text:p>-43.0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0296" calcext:value-type="float">
            <text:p>-59.0296</text:p>
          </table:table-cell>
          <table:table-cell office:value-type="float" office:value="-30.7123" calcext:value-type="float">
            <text:p>-30.7123</text:p>
          </table:table-cell>
          <table:table-cell office:value-type="float" office:value="-40.7334" calcext:value-type="float">
            <text:p>-40.73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.9432" calcext:value-type="float">
            <text:p>-34.9432</text:p>
          </table:table-cell>
          <table:table-cell office:value-type="float" office:value="-31.4222" calcext:value-type="float">
            <text:p>-31.4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612" calcext:value-type="float">
            <text:p>-28.6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7.7788" calcext:value-type="float">
            <text:p>-37.77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5038" calcext:value-type="float">
            <text:p>-36.50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0.4413" calcext:value-type="float">
            <text:p>-30.44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7.9563" calcext:value-type="float">
            <text:p>-47.9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0153" calcext:value-type="float">
            <text:p>-42.01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3149" calcext:value-type="float">
            <text:p>-58.3149</text:p>
          </table:table-cell>
          <table:table-cell office:value-type="float" office:value="-30.777" calcext:value-type="float">
            <text:p>-30.777</text:p>
          </table:table-cell>
          <table:table-cell office:value-type="float" office:value="-39.6281" calcext:value-type="float">
            <text:p>-39.6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6.0458" calcext:value-type="float">
            <text:p>-36.0458</text:p>
          </table:table-cell>
          <table:table-cell office:value-type="float" office:value="-31.9552" calcext:value-type="float">
            <text:p>-31.9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9436" calcext:value-type="float">
            <text:p>-28.9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.4086" calcext:value-type="float">
            <text:p>-38.4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0247" calcext:value-type="float">
            <text:p>-37.0247</text:p>
          </table:table-cell>
          <table:table-cell office:value-type="float" office:value="-12.34" calcext:value-type="float">
            <text:p>-12.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2.2781" calcext:value-type="float">
            <text:p>-32.27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7.1998" calcext:value-type="float">
            <text:p>-47.1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9911" calcext:value-type="float">
            <text:p>-40.99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5964" calcext:value-type="float">
            <text:p>-57.5964</text:p>
          </table:table-cell>
          <table:table-cell office:value-type="float" office:value="-30.7078" calcext:value-type="float">
            <text:p>-30.7078</text:p>
          </table:table-cell>
          <table:table-cell office:value-type="float" office:value="-38.5192" calcext:value-type="float">
            <text:p>-38.51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7.3061" calcext:value-type="float">
            <text:p>-37.3061</text:p>
          </table:table-cell>
          <table:table-cell office:value-type="float" office:value="-32.4922" calcext:value-type="float">
            <text:p>-32.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2096" calcext:value-type="float">
            <text:p>-29.2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8.0396" calcext:value-type="float">
            <text:p>-38.0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5412" calcext:value-type="float">
            <text:p>-37.5412</text:p>
          </table:table-cell>
          <table:table-cell office:value-type="float" office:value="-12.6596" calcext:value-type="float">
            <text:p>-12.65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4.115" calcext:value-type="float">
            <text:p>-34.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46.4422" calcext:value-type="float">
            <text:p>-46.4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9623" calcext:value-type="float">
            <text:p>-39.9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876" calcext:value-type="float">
            <text:p>-56.876</text:p>
          </table:table-cell>
          <table:table-cell office:value-type="float" office:value="0" calcext:value-type="float">
            <text:p>0</text:p>
          </table:table-cell>
          <table:table-cell office:value-type="float" office:value="-37.4084" calcext:value-type="float">
            <text:p>-37.40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8.5675" calcext:value-type="float">
            <text:p>-38.5675</text:p>
          </table:table-cell>
          <table:table-cell office:value-type="float" office:value="-33.0274" calcext:value-type="float">
            <text:p>-33.0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4722" calcext:value-type="float">
            <text:p>-29.47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7.1337" calcext:value-type="float">
            <text:p>-37.1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0568" calcext:value-type="float">
            <text:p>-38.0568</text:p>
          </table:table-cell>
          <table:table-cell office:value-type="float" office:value="-12.9787" calcext:value-type="float">
            <text:p>-12.97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5.9565" calcext:value-type="float">
            <text:p>-35.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889" calcext:value-type="float">
            <text:p>-18.28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5.6834" calcext:value-type="float">
            <text:p>-45.6834</text:p>
          </table:table-cell>
          <table:table-cell office:value-type="float" office:value="0" calcext:value-type="float">
            <text:p>0</text:p>
          </table:table-cell>
          <table:table-cell office:value-type="float" office:value="-23.6075" calcext:value-type="float">
            <text:p>-23.6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375" calcext:value-type="float">
            <text:p>-38.9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1562" calcext:value-type="float">
            <text:p>-56.1562</text:p>
          </table:table-cell>
          <table:table-cell office:value-type="float" office:value="0" calcext:value-type="float">
            <text:p>0</text:p>
          </table:table-cell>
          <table:table-cell office:value-type="float" office:value="-36.2972" calcext:value-type="float">
            <text:p>-36.29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9.8348" calcext:value-type="float">
            <text:p>-39.8348</text:p>
          </table:table-cell>
          <table:table-cell office:value-type="float" office:value="-33.5497" calcext:value-type="float">
            <text:p>-33.5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7127" calcext:value-type="float">
            <text:p>-29.7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6.2104" calcext:value-type="float">
            <text:p>-36.2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5664" calcext:value-type="float">
            <text:p>-38.5664</text:p>
          </table:table-cell>
          <table:table-cell office:value-type="float" office:value="-13.2941" calcext:value-type="float">
            <text:p>-13.29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9.0923" calcext:value-type="float">
            <text:p>-59.0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7.8302" calcext:value-type="float">
            <text:p>-37.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3971" calcext:value-type="float">
            <text:p>-18.39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4.9164" calcext:value-type="float">
            <text:p>-44.9164</text:p>
          </table:table-cell>
          <table:table-cell office:value-type="float" office:value="0" calcext:value-type="float">
            <text:p>0</text:p>
          </table:table-cell>
          <table:table-cell office:value-type="float" office:value="-23.9244" calcext:value-type="float">
            <text:p>-23.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366" calcext:value-type="float">
            <text:p>-37.9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4409" calcext:value-type="float">
            <text:p>-55.4409</text:p>
          </table:table-cell>
          <table:table-cell office:value-type="float" office:value="0" calcext:value-type="float">
            <text:p>0</text:p>
          </table:table-cell>
          <table:table-cell office:value-type="float" office:value="-35.1833" calcext:value-type="float">
            <text:p>-35.18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1.1014" calcext:value-type="float">
            <text:p>-41.1014</text:p>
          </table:table-cell>
          <table:table-cell office:value-type="float" office:value="-34.0735" calcext:value-type="float">
            <text:p>-34.0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9497" calcext:value-type="float">
            <text:p>-29.94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5.1906" calcext:value-type="float">
            <text:p>-35.19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9873" calcext:value-type="float">
            <text:p>-38.9873</text:p>
          </table:table-cell>
          <table:table-cell office:value-type="float" office:value="-13.6095" calcext:value-type="float">
            <text:p>-13.6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8.01" calcext:value-type="float">
            <text:p>-58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.7045" calcext:value-type="float">
            <text:p>-39.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036" calcext:value-type="float">
            <text:p>-18.50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4.1483" calcext:value-type="float">
            <text:p>-44.1483</text:p>
          </table:table-cell>
          <table:table-cell office:value-type="float" office:value="0" calcext:value-type="float">
            <text:p>0</text:p>
          </table:table-cell>
          <table:table-cell office:value-type="float" office:value="-24.2517" calcext:value-type="float">
            <text:p>-24.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0143" calcext:value-type="float">
            <text:p>-37.0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7294" calcext:value-type="float">
            <text:p>-54.7294</text:p>
          </table:table-cell>
          <table:table-cell office:value-type="float" office:value="0" calcext:value-type="float">
            <text:p>0</text:p>
          </table:table-cell>
          <table:table-cell office:value-type="float" office:value="-34.068" calcext:value-type="float">
            <text:p>-34.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2.3667" calcext:value-type="float">
            <text:p>-42.3667</text:p>
          </table:table-cell>
          <table:table-cell office:value-type="float" office:value="-34.6007" calcext:value-type="float">
            <text:p>-34.6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1784" calcext:value-type="float">
            <text:p>-30.17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4.2009" calcext:value-type="float">
            <text:p>-34.2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2109" calcext:value-type="float">
            <text:p>-39.2109</text:p>
          </table:table-cell>
          <table:table-cell office:value-type="float" office:value="-13.9248" calcext:value-type="float">
            <text:p>-13.92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6.8939" calcext:value-type="float">
            <text:p>-56.8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.5803" calcext:value-type="float">
            <text:p>-41.5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059" calcext:value-type="float">
            <text:p>-18.60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3.3776" calcext:value-type="float">
            <text:p>-43.3776</text:p>
          </table:table-cell>
          <table:table-cell office:value-type="float" office:value="0" calcext:value-type="float">
            <text:p>0</text:p>
          </table:table-cell>
          <table:table-cell office:value-type="float" office:value="-24.6034" calcext:value-type="float">
            <text:p>-24.6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2669" calcext:value-type="float">
            <text:p>-36.2669</text:p>
          </table:table-cell>
          <table:table-cell office:value-type="float" office:value="0" calcext:value-type="float">
            <text:p>0</text:p>
          </table:table-cell>
          <table:table-cell office:value-type="float" office:value="-59.3813" calcext:value-type="float">
            <text:p>-59.3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027" calcext:value-type="float">
            <text:p>-54.027</text:p>
          </table:table-cell>
          <table:table-cell office:value-type="float" office:value="0" calcext:value-type="float">
            <text:p>0</text:p>
          </table:table-cell>
          <table:table-cell office:value-type="float" office:value="-32.9492" calcext:value-type="float">
            <text:p>-32.94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3.6296" calcext:value-type="float">
            <text:p>-43.6296</text:p>
          </table:table-cell>
          <table:table-cell office:value-type="float" office:value="-35.1261" calcext:value-type="float">
            <text:p>-35.1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3907" calcext:value-type="float">
            <text:p>-30.39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3.2865" calcext:value-type="float">
            <text:p>-33.2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1382" calcext:value-type="float">
            <text:p>-39.1382</text:p>
          </table:table-cell>
          <table:table-cell office:value-type="float" office:value="-14.2393" calcext:value-type="float">
            <text:p>-14.23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5.7845" calcext:value-type="float">
            <text:p>-55.7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3.4523" calcext:value-type="float">
            <text:p>-43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006" calcext:value-type="float">
            <text:p>-18.70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2.6014" calcext:value-type="float">
            <text:p>-42.6014</text:p>
          </table:table-cell>
          <table:table-cell office:value-type="float" office:value="0" calcext:value-type="float">
            <text:p>0</text:p>
          </table:table-cell>
          <table:table-cell office:value-type="float" office:value="-24.9927" calcext:value-type="float">
            <text:p>-24.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5752" calcext:value-type="float">
            <text:p>-35.5752</text:p>
          </table:table-cell>
          <table:table-cell office:value-type="float" office:value="0" calcext:value-type="float">
            <text:p>0</text:p>
          </table:table-cell>
          <table:table-cell office:value-type="float" office:value="-58.596" calcext:value-type="float">
            <text:p>-58.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3284" calcext:value-type="float">
            <text:p>-53.3284</text:p>
          </table:table-cell>
          <table:table-cell office:value-type="float" office:value="0" calcext:value-type="float">
            <text:p>0</text:p>
          </table:table-cell>
          <table:table-cell office:value-type="float" office:value="-31.8827" calcext:value-type="float">
            <text:p>-31.88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4.8874" calcext:value-type="float">
            <text:p>-44.88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5612" calcext:value-type="float">
            <text:p>-30.56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2.6235" calcext:value-type="float">
            <text:p>-22.6235</text:p>
          </table:table-cell>
          <table:table-cell office:value-type="float" office:value="-32.4783" calcext:value-type="float">
            <text:p>-32.4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4081" calcext:value-type="float">
            <text:p>-38.4081</text:p>
          </table:table-cell>
          <table:table-cell office:value-type="float" office:value="-14.5519" calcext:value-type="float">
            <text:p>-14.55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.6907" calcext:value-type="float">
            <text:p>-54.69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.3147" calcext:value-type="float">
            <text:p>-45.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767" calcext:value-type="float">
            <text:p>-18.77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1.8107" calcext:value-type="float">
            <text:p>-41.8107</text:p>
          </table:table-cell>
          <table:table-cell office:value-type="float" office:value="0" calcext:value-type="float">
            <text:p>0</text:p>
          </table:table-cell>
          <table:table-cell office:value-type="float" office:value="-25.4796" calcext:value-type="float">
            <text:p>-25.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244" calcext:value-type="float">
            <text:p>-35.0244</text:p>
          </table:table-cell>
          <table:table-cell office:value-type="float" office:value="0" calcext:value-type="float">
            <text:p>0</text:p>
          </table:table-cell>
          <table:table-cell office:value-type="float" office:value="-57.8062" calcext:value-type="float">
            <text:p>-57.8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639" calcext:value-type="float">
            <text:p>-52.639</text:p>
          </table:table-cell>
          <table:table-cell office:value-type="float" office:value="0" calcext:value-type="float">
            <text:p>0</text:p>
          </table:table-cell>
          <table:table-cell office:value-type="float" office:value="-30.9466" calcext:value-type="float">
            <text:p>-30.94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6.132" calcext:value-type="float">
            <text:p>-46.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381" calcext:value-type="float">
            <text:p>-30.73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0277" calcext:value-type="float">
            <text:p>-23.0277</text:p>
          </table:table-cell>
          <table:table-cell office:value-type="float" office:value="-31.934" calcext:value-type="float">
            <text:p>-31.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5635" calcext:value-type="float">
            <text:p>-37.5635</text:p>
          </table:table-cell>
          <table:table-cell office:value-type="float" office:value="-14.8641" calcext:value-type="float">
            <text:p>-14.86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3.6079" calcext:value-type="float">
            <text:p>-53.6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686" calcext:value-type="float">
            <text:p>-58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872" calcext:value-type="float">
            <text:p>-47.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677" calcext:value-type="float">
            <text:p>-18.86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1.0176" calcext:value-type="float">
            <text:p>-41.0176</text:p>
          </table:table-cell>
          <table:table-cell office:value-type="float" office:value="0" calcext:value-type="float">
            <text:p>0</text:p>
          </table:table-cell>
          <table:table-cell office:value-type="float" office:value="-26.0165" calcext:value-type="float">
            <text:p>-26.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879" calcext:value-type="float">
            <text:p>-34.4879</text:p>
          </table:table-cell>
          <table:table-cell office:value-type="float" office:value="0" calcext:value-type="float">
            <text:p>0</text:p>
          </table:table-cell>
          <table:table-cell office:value-type="float" office:value="-57.0166" calcext:value-type="float">
            <text:p>-57.0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9481" calcext:value-type="float">
            <text:p>-51.9481</text:p>
          </table:table-cell>
          <table:table-cell office:value-type="float" office:value="0" calcext:value-type="float">
            <text:p>0</text:p>
          </table:table-cell>
          <table:table-cell office:value-type="float" office:value="-30.0621" calcext:value-type="float">
            <text:p>-30.0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7.3599" calcext:value-type="float">
            <text:p>-47.3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9239" calcext:value-type="float">
            <text:p>-30.92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4308" calcext:value-type="float">
            <text:p>-23.4308</text:p>
          </table:table-cell>
          <table:table-cell office:value-type="float" office:value="-31.3844" calcext:value-type="float">
            <text:p>-31.3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.5726" calcext:value-type="float">
            <text:p>-36.5726</text:p>
          </table:table-cell>
          <table:table-cell office:value-type="float" office:value="-15.1756" calcext:value-type="float">
            <text:p>-15.17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.5393" calcext:value-type="float">
            <text:p>-52.5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1974" calcext:value-type="float">
            <text:p>-57.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0732" calcext:value-type="float">
            <text:p>-49.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785" calcext:value-type="float">
            <text:p>-18.97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.2208" calcext:value-type="float">
            <text:p>-40.2208</text:p>
          </table:table-cell>
          <table:table-cell office:value-type="float" office:value="0" calcext:value-type="float">
            <text:p>0</text:p>
          </table:table-cell>
          <table:table-cell office:value-type="float" office:value="-26.6201" calcext:value-type="float">
            <text:p>-26.6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.2272" calcext:value-type="float">
            <text:p>-56.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2552" calcext:value-type="float">
            <text:p>-51.2552</text:p>
          </table:table-cell>
          <table:table-cell office:value-type="float" office:value="0" calcext:value-type="float">
            <text:p>0</text:p>
          </table:table-cell>
          <table:table-cell office:value-type="float" office:value="-29.2486" calcext:value-type="float">
            <text:p>-29.24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8.5923" calcext:value-type="float">
            <text:p>-48.5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1127" calcext:value-type="float">
            <text:p>-31.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.8325" calcext:value-type="float">
            <text:p>-23.8325</text:p>
          </table:table-cell>
          <table:table-cell office:value-type="float" office:value="-30.8276" calcext:value-type="float">
            <text:p>-30.8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646" calcext:value-type="float">
            <text:p>-13.6646</text:p>
          </table:table-cell>
          <table:table-cell office:value-type="float" office:value="-35.6801" calcext:value-type="float">
            <text:p>-35.6801</text:p>
          </table:table-cell>
          <table:table-cell office:value-type="float" office:value="-15.4786" calcext:value-type="float">
            <text:p>-15.47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1.4779" calcext:value-type="float">
            <text:p>-51.4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7156" calcext:value-type="float">
            <text:p>-55.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9599" calcext:value-type="float">
            <text:p>-50.9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908" calcext:value-type="float">
            <text:p>-19.09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4199" calcext:value-type="float">
            <text:p>-39.4199</text:p>
          </table:table-cell>
          <table:table-cell office:value-type="float" office:value="0" calcext:value-type="float">
            <text:p>0</text:p>
          </table:table-cell>
          <table:table-cell office:value-type="float" office:value="-27.4232" calcext:value-type="float">
            <text:p>-27.4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4438" calcext:value-type="float">
            <text:p>-55.4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6959" calcext:value-type="float">
            <text:p>-50.6959</text:p>
          </table:table-cell>
          <table:table-cell office:value-type="float" office:value="0" calcext:value-type="float">
            <text:p>0</text:p>
          </table:table-cell>
          <table:table-cell office:value-type="float" office:value="-28.4426" calcext:value-type="float">
            <text:p>-28.4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9.8281" calcext:value-type="float">
            <text:p>-49.82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3909" calcext:value-type="float">
            <text:p>-24.3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0802" calcext:value-type="float">
            <text:p>-14.0802</text:p>
          </table:table-cell>
          <table:table-cell office:value-type="float" office:value="-34.8708" calcext:value-type="float">
            <text:p>-34.8708</text:p>
          </table:table-cell>
          <table:table-cell office:value-type="float" office:value="-15.7744" calcext:value-type="float">
            <text:p>-15.77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0.4225" calcext:value-type="float">
            <text:p>-50.4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393" calcext:value-type="float">
            <text:p>-54.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8471" calcext:value-type="float">
            <text:p>-52.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2044" calcext:value-type="float">
            <text:p>-19.20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8.6157" calcext:value-type="float">
            <text:p>-38.6157</text:p>
          </table:table-cell>
          <table:table-cell office:value-type="float" office:value="0" calcext:value-type="float">
            <text:p>0</text:p>
          </table:table-cell>
          <table:table-cell office:value-type="float" office:value="-28.3801" calcext:value-type="float">
            <text:p>-28.3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6652" calcext:value-type="float">
            <text:p>-54.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2434" calcext:value-type="float">
            <text:p>-50.2434</text:p>
          </table:table-cell>
          <table:table-cell office:value-type="float" office:value="0" calcext:value-type="float">
            <text:p>0</text:p>
          </table:table-cell>
          <table:table-cell office:value-type="float" office:value="-27.6424" calcext:value-type="float">
            <text:p>-27.64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0"/>
        </table:table-row>
        <table:table-row table:style-name="ro2">
          <table:table-cell table:number-columns-repeated="13" office:value-type="float" office:value="0" calcext:value-type="float">
            <text:p>0</text:p>
          </table:table-cell>
          <table:table-cell office:value-type="float" office:value="-25.0702" calcext:value-type="float">
            <text:p>-25.0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4908" calcext:value-type="float">
            <text:p>-14.4908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6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y" table:base-cell-address="$x.$A$1" table:cell-range-address="$y.$A$1:.$H$21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" style:display-name="PageStyle_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" style:display-name="PageStyle_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9-09-12T18:21:24</meta:creation-date>
    <dc:date>2019-09-18T00:57:09.307804374</dc:date>
    <meta:generator>LibreOffice/6.0.7.3$Linux_X86_64 LibreOffice_project/00m0$Build-3</meta:generator>
    <meta:editing-duration>PT2M38S</meta:editing-duration>
    <meta:editing-cycles>1</meta:editing-cycles>
    <meta:document-statistic meta:table-count="2" meta:cell-count="245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